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c4d7"/>
    </style:style>
    <style:style style:name="T1" style:family="text">
      <style:text-properties officeooo:rsid="0003c4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Setting environment for using XAMPP for Windows.</text:p>
      <text:p text:style-name="Standard">clarv@JHONNATANG16 c:\Users\clarv\OneDrive\Documentos\xammpp new</text:p>
      <text:p text:style-name="Standard"># mysql -u root -p</text:p>
      <text:p text:style-name="Standard">Enter password:</text:p>
      <text:p text:style-name="Standard">Welcome to the MariaDB monitor. <text:s/>Commands end with ; or \g.</text:p>
      <text:p text:style-name="Standard">Your MariaDB connection id is 427</text:p>
      <text:p text:style-name="Standard">Server version: 10.4.32-MariaDB mariadb.org binary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drop database if exists empresa;</text:p>
      <text:p text:style-name="Standard">ERROR 1010 (HY000): Error dropping database (can't rmdir '.\empresa', errno: 41 "Directory not empty")</text:p>
      <text:p text:style-name="Standard">MariaDB [(none)]&gt; create database empresa;</text:p>
      <text:p text:style-name="Standard">ERROR 1007 (HY000): Can't create database 'empresa'; database exists</text:p>
      <text:p text:style-name="Standard">MariaDB [(none)]&gt; use empresa;</text:p>
      <text:p text:style-name="Standard">Database changed</text:p>
      <text:p text:style-name="Standard">MariaDB [empresa]&gt; drop table if exists empleados;</text:p>
      <text:p text:style-name="Standard">Query OK, 0 rows affected, 1 warning (0.036 sec)</text:p>
      <text:p text:style-name="Standard"/>
      <text:p text:style-name="Standard">MariaDB [empresa]&gt; drop table if exists cargo;</text:p>
      <text:p text:style-name="Standard">Query OK, 0 rows affected, 1 warning (0.001 sec)</text:p>
      <text:p text:style-name="Standard"/>
      <text:p text:style-name="Standard">MariaDB [empresa]&gt; drop table if exists proveedores;</text:p>
      <text:p text:style-name="Standard">Query OK, 0 rows affected, 1 warning (0.001 sec)</text:p>
      <text:p text:style-name="Standard"/>
      <text:p text:style-name="Standard">MariaDB [empresa]&gt; drop table if exists clientes;</text:p>
      <text:p text:style-name="Standard">Query OK, 0 rows affected, 1 warning (0.000 sec)</text:p>
      <text:p text:style-name="Standard"/>
      <text:p text:style-name="Standard">MariaDB [empresa]&gt; drop table if exists sucursal;</text:p>
      <text:p text:style-name="Standard">Query OK, 0 rows affected, 1 warning (0.000 sec)</text:p>
      <text:p text:style-name="Standard"/>
      <text:p text:style-name="Standard">MariaDB [empresa]&gt; drop table if exists productos;</text:p>
      <text:p text:style-name="Standard">Query OK, 0 rows affected, 1 warning (0.000 sec)</text:p>
      <text:p text:style-name="Standard"/>
      <text:p text:style-name="Standard">MariaDB [empresa]&gt; drop table if exists factura;</text:p>
      <text:p text:style-name="Standard">Query OK, 0 rows affected, 1 warning (0.000 sec)</text:p>
      <text:p text:style-name="Standard"/>
      <text:p text:style-name="Standard">MariaDB [empresa]&gt; drop table if exists detallefactura;</text:p>
      <text:p text:style-name="Standard">Query OK, 0 rows affected, 1 warning (0.000 sec)</text:p>
      <text:p text:style-name="Standard"/>
      <text:p text:style-name="Standard">MariaDB [empresa]&gt;</text:p>
      <text:p text:style-name="Standard">MariaDB [empresa]&gt; create table cargo(</text:p>
      <text:p text:style-name="Standard"><text:s text:c="4"/>-&gt; <text:s/>codigo char(2),</text:p>
      <text:p text:style-name="Standard"><text:s text:c="4"/>-&gt; <text:s/>nombre varchar(15),</text:p>
      <text:p text:style-name="Standard"><text:s text:c="4"/>-&gt; <text:s/>salario int(9) default 1000000,</text:p>
      <text:p text:style-name="Standard"><text:s text:c="4"/>-&gt; <text:s/>primary key(codigo));</text:p>
      <text:p text:style-name="Standard">ERROR 1813 (HY000): Tablespace for table '`empresa`.`cargo`' exists. Please DISCARD the tablespace before IMPORT</text:p>
      <text:p text:style-name="Standard"><text:soft-page-break/>MariaDB [empresa]&gt;</text:p>
      <text:p text:style-name="Standard">MariaDB [empresa]&gt; create table proveedores(</text:p>
      <text:p text:style-name="Standard"><text:s text:c="4"/>-&gt; <text:s/>nit varchar(10),</text:p>
      <text:p text:style-name="Standard"><text:s text:c="4"/>-&gt; <text:s/>nombre varchar(15),</text:p>
      <text:p text:style-name="Standard"><text:s text:c="4"/>-&gt; <text:s/>direccion varchar(30),</text:p>
      <text:p text:style-name="Standard"><text:s text:c="4"/>-&gt; <text:s/>telefono char(7),</text:p>
      <text:p text:style-name="Standard"><text:s text:c="4"/>-&gt; <text:s/>contacto char(20),</text:p>
      <text:p text:style-name="Standard"><text:s text:c="4"/>-&gt; <text:s/>primary key(nit));</text:p>
      <text:p text:style-name="Standard">Query OK, 0 rows affected (0.020 sec)</text:p>
      <text:p text:style-name="Standard"/>
      <text:p text:style-name="Standard">MariaDB [empresa]&gt;</text:p>
      <text:p text:style-name="Standard">MariaDB [empresa]&gt; create table clientes(</text:p>
      <text:p text:style-name="Standard"><text:s text:c="4"/>-&gt; <text:s/>cedula varchar(10),</text:p>
      <text:p text:style-name="Standard"><text:s text:c="4"/>-&gt; <text:s/>nombres varchar(15),</text:p>
      <text:p text:style-name="Standard"><text:s text:c="4"/>-&gt; <text:s/>apellidos varchar(15),</text:p>
      <text:p text:style-name="Standard"><text:s text:c="4"/>-&gt; <text:s/>direccion varchar(30),</text:p>
      <text:p text:style-name="Standard"><text:s text:c="4"/>-&gt; <text:s/>telefono char(7),</text:p>
      <text:p text:style-name="Standard"><text:s text:c="4"/>-&gt; <text:s/>primary key(cedula));</text:p>
      <text:p text:style-name="Standard">Query OK, 0 rows affected (0.014 sec)</text:p>
      <text:p text:style-name="Standard"/>
      <text:p text:style-name="Standard">MariaDB [empresa]&gt;</text:p>
      <text:p text:style-name="Standard">MariaDB [empresa]&gt; create table empleados(</text:p>
      <text:p text:style-name="Standard"><text:s text:c="4"/>-&gt; <text:s/>codigo char(5),</text:p>
      <text:p text:style-name="Standard"><text:s text:c="4"/>-&gt; <text:s/>nombres varchar(15),</text:p>
      <text:p text:style-name="Standard"><text:s text:c="4"/>-&gt; <text:s/>apellidos varchar(15),</text:p>
      <text:p text:style-name="Standard"><text:s text:c="4"/>-&gt; <text:s/>direccion varchar(30),</text:p>
      <text:p text:style-name="Standard"><text:s text:c="4"/>-&gt; <text:s/>telefono char(7),</text:p>
      <text:p text:style-name="Standard"><text:s text:c="4"/>-&gt; <text:s/>fe_nacimiento date,</text:p>
      <text:p text:style-name="Standard"><text:s text:c="4"/>-&gt; <text:s/>fe_ingreso date,</text:p>
      <text:p text:style-name="Standard"><text:s text:c="4"/>-&gt; <text:s/>estado char(1) default "1",</text:p>
      <text:p text:style-name="Standard"><text:s text:c="4"/>-&gt; <text:s/>sucursal char(2),</text:p>
      <text:p text:style-name="Standard"><text:s text:c="4"/>-&gt; <text:s/>cargo char(2), primary key(codigo));</text:p>
      <text:p text:style-name="Standard">Query OK, 0 rows affected (0.016 sec)</text:p>
      <text:p text:style-name="Standard"/>
      <text:p text:style-name="Standard">MariaDB [empresa]&gt;</text:p>
      <text:p text:style-name="Standard">MariaDB [empresa]&gt; create table sucursal(</text:p>
      <text:p text:style-name="Standard"><text:s text:c="4"/>-&gt; <text:s/>codigo char(2),</text:p>
      <text:p text:style-name="Standard"><text:s text:c="4"/>-&gt; <text:s/>nombre varchar(30),</text:p>
      <text:p text:style-name="Standard"><text:s text:c="4"/>-&gt; <text:s/>direccion varchar(30),</text:p>
      <text:p text:style-name="Standard"><text:s text:c="4"/>-&gt; <text:s/>gerente char(5),</text:p>
      <text:p text:style-name="Standard"><text:s text:c="4"/>-&gt; <text:s/>primary key(codigo));</text:p>
      <text:p text:style-name="Standard">Query OK, 0 rows affected (0.016 sec)</text:p>
      <text:p text:style-name="Standard"/>
      <text:p text:style-name="Standard">MariaDB [empresa]&gt;</text:p>
      <text:p text:style-name="Standard">MariaDB [empresa]&gt; alter table empleados add CONSTRAINT FKSUCURSAL foreign key(sucursal) references sucursal(codigo) on delete cascade;</text:p>
      <text:p text:style-name="Standard">Query OK, 0 rows affected (0.061 sec)</text:p>
      <text:p text:style-name="Standard">Records: 0 <text:s/>Duplicates: 0 <text:s/>Warnings: 0</text:p>
      <text:p text:style-name="Standard"/>
      <text:p text:style-name="Standard">MariaDB [empresa]&gt; alter table sucursal add CONSTRAINT FKGERENTE foreign key(gerente) references empleados(codigo) on delete cascade;</text:p>
      <text:p text:style-name="Standard">Query OK, 0 rows affected (0.058 sec)</text:p>
      <text:p text:style-name="Standard"><text:soft-page-break/>Records: 0 <text:s/>Duplicates: 0 <text:s/>Warnings: 0</text:p>
      <text:p text:style-name="Standard"/>
      <text:p text:style-name="Standard">MariaDB [empresa]&gt;</text:p>
      <text:p text:style-name="Standard">MariaDB [empresa]&gt; create table productos(</text:p>
      <text:p text:style-name="Standard"><text:s text:c="4"/>-&gt; <text:s/>codigo char(5),</text:p>
      <text:p text:style-name="Standard"><text:s text:c="4"/>-&gt; <text:s/>nombre varchar(30),</text:p>
      <text:p text:style-name="Standard"><text:s text:c="4"/>-&gt; <text:s/>pcompra float(6,0),</text:p>
      <text:p text:style-name="Standard"><text:s text:c="4"/>-&gt; <text:s/>pventa float(6,0),</text:p>
      <text:p text:style-name="Standard"><text:s text:c="4"/>-&gt; <text:s/>cantidad int(4),</text:p>
      <text:p text:style-name="Standard"><text:s text:c="4"/>-&gt; <text:s/>proveedor varchar(10),</text:p>
      <text:p text:style-name="Standard"><text:s text:c="4"/>-&gt; <text:s/>primary key(codigo));</text:p>
      <text:p text:style-name="Standard">Query OK, 0 rows affected (0.015 sec)</text:p>
      <text:p text:style-name="Standard"/>
      <text:p text:style-name="Standard">MariaDB [empresa]&gt;</text:p>
      <text:p text:style-name="Standard">MariaDB [empresa]&gt; create table factura(</text:p>
      <text:p text:style-name="Standard"><text:s text:c="4"/>-&gt; <text:s/>consecutivo int(5),</text:p>
      <text:p text:style-name="Standard"><text:s text:c="4"/>-&gt; <text:s/>fecha date,</text:p>
      <text:p text:style-name="Standard"><text:s text:c="4"/>-&gt; <text:s/>cliente varchar(10),</text:p>
      <text:p text:style-name="Standard"><text:s text:c="4"/>-&gt; <text:s/>vendedor char(5),</text:p>
      <text:p text:style-name="Standard"><text:s text:c="4"/>-&gt; <text:s/>sucursal char(2),</text:p>
      <text:p text:style-name="Standard"><text:s text:c="4"/>-&gt; <text:s/>tipo char(1) default "1",</text:p>
      <text:p text:style-name="Standard"><text:s text:c="4"/>-&gt; <text:s/>primary key(consecutivo));</text:p>
      <text:p text:style-name="Standard">Query OK, 0 rows affected (0.013 sec)</text:p>
      <text:p text:style-name="Standard"/>
      <text:p text:style-name="Standard">MariaDB [empresa]&gt;</text:p>
      <text:p text:style-name="Standard">MariaDB [empresa]&gt; alter table factura add CONSTRAINT FKCLIENTE foreign key(cliente) references clientes(cedula) on delete cascade;</text:p>
      <text:p text:style-name="Standard">Query OK, 0 rows affected (0.053 sec)</text:p>
      <text:p text:style-name="Standard">Records: 0 <text:s/>Duplicates: 0 <text:s/>Warnings: 0</text:p>
      <text:p text:style-name="Standard"/>
      <text:p text:style-name="Standard">MariaDB [empresa]&gt; alter table factura add CONSTRAINT FKVENDEDOR foreign key(vendedor) references empleados(codigo) on delete cascade;</text:p>
      <text:p text:style-name="Standard">Query OK, 0 rows affected (0.074 sec)</text:p>
      <text:p text:style-name="Standard">Records: 0 <text:s/>Duplicates: 0 <text:s/>Warnings: 0</text:p>
      <text:p text:style-name="Standard"/>
      <text:p text:style-name="Standard">MariaDB [empresa]&gt; alter table factura add CONSTRAINT FKSUCURSAL1 foreign key(sucursal) references sucursal(codigo) on delete cascade;</text:p>
      <text:p text:style-name="Standard">Query OK, 0 rows affected (0.064 sec)</text:p>
      <text:p text:style-name="Standard">Records: 0 <text:s/>Duplicates: 0 <text:s/>Warnings: 0</text:p>
      <text:p text:style-name="Standard"/>
      <text:p text:style-name="Standard">MariaDB [empresa]&gt;</text:p>
      <text:p text:style-name="Standard">MariaDB [empresa]&gt; create table detallefactura(consecutivo int(5), producto char(5), cantidad int(3));</text:p>
      <text:p text:style-name="Standard">Query OK, 0 rows affected (0.018 sec)</text:p>
      <text:p text:style-name="Standard"/>
      <text:p text:style-name="Standard">MariaDB [empresa]&gt;</text:p>
      <text:p text:style-name="Standard">MariaDB [empresa]&gt; alter table detallefactura add CONSTRAINT FKCONSECUTIVO foreign key(consecutivo) references factura(consecutivo) on delete cascade;</text:p>
      <text:p text:style-name="Standard">Query OK, 0 rows affected (0.062 sec)</text:p>
      <text:p text:style-name="Standard">Records: 0 <text:s/>Duplicates: 0 <text:s/>Warnings: 0</text:p>
      <text:p text:style-name="Standard"/>
      <text:p text:style-name="Standard"><text:soft-page-break/>MariaDB [empresa]&gt; alter table detallefactura add CONSTRAINT FKPRODUCTO foreign key(producto) references productos(codigo) on delete cascade;</text:p>
      <text:p text:style-name="Standard">Query OK, 0 rows affected (0.063 sec)</text:p>
      <text:p text:style-name="Standard">Records: 0 <text:s/>Duplicates: 0 <text:s/>Warnings: 0</text:p>
      <text:p text:style-name="Standard"/>
      <text:p text:style-name="Standard">MariaDB [empresa]&gt;</text:p>
      <text:p text:style-name="Standard">MariaDB [empresa]&gt; delete from productos;</text:p>
      <text:p text:style-name="Standard">Query OK, 0 rows affected (0.002 sec)</text:p>
      <text:p text:style-name="Standard"/>
      <text:p text:style-name="Standard">MariaDB [empresa]&gt; insert into productos values( "AD011","ADITIVO PARA DIESEL",8000,8400,30,"24576225-1"),--</text:p>
      <text:p text:style-name="Standard"><text:s text:c="4"/>-&gt; ( "AD012","ADITIVO PARA MOTORES A GASOLINA",7800,8400,20,"24576225-1"),</text:p>
      <text:p text:style-name="Standard"><text:s text:c="4"/>-&gt; ( "AD013","AGUA REFRIGERANTE",12000,12700,20,"24576225-1"),</text:p>
      <text:p text:style-name="Standard"><text:s text:c="4"/>-&gt; ( "AD014","ADITIVO LIMPIA PARABRISAS",1000,700,200,"24576225-1"),</text:p>
      <text:p text:style-name="Standard"><text:s text:c="4"/>-&gt; ( "AD015","CROMATOS",700,4500,130,"24576225-1"),</text:p>
      <text:p text:style-name="Standard"><text:s text:c="4"/>-&gt; ( "AD016","GRASA RETINAX * 250 GMS",8000,8400,20,"24576225-1"),</text:p>
      <text:p text:style-name="Standard"><text:s text:c="4"/>-&gt; ( "AD017","GRASA AZUL DE LITIO",9400,9600,30,"24576225-1"),</text:p>
      <text:p text:style-name="Standard"><text:s text:c="4"/>-&gt; ( "AD018","GRASA AZUL DE LITIO",8000,8400,30,"24576225-1"),</text:p>
      <text:p text:style-name="Standard"><text:s text:c="4"/>-&gt; ( "AD019","SILICONA EMULSIONADA",7000,8400,20,"24576225-1"),</text:p>
      <text:p text:style-name="Standard"><text:s text:c="4"/>-&gt; ( "AD020","SILICONA AZUL",4400,5200,10,"24576225-1"),</text:p>
      <text:p text:style-name="Standard"><text:s text:c="4"/>-&gt; ( "AD021","SILICONA ROJA",4400,5200,8,"24576225-1"),</text:p>
      <text:p text:style-name="Standard"><text:s text:c="4"/>-&gt; ( "AD022","SILICONA AZUL",4400,5200,0,"24576225-1"),</text:p>
      <text:p text:style-name="Standard"><text:s text:c="4"/>-&gt; ( "OT023","BILLETERAS DOCUMENTOS",5000,3500,0,"24576225-1"),</text:p>
      <text:p text:style-name="Standard"><text:s text:c="4"/>-&gt; ( "OT024","TOALLAS - DULCE ABRIGO",3000,2750,1,"24576225-1");</text:p>
      <text:p text:style-name="Standard">Query OK, 14 rows affected, 1 warning (0.004 sec)</text:p>
      <text:p text:style-name="Standard">Records: 14 <text:s/>Duplicates: 0 <text:s/>Warnings: 1</text:p>
      <text:p text:style-name="Standard"/>
      <text:p text:style-name="Standard">MariaDB [empresa]&gt;</text:p>
      <text:p text:style-name="Standard">MariaDB [empresa]&gt;</text:p>
      <text:p text:style-name="Standard">MariaDB [empresa]&gt; insert into productos values( "AC001","MOBIL 15W40 * 1/4",10600,9600,300,"24573748-2"),</text:p>
      <text:p text:style-name="Standard"><text:s text:c="4"/>-&gt; ( "AC002","MOBIL DELVAC 50",8500,9700,114,"24573748-2"),</text:p>
      <text:p text:style-name="Standard"><text:s text:c="4"/>-&gt; ( "AC003","ACEITE SPIRAX 140 * 1/4",12000,12500,187,"24573748-2"),</text:p>
      <text:p text:style-name="Standard"><text:s text:c="4"/>-&gt; ( "AC004","ACEITE SPIRAX 250 * 1/4",12000,12600,300,"24573748-2"),</text:p>
      <text:p text:style-name="Standard"><text:s text:c="4"/>-&gt; ( "AC005","ACEITE RIMULA 15W40 * 1/4",11000,11700,63,"24573748-2"),</text:p>
      <text:p text:style-name="Standard"><text:s text:c="4"/>-&gt; ( "AC006","ACEITE RIMULA 20W60",11500,12700,45,"24573748-2"),</text:p>
      <text:p text:style-name="Standard"><text:s text:c="4"/>-&gt; ( "AC007","ACEITE RIMULA D 50 * 1/4",10000,10800,25,"24573748-2"),</text:p>
      <text:p text:style-name="Standard"><text:s text:c="4"/>-&gt; ( "AC008","ACEITE RIMULA D * 1/4 GRANEL",9200,9600,300,"24573748-2"),</text:p>
      <text:p text:style-name="Standard"><text:s text:c="4"/>-&gt; ( "AC009","VALVULINA XXX * 1/4",5000,5700,421,"24573748-2"),</text:p>
      <text:p text:style-name="Standard"><text:s text:c="4"/>-&gt; ( "AC010","ACEITE TECTION 50 * 1/4",12000,13200,0,"24573748-2"),</text:p>
      <text:p text:style-name="Standard"><text:s text:c="4"/>-&gt; ( "AC011","ACEITE URSA 50",8600,9600,0,"24573748-2");</text:p>
      <text:p text:style-name="Standard">Query OK, 11 rows affected (0.004 sec)</text:p>
      <text:p text:style-name="Standard">Records: 11 <text:s/>Duplicates: 0 <text:s/>Warnings: 0</text:p>
      <text:p text:style-name="Standard"/>
      <text:p text:style-name="Standard">MariaDB [empresa]&gt;</text:p>
      <text:p text:style-name="Standard">MariaDB [empresa]&gt; delete from proveedores;</text:p>
      <text:p text:style-name="Standard">Query OK, 0 rows affected (0.001 sec)</text:p>
      <text:p text:style-name="Standard"/>
      <text:p text:style-name="Standard">MariaDB [empresa]&gt; INSERT INTO PROVEEDORES VALUES("24576225-1","PETROLABS DE COLOMBIA","AV CRA 68 No. 85A-23","2174563","FRANCIA ELENA CUBIDES");</text:p>
      <text:p text:style-name="Standard">Query OK, 1 row affected, 2 warnings (0.002 sec)</text:p>
      <text:p text:style-name="Standard"/>
      <text:p text:style-name="Standard"><text:soft-page-break/>MariaDB [empresa]&gt; INSERT INTO PROVEEDORES VALUES("24573748-2","INSERCOL S.A","AUTOPISTA SUR VIA A GIRON","6231089","RICARDO MENDOZA GOMEZ");</text:p>
      <text:p text:style-name="Standard">Query OK, 1 row affected, 1 warning (0.002 sec)</text:p>
      <text:p text:style-name="Standard"/>
      <text:p text:style-name="Standard">MariaDB [empresa]&gt;</text:p>
      <text:p text:style-name="Standard">MariaDB [empresa]&gt; delete from clientes;</text:p>
      <text:p text:style-name="Standard">Query OK, 0 rows affected (0.002 sec)</text:p>
      <text:p text:style-name="Standard"/>
      <text:p text:style-name="Standard">MariaDB [empresa]&gt; INSERT INTO <text:s/>CLIENTES VALUES</text:p>
      <text:p text:style-name="Standard"><text:s text:c="4"/>-&gt; ("4377130","LEONARDO FABIO","VALENCIA RICO","CRA 27 # 21-11","7393592"),</text:p>
      <text:p text:style-name="Standard"><text:s text:c="4"/>-&gt; ("92227452","VICTOR MANUEL","PARRA VARGAS","MANZANA 11 # 3 MONTEVIDEO","7408247"),</text:p>
      <text:p text:style-name="Standard"><text:s text:c="4"/>-&gt; ("75080501","GUSTAVO ADOLFO","TOLOZA","CL 21 15-09 AP 601 EDIF. JOSE MARIA CORDOBA","7442125"),</text:p>
      <text:p text:style-name="Standard"><text:s text:c="4"/>-&gt; ("18396606","FABIAN","SUAREZ RODRIGUEZ","CRA 15 18N-13 AP 301","7466147"),</text:p>
      <text:p text:style-name="Standard"><text:s text:c="4"/>-&gt; ("18400000","CARLOS HERNAN","SUAREZ RODRIGUEZ","CRA 14 11-36","7424090"),</text:p>
      <text:p text:style-name="Standard"><text:s text:c="4"/>-&gt; ("7777777777","CLIENTES VARIOS ARMENIA","CLIENTES VARIOS","ARMENIA","7373737"),</text:p>
      <text:p text:style-name="Standard"><text:s text:c="4"/>-&gt; ("33819984","LUZ MARINA","GIRON PEREA","CRA 20 9-65","7482659"),</text:p>
      <text:p text:style-name="Standard"><text:s text:c="4"/>-&gt; ("33819986","LUCY","GOMEZ PE?UELA","CL 9 14-08 LOCAL 1","7456949"),</text:p>
      <text:p text:style-name="Standard"><text:s text:c="4"/>-&gt; ("33872000","ROSEMARY","RAMIREZ GOMEZ","CLL 5 No. 20-00 B 18 APTO 403","7455264"),</text:p>
      <text:p text:style-name="Standard"><text:s text:c="4"/>-&gt; ("41375231","SANDRA JENNY","BERSH ARIAS","CRA 13 19-29 EDIFICIO PLAZUELA","7440874"),</text:p>
      <text:p text:style-name="Standard"><text:s text:c="4"/>-&gt; ("77074523","TIBERIO","ORTIZ","CL 9 17-35","7468814");</text:p>
      <text:p text:style-name="Standard">Query OK, 11 rows affected, 4 warnings (0.003 sec)</text:p>
      <text:p text:style-name="Standard">Records: 11 <text:s/>Duplicates: 0 <text:s/>Warnings: 4</text:p>
      <text:p text:style-name="Standard"/>
      <text:p text:style-name="Standard">MariaDB [empresa]&gt;</text:p>
      <text:p text:style-name="Standard">MariaDB [empresa]&gt;</text:p>
      <text:p text:style-name="Standard">MariaDB [empresa]&gt; DELETE FROM CARGO;</text:p>
      <text:p text:style-name="Standard">ERROR 1146 (42S02): Table 'empresa.cargo' doesn't exist</text:p>
      <text:p text:style-name="Standard">MariaDB [empresa]&gt; INSERT INTO CARGO VALUES</text:p>
      <text:p text:style-name="Standard"><text:s text:c="4"/>-&gt; ("01","GERENTE",4900000),</text:p>
      <text:p text:style-name="Standard"><text:s text:c="4"/>-&gt; ("02","SECRETARIA",1000000),</text:p>
      <text:p text:style-name="Standard"><text:s text:c="4"/>-&gt; ("03","VENDEDOR",890000),</text:p>
      <text:p text:style-name="Standard"><text:s text:c="4"/>-&gt; ("04","AUXILIAR CONTABLE",890000),</text:p>
      <text:p text:style-name="Standard"><text:s text:c="4"/>-&gt; ("05","CONTADOR",2155000),</text:p>
      <text:p text:style-name="Standard"><text:s text:c="4"/>-&gt; ("06","OPERADOR", 890000),</text:p>
      <text:p text:style-name="Standard"><text:s text:c="4"/>-&gt; ("07","CAJERO",1115000);</text:p>
      <text:p text:style-name="Standard">ERROR 1146 (42S02): Table 'empresa.cargo' doesn't exist</text:p>
      <text:p text:style-name="Standard">MariaDB [empresa]&gt;</text:p>
      <text:p text:style-name="Standard">MariaDB [empresa]&gt; INSERT INTO SUCURSAL(codigo,nombre,direccion) VALUES</text:p>
      <text:p text:style-name="Standard"><text:s text:c="4"/>-&gt; ("01","SUCURSAL ESTACION TERPEL","CLL 19N VIA PEREIRA"),</text:p>
      <text:p text:style-name="Standard"><text:s text:c="4"/>-&gt; ("02","PARADOR DE CAMIONES","KM 2 VIA AL VALLE"),</text:p>
      <text:p text:style-name="Standard"><text:s text:c="4"/>-&gt; ("03","ESTACION DE SERVICIO VERSALLES","KM 18 VIA IBAGUE");</text:p>
      <text:p text:style-name="Standard">Query OK, 3 rows affected (0.004 sec)</text:p>
      <text:p text:style-name="Standard">Records: 3 <text:s/>Duplicates: 0 <text:s/>Warnings: 0</text:p>
      <text:p text:style-name="Standard"/>
      <text:p text:style-name="Standard">MariaDB [empresa]&gt;</text:p>
      <text:p text:style-name="Standard">MariaDB [empresa]&gt; DELETE FROM EMPLEADOS;</text:p>
      <text:p text:style-name="Standard">Query OK, 0 rows affected (0.001 sec)</text:p>
      <text:p text:style-name="Standard"><text:soft-page-break/></text:p>
      <text:p text:style-name="Standard">MariaDB [empresa]&gt; INSERT INTO EMPLEADOS VALUES</text:p>
      <text:p text:style-name="Standard"><text:s text:c="4"/>-&gt; ("01-01","ENRIQUE","LONDONO VILLEGAS","CL 15 12-53","7454043",date_format("1970-05-30","%y-%m-%d"),date_format("2022-10-01","%y-%m-%d"),"1","01","01"),</text:p>
      <text:p text:style-name="Standard"><text:s text:c="4"/>-&gt; ("01-02","FERNANDO","CARDOZO SANTA","CL 17 26A-18","7403719",date_format("1976-03-21","%y-%m-%d"),date_format("2021-01-15","%y-%m-%d"),"1","02","01"),</text:p>
      <text:p text:style-name="Standard"><text:s text:c="4"/>-&gt; ("01-03","GLORIA","PATINO GARCIA","CL 15 20-24","7455890",date_format("1970-12-24","%y-%m-%d"),date_format("2006-06-30","%y-%m-%d"),"1","03","01"),</text:p>
      <text:p text:style-name="Standard"><text:s text:c="4"/>-&gt; ("03-01","ERSAIN","CASTANO LOPEZ","CL 8 23E-105","7466603",date_format("1981-02-19","%y-%m-%d"),date_format("2018-01-01","%y-%m-%d"),"1","01","03"),</text:p>
      <text:p text:style-name="Standard"><text:s text:c="4"/>-&gt; ("03-02","MAURICIO","CRUZ PINO","CRA 17 20-32","7485180",date_format("1985-04-13","%y-%m-%d"),date_format("2018-01-01","%y-%m-%d"),"1","01","03"),</text:p>
      <text:p text:style-name="Standard"><text:s text:c="4"/>-&gt; ("03-03","MONICA TATIANA","GARAVITO","CRA 18 10-32","7385580",date_format("1988-04-13","%y-%m-%d"),date_format("2007-06-01","%y-%m-%d"),"1","01","03");</text:p>
      <text:p text:style-name="Standard">Query OK, 6 rows affected, 1 warning (0.004 sec)</text:p>
      <text:p text:style-name="Standard">Records: 6 <text:s/>Duplicates: 0 <text:s/>Warnings: 1</text:p>
      <text:p text:style-name="Standard"/>
      <text:p text:style-name="Standard">MariaDB [empresa]&gt;</text:p>
      <text:p text:style-name="Standard">MariaDB [empresa]&gt;</text:p>
      <text:p text:style-name="Standard">MariaDB [empresa]&gt; update sucursal set gerente="01-01" where codigo="01";</text:p>
      <text:p text:style-name="Standard">Query OK, 1 row affected (0.006 sec)</text:p>
      <text:p text:style-name="Standard">Rows matched: 1 <text:s/>Changed: 1 <text:s/>Warnings: 0</text:p>
      <text:p text:style-name="Standard"/>
      <text:p text:style-name="Standard">MariaDB [empresa]&gt; update sucursal set gerente="01-02" where codigo="02";</text:p>
      <text:p text:style-name="Standard">Query OK, 1 row affected (0.003 sec)</text:p>
      <text:p text:style-name="Standard">Rows matched: 1 <text:s/>Changed: 1 <text:s/>Warnings: 0</text:p>
      <text:p text:style-name="Standard"/>
      <text:p text:style-name="Standard">MariaDB [empresa]&gt; update sucursal set gerente="01-03" where codigo="03";</text:p>
      <text:p text:style-name="Standard">Query OK, 1 row affected (0.002 sec)</text:p>
      <text:p text:style-name="Standard">Rows matched: 1 <text:s/>Changed: 1 <text:s/>Warnings: 0</text:p>
      <text:p text:style-name="Standard"/>
      <text:p text:style-name="Standard">MariaDB [empresa]&gt;</text:p>
      <text:p text:style-name="Standard">MariaDB [empresa]&gt; delete from factura;</text:p>
      <text:p text:style-name="Standard">Query OK, 0 rows affected (0.000 sec)</text:p>
      <text:p text:style-name="Standard"/>
      <text:p text:style-name="Standard">MariaDB [empresa]&gt; INSERT INTO FACTURA VALUES</text:p>
      <text:p text:style-name="Standard"><text:s text:c="4"/>-&gt; (1,DATE_FORMAT("2018-02-01","%y-%m-%d"),"33819984","03-01","01","1"),</text:p>
      <text:p text:style-name="Standard"><text:s text:c="4"/>-&gt; (2,DATE_FORMAT("2018-02-01","%y-%m-%d"),"18396606","03-01","01","1"),</text:p>
      <text:p text:style-name="Standard"><text:s text:c="4"/>-&gt; (3,DATE_FORMAT("2018-02-01","%y-%m-%d"),"18396606","03-01","01","1"),</text:p>
      <text:p text:style-name="Standard"><text:s text:c="4"/>-&gt; (4,DATE_FORMAT("2018-02-02","%y-%m-%d"),"4377130","03-02","01","1"),</text:p>
      <text:p text:style-name="Standard"><text:s text:c="4"/>-&gt; (5,DATE_FORMAT("2018-02-02","%y-%m-%d"),"18400000","03-01","01","2"),</text:p>
      <text:p text:style-name="Standard"><text:s text:c="4"/>-&gt; (6,DATE_FORMAT("2018-02-02","%y-%m-%d"),"7777777777","03-01","01","1"),</text:p>
      <text:p text:style-name="Standard"><text:s text:c="4"/>-&gt; (7,DATE_FORMAT("2018-02-02","%y-%m-%d"),"7777777777","03-02","01","1"),</text:p>
      <text:p text:style-name="Standard"><text:s text:c="4"/>-&gt; (8,DATE_FORMAT("2018-02-02","%y-%m-%d"),"4377130","03-01","01","1"),</text:p>
      <text:p text:style-name="Standard"><text:s text:c="4"/>-&gt; (9,DATE_FORMAT("2018-02-03","%y-%m-%d"),"92227452","03-01","01","1"),</text:p>
      <text:p text:style-name="Standard"><text:s text:c="4"/>-&gt; (10,DATE_FORMAT("2018-02-03","%y-%m-%d"),"75080501","03-01","01","1"),</text:p>
      <text:p text:style-name="Standard"><text:s text:c="4"/>-&gt; (11,DATE_FORMAT("2018-02-03","%y-%m-%d"),"4377130","03-01","01","1"),</text:p>
      <text:p text:style-name="Standard"><text:s text:c="4"/>-&gt; (12,DATE_FORMAT("2018-02-03","%y-%m-%d"),"41375231","03-02","01","1"),</text:p>
      <text:p text:style-name="Standard"><text:s text:c="4"/>-&gt; (13,DATE_FORMAT("2018-02-03","%y-%m-%d"),"41375231","03-02","01","1"),</text:p>
      <text:p text:style-name="Standard"><text:soft-page-break/><text:s text:c="4"/>-&gt; (14,DATE_FORMAT("2018-02-03","%y-%m-%d"),"18400000","03-02","01","2"),</text:p>
      <text:p text:style-name="Standard"><text:s text:c="4"/>-&gt; (15,DATE_FORMAT("2018-02-04","%y-%m-%d"),"75080501","03-02","01","1"),</text:p>
      <text:p text:style-name="Standard"><text:s text:c="4"/>-&gt; (16,DATE_FORMAT("2018-02-04","%y-%m-%d"),"33872000","03-01","01","1"),</text:p>
      <text:p text:style-name="Standard"><text:s text:c="4"/>-&gt; (17,DATE_FORMAT("2018-02-04","%y-%m-%d"),"18396606","03-01","01","1"),</text:p>
      <text:p text:style-name="Standard"><text:s text:c="4"/>-&gt; (18,DATE_FORMAT("2018-02-04","%y-%m-%d"),"41375231","03-01","01","2"),</text:p>
      <text:p text:style-name="Standard"><text:s text:c="4"/>-&gt; (19,DATE_FORMAT("2018-02-05","%y-%m-%d"),"92227452","03-01","01","1"),</text:p>
      <text:p text:style-name="Standard"><text:s text:c="4"/>-&gt; (20,DATE_FORMAT("2018-02-04","%y-%m-%d"),"18400000","03-01","01","1");</text:p>
      <text:p text:style-name="Standard">Query OK, 20 rows affected (0.008 sec)</text:p>
      <text:p text:style-name="Standard">Records: 20 <text:s/>Duplicates: 0 <text:s/>Warnings: 0</text:p>
      <text:p text:style-name="Standard"/>
      <text:p text:style-name="Standard">MariaDB [empresa]&gt;</text:p>
      <text:p text:style-name="Standard">MariaDB [empresa]&gt; delete from detallefactura;</text:p>
      <text:p text:style-name="Standard">Query OK, 0 rows affected (0.000 sec)</text:p>
      <text:p text:style-name="Standard"/>
      <text:p text:style-name="Standard">MariaDB [empresa]&gt; insert into detallefactura values</text:p>
      <text:p text:style-name="Standard"><text:s text:c="4"/>-&gt; (1,"AC010",1),(1,"AD011",2),(1,"AC011",1),</text:p>
      <text:p text:style-name="Standard"><text:s text:c="4"/>-&gt; (2,"OT023",2),</text:p>
      <text:p text:style-name="Standard"><text:s text:c="4"/>-&gt; (3,"AD011",1),(3,"AD012",2),(3,"AD013",1),(3,"AC007",1),</text:p>
      <text:p text:style-name="Standard"><text:s text:c="4"/>-&gt; (4,"AD014",1),(4,"AD015",1),(4,"AD016",2),</text:p>
      <text:p text:style-name="Standard"><text:s text:c="4"/>-&gt; (5,"AC008",1),(5,"AC009",1),(5,"AC010",1),</text:p>
      <text:p text:style-name="Standard"><text:s text:c="4"/>-&gt; (6,"OT024",2),(6,"OT023",2),(6,"AC008",1),(6,"AC009",1),(6,"AC002",1),</text:p>
      <text:p text:style-name="Standard"><text:s text:c="4"/>-&gt; (7,"AD015",1),(7,"AD016",2),</text:p>
      <text:p text:style-name="Standard"><text:s text:c="4"/>-&gt; (8,"AC001",1),(8,"AC002",1),(8,"AD015",1),(8,"AD016",1),</text:p>
      <text:p text:style-name="Standard"><text:s text:c="4"/>-&gt; (9,"AD020",1),(9,"AD021",5),(9,"OT023",4),(9,"AC011",6),</text:p>
      <text:p text:style-name="Standard"><text:s text:c="4"/>-&gt; (10,"AC006",1),(10,"AC008",1),(10,"AD011",1),(10,"AD016",3);</text:p>
      <text:p text:style-name="Standard">Query OK, 33 rows affected (0.003 sec)</text:p>
      <text:p text:style-name="Standard">Records: 33 <text:s/>Duplicates: 0 <text:s/>Warnings: 0</text:p>
      <text:p text:style-name="Standard"/>
      <text:p text:style-name="Standard">MariaDB [empresa]&gt;</text:p>
      <text:p text:style-name="Standard">MariaDB [empresa]&gt; insert into detallefactura values</text:p>
      <text:p text:style-name="Standard"><text:s text:c="4"/>-&gt; (11,"AC010",1),(11,"AD011",2),(11,"AC011",1),</text:p>
      <text:p text:style-name="Standard"><text:s text:c="4"/>-&gt; (12,"OT023",2),</text:p>
      <text:p text:style-name="Standard"><text:s text:c="4"/>-&gt; (13,"AD011",1),(13,"AD012",2),(13,"AD013",1),(13,"AC007",1),</text:p>
      <text:p text:style-name="Standard"><text:s text:c="4"/>-&gt; (14,"AD014",1),(14,"AD015",1),(14,"AD016",2),</text:p>
      <text:p text:style-name="Standard"><text:s text:c="4"/>-&gt; (15,"AC008",1),(15,"AC009",1),(15,"AC010",1),</text:p>
      <text:p text:style-name="Standard"><text:s text:c="4"/>-&gt; (16,"OT024",2),(16,"OT023",2),(16,"AC008",1),(16,"AC009",1),(16,"AC002",1),</text:p>
      <text:p text:style-name="Standard"><text:s text:c="4"/>-&gt; (17,"AD015",1),(17,"AD016",2),</text:p>
      <text:p text:style-name="Standard"><text:s text:c="4"/>-&gt; (18,"AC001",1),(18,"AC002",1),(18,"AD015",1),(18,"AD016",1),</text:p>
      <text:p text:style-name="Standard"><text:s text:c="4"/>-&gt; (19,"AD020",1),(19,"AD021",3),(19,"OT023",4),(19,"AC011",3),</text:p>
      <text:p text:style-name="Standard"><text:s text:c="4"/>-&gt; (20,"AC006",1),(20,"AC008",1),(20,"AD011",1),(20,"AD016",1);</text:p>
      <text:p text:style-name="Standard">Query OK, 33 rows affected (0.002 sec)</text:p>
      <text:p text:style-name="Standard">Records: 33 <text:s/>Duplicates: 0 <text:s/>Warnings: 0</text:p>
      <text:p text:style-name="Standard"/>
      <text:p text:style-name="Standard">MariaDB [empresa]&gt;</text:p>
      <text:p text:style-name="Standard">MariaDB [empresa]&gt; alter table empleados add foreign key(cargo) references cargo(codigo);</text:p>
      <text:p text:style-name="Standard">ERROR 1005 (HY000): Can't create table `empresa`.`empleados` (errno: 150 "Foreign key constraint is incorrectly formed")</text:p>
      <text:p text:style-name="Standard">MariaDB [empresa]&gt; alter table productos add foreign key(proveedor) references proveedores(nit);</text:p>
      <text:p text:style-name="Standard">Query OK, 25 rows affected (0.065 sec)</text:p>
      <text:p text:style-name="Standard">Records: 25 <text:s/>Duplicates: 0 <text:s/>Warnings: 0</text:p>
      <text:p text:style-name="Standard"/>
      <text:p text:style-name="Standard">MariaDB [empresa]&gt;</text:p>
      <text:p text:style-name="Standard"><text:soft-page-break/>MariaDB [empresa]&gt; drop table if exists empleados;</text:p>
      <text:p text:style-name="Standard">ERROR 1451 (23000): Cannot delete or update a parent row: a foreign key constraint fails</text:p>
      <text:p text:style-name="Standard">MariaDB [empresa]&gt; drop table if exists cargo;</text:p>
      <text:p text:style-name="Standard">Query OK, 0 rows affected, 1 warning (0.001 sec)</text:p>
      <text:p text:style-name="Standard"/>
      <text:p text:style-name="Standard">MariaDB [empresa]&gt; drop table if exists proveedores;</text:p>
      <text:p text:style-name="Standard">ERROR 1451 (23000): Cannot delete or update a parent row: a foreign key constraint fails</text:p>
      <text:p text:style-name="Standard">MariaDB [empresa]&gt; drop table if exists clientes;</text:p>
      <text:p text:style-name="Standard">ERROR 1451 (23000): Cannot delete or update a parent row: a foreign key constraint fails</text:p>
      <text:p text:style-name="Standard">MariaDB [empresa]&gt; drop table if exists sucursal;</text:p>
      <text:p text:style-name="Standard">ERROR 1451 (23000): Cannot delete or update a parent row: a foreign key constraint fails</text:p>
      <text:p text:style-name="Standard">MariaDB [empresa]&gt; drop table if exists productos;</text:p>
      <text:p text:style-name="Standard">ERROR 1451 (23000): Cannot delete or update a parent row: a foreign key constraint fails</text:p>
      <text:p text:style-name="Standard">MariaDB [empresa]&gt; drop table if exists factura;</text:p>
      <text:p text:style-name="Standard">ERROR 1451 (23000): Cannot delete or update a parent row: a foreign key constraint fails</text:p>
      <text:p text:style-name="Standard">MariaDB [empresa]&gt; drop table if exists detallefactura;</text:p>
      <text:p text:style-name="Standard">Query OK, 0 rows affected (0.016 sec)</text:p>
      <text:p text:style-name="Standard"/>
      <text:p text:style-name="Standard">MariaDB [empresa]&gt;</text:p>
      <text:p text:style-name="Standard">MariaDB [empresa]&gt; create table cargo(</text:p>
      <text:p text:style-name="Standard"><text:s text:c="4"/>-&gt; <text:s text:c="4"/>codigo char(2),</text:p>
      <text:p text:style-name="Standard"><text:s text:c="4"/>-&gt; <text:s text:c="4"/>nombre varchar(15),</text:p>
      <text:p text:style-name="Standard"><text:s text:c="4"/>-&gt; <text:s text:c="4"/>salario int(9) default 1000000,</text:p>
      <text:p text:style-name="Standard"><text:s text:c="4"/>-&gt; <text:s text:c="4"/>primary key(codigo)</text:p>
      <text:p text:style-name="Standard"><text:s text:c="4"/>-&gt; );</text:p>
      <text:p text:style-name="Standard">ERROR 1813 (HY000): Tablespace for table '`empresa`.`cargo`' exists. Please DISCARD the tablespace before IMPORT</text:p>
      <text:p text:style-name="Standard">MariaDB [empresa]&gt;</text:p>
      <text:p text:style-name="Standard">MariaDB [empresa]&gt; create table proveedores(</text:p>
      <text:p text:style-name="Standard"><text:s text:c="4"/>-&gt; <text:s text:c="4"/>nit varchar(10),</text:p>
      <text:p text:style-name="Standard"><text:s text:c="4"/>-&gt; <text:s text:c="4"/>nombre varchar(15),</text:p>
      <text:p text:style-name="Standard"><text:s text:c="4"/>-&gt; <text:s text:c="4"/>direccion varchar(30),</text:p>
      <text:p text:style-name="Standard"><text:s text:c="4"/>-&gt; <text:s text:c="4"/>telefono char(7),</text:p>
      <text:p text:style-name="Standard"><text:s text:c="4"/>-&gt; <text:s text:c="4"/>contacto char(20),</text:p>
      <text:p text:style-name="Standard"><text:s text:c="4"/>-&gt; <text:s text:c="4"/>primary key(nit)</text:p>
      <text:p text:style-name="Standard"><text:s text:c="4"/>-&gt; );</text:p>
      <text:p text:style-name="Standard">ERROR 1050 (42S01): Table 'proveedores' already exists</text:p>
      <text:p text:style-name="Standard">MariaDB [empresa]&gt;</text:p>
      <text:p text:style-name="Standard">MariaDB [empresa]&gt; create table clientes(</text:p>
      <text:p text:style-name="Standard"><text:s text:c="4"/>-&gt; <text:s text:c="4"/>cedula varchar(10),</text:p>
      <text:p text:style-name="Standard"><text:s text:c="4"/>-&gt; <text:s text:c="4"/>nombres varchar(15),</text:p>
      <text:p text:style-name="Standard"><text:s text:c="4"/>-&gt; <text:s text:c="4"/>apellidos varchar(15),</text:p>
      <text:p text:style-name="Standard"><text:s text:c="4"/>-&gt; <text:s text:c="4"/>direccion varchar(30),</text:p>
      <text:p text:style-name="Standard"><text:s text:c="4"/>-&gt; <text:s text:c="4"/>telefono char(7),</text:p>
      <text:p text:style-name="Standard"><text:s text:c="4"/>-&gt; <text:s text:c="4"/>primary key(cedula)</text:p>
      <text:p text:style-name="Standard"><text:s text:c="4"/>-&gt; );</text:p>
      <text:p text:style-name="Standard">ERROR 1050 (42S01): Table 'clientes' already exists</text:p>
      <text:p text:style-name="Standard">MariaDB [empresa]&gt;</text:p>
      <text:p text:style-name="Standard">MariaDB [empresa]&gt; create table empleados(</text:p>
      <text:p text:style-name="Standard"><text:s text:c="4"/>-&gt; <text:s text:c="4"/>codigo char(5),</text:p>
      <text:p text:style-name="Standard"><text:s text:c="4"/>-&gt; <text:s text:c="4"/>nombres varchar(15),</text:p>
      <text:p text:style-name="Standard"><text:s text:c="4"/>-&gt; <text:s text:c="4"/>apellidos varchar(15),</text:p>
      <text:p text:style-name="Standard"><text:soft-page-break/><text:s text:c="4"/>-&gt; <text:s text:c="4"/>direccion varchar(30),</text:p>
      <text:p text:style-name="Standard"><text:s text:c="4"/>-&gt; <text:s text:c="4"/>telefono char(7),</text:p>
      <text:p text:style-name="Standard"><text:s text:c="4"/>-&gt; <text:s text:c="4"/>fe_nacimiento date,</text:p>
      <text:p text:style-name="Standard"><text:s text:c="4"/>-&gt; <text:s text:c="4"/>fe_ingreso date,</text:p>
      <text:p text:style-name="Standard"><text:s text:c="4"/>-&gt; <text:s text:c="4"/>estado char(1) default "1",</text:p>
      <text:p text:style-name="Standard"><text:s text:c="4"/>-&gt; <text:s text:c="4"/>sucursal char(2),</text:p>
      <text:p text:style-name="Standard"><text:s text:c="4"/>-&gt; <text:s text:c="4"/>cargo char(2),</text:p>
      <text:p text:style-name="Standard"><text:s text:c="4"/>-&gt; <text:s text:c="4"/>primary key(codigo)</text:p>
      <text:p text:style-name="Standard"><text:s text:c="4"/>-&gt; );</text:p>
      <text:p text:style-name="Standard">ERROR 1050 (42S01): Table 'empleados' already exists</text:p>
      <text:p text:style-name="Standard">MariaDB [empresa]&gt;</text:p>
      <text:p text:style-name="Standard">MariaDB [empresa]&gt; create table sucursal(</text:p>
      <text:p text:style-name="Standard"><text:s text:c="4"/>-&gt; <text:s text:c="4"/>codigo char(2),</text:p>
      <text:p text:style-name="Standard"><text:s text:c="4"/>-&gt; <text:s text:c="4"/>nombre varchar(30),</text:p>
      <text:p text:style-name="Standard"><text:s text:c="4"/>-&gt; <text:s text:c="4"/>direccion varchar(30),</text:p>
      <text:p text:style-name="Standard"><text:s text:c="4"/>-&gt; <text:s text:c="4"/>gerente char(5),</text:p>
      <text:p text:style-name="Standard"><text:s text:c="4"/>-&gt; <text:s text:c="4"/>primary key(codigo)</text:p>
      <text:p text:style-name="Standard"><text:s text:c="4"/>-&gt; );</text:p>
      <text:p text:style-name="Standard">ERROR 1050 (42S01): Table 'sucursal' already exists</text:p>
      <text:p text:style-name="Standard">MariaDB [empresa]&gt;</text:p>
      <text:p text:style-name="Standard">MariaDB [empresa]&gt; alter table empleados add CONSTRAINT FKSUCURSAL foreign key(sucursal) references sucursal(codigo) on delete cascade;</text:p>
      <text:p text:style-name="Standard">ERROR 1005 (HY000): Can't create table `empresa`.`empleados` (errno: 121 "Duplicate key on write or update")</text:p>
      <text:p text:style-name="Standard">MariaDB [empresa]&gt; alter table sucursal add CONSTRAINT FKGERENTE foreign key(gerente) references empleados(codigo) on delete cascade;</text:p>
      <text:p text:style-name="Standard">ERROR 1005 (HY000): Can't create table `empresa`.`sucursal` (errno: 121 "Duplicate key on write or update")</text:p>
      <text:p text:style-name="Standard">MariaDB [empresa]&gt;</text:p>
      <text:p text:style-name="Standard">MariaDB [empresa]&gt; create table productos(</text:p>
      <text:p text:style-name="Standard"><text:s text:c="4"/>-&gt; <text:s text:c="4"/>codigo char(5),</text:p>
      <text:p text:style-name="Standard"><text:s text:c="4"/>-&gt; <text:s text:c="4"/>nombre varchar(30),</text:p>
      <text:p text:style-name="Standard"><text:s text:c="4"/>-&gt; <text:s text:c="4"/>pcompra float(6,0),</text:p>
      <text:p text:style-name="Standard"><text:s text:c="4"/>-&gt; <text:s text:c="4"/>pventa float(6,0),</text:p>
      <text:p text:style-name="Standard"><text:s text:c="4"/>-&gt; <text:s text:c="4"/>cantidad int(4),</text:p>
      <text:p text:style-name="Standard"><text:s text:c="4"/>-&gt; <text:s text:c="4"/>proveedor varchar(10),</text:p>
      <text:p text:style-name="Standard"><text:s text:c="4"/>-&gt; <text:s text:c="4"/>primary key(codigo)</text:p>
      <text:p text:style-name="Standard"><text:s text:c="4"/>-&gt; );</text:p>
      <text:p text:style-name="Standard">ERROR 1050 (42S01): Table 'productos' already exists</text:p>
      <text:p text:style-name="Standard">MariaDB [empresa]&gt;</text:p>
      <text:p text:style-name="Standard">MariaDB [empresa]&gt; create table factura(</text:p>
      <text:p text:style-name="Standard"><text:s text:c="4"/>-&gt; <text:s text:c="4"/>consecutivo int(5),</text:p>
      <text:p text:style-name="Standard"><text:s text:c="4"/>-&gt; <text:s text:c="4"/>fecha date,</text:p>
      <text:p text:style-name="Standard"><text:s text:c="4"/>-&gt; <text:s text:c="4"/>cliente varchar(10),</text:p>
      <text:p text:style-name="Standard"><text:s text:c="4"/>-&gt; <text:s text:c="4"/>vendedor char(5),</text:p>
      <text:p text:style-name="Standard"><text:s text:c="4"/>-&gt; <text:s text:c="4"/>sucursal char(2),</text:p>
      <text:p text:style-name="Standard"><text:s text:c="4"/>-&gt; <text:s text:c="4"/>tipo char(1) default "1",</text:p>
      <text:p text:style-name="Standard"><text:s text:c="4"/>-&gt; <text:s text:c="4"/>primary key(consecutivo)</text:p>
      <text:p text:style-name="Standard"><text:s text:c="4"/>-&gt; );</text:p>
      <text:p text:style-name="Standard">ERROR 1050 (42S01): Table 'factura' already exists</text:p>
      <text:p text:style-name="Standard">MariaDB [empresa]&gt;</text:p>
      <text:p text:style-name="Standard"><text:soft-page-break/>MariaDB [empresa]&gt; alter table factura add CONSTRAINT FKCLIENTE foreign key(cliente) references clientes(cedula) on delete cascade;</text:p>
      <text:p text:style-name="Standard">ERROR 1005 (HY000): Can't create table `empresa`.`factura` (errno: 121 "Duplicate key on write or update")</text:p>
      <text:p text:style-name="Standard">MariaDB [empresa]&gt; alter table factura add CONSTRAINT FKVENDEDOR foreign key(vendedor) references empleados(codigo) on delete cascade;</text:p>
      <text:p text:style-name="Standard">ERROR 1005 (HY000): Can't create table `empresa`.`factura` (errno: 121 "Duplicate key on write or update")</text:p>
      <text:p text:style-name="Standard">MariaDB [empresa]&gt; alter table factura add CONSTRAINT FKSUCURSAL1 foreign key(sucursal) references sucursal(codigo) on delete cascade;</text:p>
      <text:p text:style-name="Standard">ERROR 1005 (HY000): Can't create table `empresa`.`factura` (errno: 121 "Duplicate key on write or update")</text:p>
      <text:p text:style-name="Standard">MariaDB [empresa]&gt;</text:p>
      <text:p text:style-name="Standard">MariaDB [empresa]&gt; create table detallefactura(consecutivo int(5), producto char(5), cantidad int(3));</text:p>
      <text:p text:style-name="Standard">Query OK, 0 rows affected (0.018 sec)</text:p>
      <text:p text:style-name="Standard"/>
      <text:p text:style-name="Standard">MariaDB [empresa]&gt;</text:p>
      <text:p text:style-name="Standard">MariaDB [empresa]&gt; alter table detallefactura add CONSTRAINT FKCONSECUTIVO foreign key(consecutivo) references factura(consecutivo) on delete cascade;</text:p>
      <text:p text:style-name="Standard">Query OK, 0 rows affected (0.056 sec)</text:p>
      <text:p text:style-name="Standard">Records: 0 <text:s/>Duplicates: 0 <text:s/>Warnings: 0</text:p>
      <text:p text:style-name="Standard"/>
      <text:p text:style-name="Standard">MariaDB [empresa]&gt; alter table detallefactura add CONSTRAINT FKPRODUCTO foreign key(producto) references productos(codigo) on delete cascade;</text:p>
      <text:p text:style-name="Standard">Query OK, 0 rows affected (0.065 sec)</text:p>
      <text:p text:style-name="Standard">Records: 0 <text:s/>Duplicates: 0 <text:s/>Warnings: 0</text:p>
      <text:p text:style-name="Standard"/>
      <text:p text:style-name="Standard">MariaDB [empresa]&gt;</text:p>
      <text:p text:style-name="Standard">MariaDB [empresa]&gt; delete from productos;</text:p>
      <text:p text:style-name="Standard">Query OK, 25 rows affected (0.011 sec)</text:p>
      <text:p text:style-name="Standard"/>
      <text:p text:style-name="Standard">MariaDB [empresa]&gt; insert into productos values( "AD011","ADITIVO PARA DIESEL",8000,8400,30,"24576225-1"),--</text:p>
      <text:p text:style-name="Standard"><text:s text:c="4"/>-&gt; ( "AD012","ADITIVO PARA MOTORES A GASOLINA",7800,8400,20,"24576225-1"),</text:p>
      <text:p text:style-name="Standard"><text:s text:c="4"/>-&gt; ( "AD013","AGUA REFRIGERANTE",12000,12700,20,"24576225-1"),</text:p>
      <text:p text:style-name="Standard"><text:s text:c="4"/>-&gt; ( "AD014","ADITIVO LIMPIA PARABRISAS",1000,700,200,"24576225-1"),</text:p>
      <text:p text:style-name="Standard"><text:s text:c="4"/>-&gt; ( "AD015","CROMATOS",700,4500,130,"24576225-1"),</text:p>
      <text:p text:style-name="Standard"><text:s text:c="4"/>-&gt; ( "AD016","GRASA RETINAX * 250 GMS",8000,8400,20,"24576225-1"),</text:p>
      <text:p text:style-name="Standard"><text:s text:c="4"/>-&gt; ( "AD017","GRASA AZUL DE LITIO",9400,9600,30,"24576225-1"),</text:p>
      <text:p text:style-name="Standard"><text:s text:c="4"/>-&gt; ( "AD018","GRASA AZUL DE LITIO",8000,8400,30,"24576225-1"),</text:p>
      <text:p text:style-name="Standard"><text:s text:c="4"/>-&gt; ( "AD019","SILICONA EMULSIONADA",7000,8400,20,"24576225-1"),</text:p>
      <text:p text:style-name="Standard"><text:s text:c="4"/>-&gt; ( "AD020","SILICONA AZUL",4400,5200,10,"24576225-1"),</text:p>
      <text:p text:style-name="Standard"><text:s text:c="4"/>-&gt; ( "AD021","SILICONA ROJA",4400,5200,8,"24576225-1"),</text:p>
      <text:p text:style-name="Standard"><text:s text:c="4"/>-&gt; ( "AD022","SILICONA AZUL",4400,5200,0,"24576225-1"),</text:p>
      <text:p text:style-name="Standard"><text:s text:c="4"/>-&gt; ( "OT023","BILLETERAS DOCUMENTOS",5000,3500,0,"24576225-1"),</text:p>
      <text:p text:style-name="Standard"><text:s text:c="4"/>-&gt; ( "OT024","TOALLAS - DULCE ABRIGO",3000,2750,1,"24576225-1");</text:p>
      <text:p text:style-name="Standard">Query OK, 14 rows affected, 1 warning (0.003 sec)</text:p>
      <text:p text:style-name="Standard">Records: 14 <text:s/>Duplicates: 0 <text:s/>Warnings: 1</text:p>
      <text:p text:style-name="Standard"/>
      <text:p text:style-name="Standard">MariaDB [empresa]&gt;</text:p>
      <text:p text:style-name="Standard">MariaDB [empresa]&gt;</text:p>
      <text:p text:style-name="Standard"><text:soft-page-break/>MariaDB [empresa]&gt; insert into productos values( "AC001","MOBIL 15W40 * 1/4",10600,9600,300,"24573748-2"),</text:p>
      <text:p text:style-name="Standard"><text:s text:c="4"/>-&gt; ( "AC002","MOBIL DELVAC 50",8500,9700,114,"24573748-2"),</text:p>
      <text:p text:style-name="Standard"><text:s text:c="4"/>-&gt; ( "AC003","ACEITE SPIRAX 140 * 1/4",12000,12500,187,"24573748-2"),</text:p>
      <text:p text:style-name="Standard"><text:s text:c="4"/>-&gt; ( "AC004","ACEITE SPIRAX 250 * 1/4",12000,12600,300,"24573748-2"),</text:p>
      <text:p text:style-name="Standard"><text:s text:c="4"/>-&gt; ( "AC005","ACEITE RIMULA 15W40 * 1/4",11000,11700,63,"24573748-2"),</text:p>
      <text:p text:style-name="Standard"><text:s text:c="4"/>-&gt; ( "AC006","ACEITE RIMULA 20W60",11500,12700,45,"24573748-2"),</text:p>
      <text:p text:style-name="Standard"><text:s text:c="4"/>-&gt; ( "AC007","ACEITE RIMULA D 50 * 1/4",10000,10800,25,"24573748-2"),</text:p>
      <text:p text:style-name="Standard"><text:s text:c="4"/>-&gt; ( "AC008","ACEITE RIMULA D * 1/4 GRANEL",9200,9600,300,"24573748-2"),</text:p>
      <text:p text:style-name="Standard"><text:s text:c="4"/>-&gt; ( "AC009","VALVULINA XXX * 1/4",5000,5700,421,"24573748-2"),</text:p>
      <text:p text:style-name="Standard"><text:s text:c="4"/>-&gt; ( "AC010","ACEITE TECTION 50 * 1/4",12000,13200,0,"24573748-2"),</text:p>
      <text:p text:style-name="Standard"><text:s text:c="4"/>-&gt; ( "AC011","ACEITE URSA 50",8600,9600,0,"24573748-2");</text:p>
      <text:p text:style-name="Standard">Query OK, 11 rows affected (0.004 sec)</text:p>
      <text:p text:style-name="Standard">Records: 11 <text:s/>Duplicates: 0 <text:s/>Warnings: 0</text:p>
      <text:p text:style-name="Standard"/>
      <text:p text:style-name="Standard">MariaDB [empresa]&gt;</text:p>
      <text:p text:style-name="Standard">MariaDB [empresa]&gt; delete from proveedores;</text:p>
      <text:p text:style-name="Standard">ERROR 1451 (23000): Cannot delete or update a parent row: a foreign key constraint fails (`empresa`.`productos`, CONSTRAINT `productos_ibfk_1` FOREIGN KEY (`proveedor`) REFERENCES `proveedores` (`nit`))</text:p>
      <text:p text:style-name="Standard">MariaDB [empresa]&gt; INSERT INTO PROVEEDORES VALUES("24576225-1","PETROLABS DE COLOMBIA","AV CRA 68 No. 85A-23","2174563","FRANCIA ELENA CUBIDES");</text:p>
      <text:p text:style-name="Standard">ERROR 1062 (23000): Duplicate entry '24576225-1' for key 'PRIMARY'</text:p>
      <text:p text:style-name="Standard">MariaDB [empresa]&gt; INSERT INTO PROVEEDORES VALUES("24573748-2","INSERCOL S.A","AUTOPISTA SUR VIA A GIRON","6231089","RICARDO MENDOZA GOMEZ");</text:p>
      <text:p text:style-name="Standard">ERROR 1062 (23000): Duplicate entry '24573748-2' for key 'PRIMARY'</text:p>
      <text:p text:style-name="Standard">MariaDB [empresa]&gt;</text:p>
      <text:p text:style-name="Standard">MariaDB [empresa]&gt; delete from clientes;</text:p>
      <text:p text:style-name="Standard">Query OK, 11 rows affected (0.009 sec)</text:p>
      <text:p text:style-name="Standard"/>
      <text:p text:style-name="Standard">MariaDB [empresa]&gt; INSERT INTO <text:s/>CLIENTES VALUES</text:p>
      <text:p text:style-name="Standard"><text:s text:c="4"/>-&gt; ("4377130","LEONARDO FABIO","VALENCIA RICO","CRA 27 # 21-11","7393592"),</text:p>
      <text:p text:style-name="Standard"><text:s text:c="4"/>-&gt; ("92227452","VICTOR MANUEL","PARRA VARGAS","MANZANA 11 # 3 MONTEVIDEO","7408247"),</text:p>
      <text:p text:style-name="Standard"><text:s text:c="4"/>-&gt; ("75080501","GUSTAVO ADOLFO","TOLOZA","CL 21 15-09 AP 601 EDIF. JOSE MARIA CORDOBA","7442125"),</text:p>
      <text:p text:style-name="Standard"><text:s text:c="4"/>-&gt; ("18396606","FABIAN","SUAREZ RODRIGUEZ","CRA 15 18N-13 AP 301","7466147"),</text:p>
      <text:p text:style-name="Standard"><text:s text:c="4"/>-&gt; ("18400000","CARLOS HERNAN","SUAREZ RODRIGUEZ","CRA 14 11-36","7424090"),</text:p>
      <text:p text:style-name="Standard"><text:s text:c="4"/>-&gt; ("7777777777","CLIENTES VARIOS ARMENIA","CLIENTES VARIOS","ARMENIA","7373737"),</text:p>
      <text:p text:style-name="Standard"><text:s text:c="4"/>-&gt; ("33819984","LUZ MARINA","GIRON PEREA","CRA 20 9-65","7482659"),</text:p>
      <text:p text:style-name="Standard"><text:s text:c="4"/>-&gt; ("33819986","LUCY","GOMEZ PE?UELA","CL 9 14-08 LOCAL 1","7456949"),</text:p>
      <text:p text:style-name="Standard"><text:s text:c="4"/>-&gt; ("33872000","ROSEMARY","RAMIREZ GOMEZ","CLL 5 No. 20-00 B 18 APTO 403","7455264"),</text:p>
      <text:p text:style-name="Standard"><text:s text:c="4"/>-&gt; ("41375231","SANDRA JENNY","BERSH ARIAS","CRA 13 19-29 EDIFICIO PLAZUELA","7440874"),</text:p>
      <text:p text:style-name="Standard"><text:s text:c="4"/>-&gt; ("77074523","TIBERIO","ORTIZ","CL 9 17-35","7468814");</text:p>
      <text:p text:style-name="Standard">Query OK, 11 rows affected, 4 warnings (0.003 sec)</text:p>
      <text:p text:style-name="Standard">Records: 11 <text:s/>Duplicates: 0 <text:s/>Warnings: 4</text:p>
      <text:p text:style-name="Standard"/>
      <text:p text:style-name="Standard">MariaDB [empresa]&gt;</text:p>
      <text:p text:style-name="Standard">MariaDB [empresa]&gt;</text:p>
      <text:p text:style-name="Standard"><text:soft-page-break/>MariaDB [empresa]&gt; DELETE FROM CARGO;</text:p>
      <text:p text:style-name="Standard">ERROR 1146 (42S02): Table 'empresa.cargo' doesn't exist</text:p>
      <text:p text:style-name="Standard">MariaDB [empresa]&gt; INSERT INTO CARGO VALUES</text:p>
      <text:p text:style-name="Standard"><text:s text:c="4"/>-&gt; ("01","GERENTE",4900000),</text:p>
      <text:p text:style-name="Standard"><text:s text:c="4"/>-&gt; ("02","SECRETARIA",1000000),</text:p>
      <text:p text:style-name="Standard"><text:s text:c="4"/>-&gt; ("03","VENDEDOR",890000),</text:p>
      <text:p text:style-name="Standard"><text:s text:c="4"/>-&gt; ("04","AUXILIAR CONTABLE",890000),</text:p>
      <text:p text:style-name="Standard"><text:s text:c="4"/>-&gt; ("05","CONTADOR",2155000),</text:p>
      <text:p text:style-name="Standard"><text:s text:c="4"/>-&gt; ("06","OPERADOR", 890000),</text:p>
      <text:p text:style-name="Standard"><text:s text:c="4"/>-&gt; ("07","CAJERO",1115000);</text:p>
      <text:p text:style-name="Standard">ERROR 1146 (42S02): Table 'empresa.cargo' doesn't exist</text:p>
      <text:p text:style-name="Standard">MariaDB [empresa]&gt;</text:p>
      <text:p text:style-name="Standard">MariaDB [empresa]&gt; INSERT INTO SUCURSAL(codigo,nombre,direccion) VALUES</text:p>
      <text:p text:style-name="Standard"><text:s text:c="4"/>-&gt; ("01","SUCURSAL ESTACION TERPEL","CLL 19N VIA PEREIRA"),</text:p>
      <text:p text:style-name="Standard"><text:s text:c="4"/>-&gt; ("02","PARADOR DE CAMIONES","KM 2 VIA AL VALLE"),</text:p>
      <text:p text:style-name="Standard"><text:s text:c="4"/>-&gt; ("03","ESTACION DE SERVICIO VERSALLES","KM 18 VIA IBAGUE");</text:p>
      <text:p text:style-name="Standard">ERROR 1062 (23000): Duplicate entry '01' for key 'PRIMARY'</text:p>
      <text:p text:style-name="Standard">MariaDB [empresa]&gt;</text:p>
      <text:p text:style-name="Standard">MariaDB [empresa]&gt; DELETE FROM EMPLEADOS;</text:p>
      <text:p text:style-name="Standard">Query OK, 3 rows affected (0.003 sec)</text:p>
      <text:p text:style-name="Standard"/>
      <text:p text:style-name="Standard">MariaDB [empresa]&gt; INSERT INTO EMPLEADOS VALUES</text:p>
      <text:p text:style-name="Standard"><text:s text:c="4"/>-&gt; ("01-01","ENRIQUE","LONDONO VILLEGAS","CL 15 12-53","7454043",date_format("1970-05-30","%y-%m-%d"),date_format("2022-10-01","%y-%m-%d"),"1","01","01"),</text:p>
      <text:p text:style-name="Standard"><text:s text:c="4"/>-&gt; ("01-02","FERNANDO","CARDOZO SANTA","CL 17 26A-18","7403719",date_format("1976-03-21","%y-%m-%d"),date_format("2021-01-15","%y-%m-%d"),"1","02","01"),</text:p>
      <text:p text:style-name="Standard"><text:s text:c="4"/>-&gt; ("01-03","GLORIA","PATINO GARCIA","CL 15 20-24","7455890",date_format("1970-12-24","%y-%m-%d"),date_format("2006-06-30","%y-%m-%d"),"1","03","01"),</text:p>
      <text:p text:style-name="Standard"><text:s text:c="4"/>-&gt; ("03-01","ERSAIN","CASTANO LOPEZ","CL 8 23E-105","7466603",date_format("1981-02-19","%y-%m-%d"),date_format("2018-01-01","%y-%m-%d"),"1","01","03"),</text:p>
      <text:p text:style-name="Standard"><text:s text:c="4"/>-&gt; ("03-02","MAURICIO","CRUZ PINO","CRA 17 20-32","7485180",date_format("1985-04-13","%y-%m-%d"),date_format("2018-01-01","%y-%m-%d"),"1","01","03"),</text:p>
      <text:p text:style-name="Standard"><text:s text:c="4"/>-&gt; ("03-03","MONICA TATIANA","GARAVITO","CRA 18 10-32","7385580",date_format("1988-04-13","%y-%m-%d"),date_format("2007-06-01","%y-%m-%d"),"1","01","03");</text:p>
      <text:p text:style-name="Standard">ERROR 1452 (23000): Cannot add or update a child row: a foreign key constraint fails (`empresa`.`empleados`, CONSTRAINT `FKSUCURSAL` FOREIGN KEY (`sucursal`) REFERENCES `sucursal` (`codigo`) ON DELETE CASCADE)</text:p>
      <text:p text:style-name="Standard">MariaDB [empresa]&gt;</text:p>
      <text:p text:style-name="Standard">MariaDB [empresa]&gt;</text:p>
      <text:p text:style-name="Standard">MariaDB [empresa]&gt; update sucursal set gerente="01-01" where codigo="01";</text:p>
      <text:p text:style-name="Standard">Query OK, 0 rows affected (0.000 sec)</text:p>
      <text:p text:style-name="Standard">Rows matched: 0 <text:s/>Changed: 0 <text:s/>Warnings: 0</text:p>
      <text:p text:style-name="Standard"/>
      <text:p text:style-name="Standard">MariaDB [empresa]&gt; update sucursal set gerente="01-02" where codigo="02";</text:p>
      <text:p text:style-name="Standard">Query OK, 0 rows affected (0.000 sec)</text:p>
      <text:p text:style-name="Standard">Rows matched: 0 <text:s/>Changed: 0 <text:s/>Warnings: 0</text:p>
      <text:p text:style-name="Standard"/>
      <text:p text:style-name="Standard">MariaDB [empresa]&gt; update sucursal set gerente="01-03" where codigo="03";</text:p>
      <text:p text:style-name="Standard">Query OK, 0 rows affected (0.000 sec)</text:p>
      <text:p text:style-name="Standard"><text:soft-page-break/>Rows matched: 0 <text:s/>Changed: 0 <text:s/>Warnings: 0</text:p>
      <text:p text:style-name="Standard"/>
      <text:p text:style-name="Standard">MariaDB [empresa]&gt;</text:p>
      <text:p text:style-name="Standard">MariaDB [empresa]&gt; delete from factura;</text:p>
      <text:p text:style-name="Standard">Query OK, 0 rows affected (0.000 sec)</text:p>
      <text:p text:style-name="Standard"/>
      <text:p text:style-name="Standard">MariaDB [empresa]&gt; INSERT INTO FACTURA VALUES</text:p>
      <text:p text:style-name="Standard"><text:s text:c="4"/>-&gt; (1,DATE_FORMAT("2018-02-01","%y-%m-%d"),"33819984","03-01","01","1"),</text:p>
      <text:p text:style-name="Standard"><text:s text:c="4"/>-&gt; (2,DATE_FORMAT("2018-02-01","%y-%m-%d"),"18396606","03-01","01","1"),</text:p>
      <text:p text:style-name="Standard"><text:s text:c="4"/>-&gt; (3,DATE_FORMAT("2018-02-01","%y-%m-%d"),"18396606","03-01","01","1"),</text:p>
      <text:p text:style-name="Standard"><text:s text:c="4"/>-&gt; (4,DATE_FORMAT("2018-02-02","%y-%m-%d"),"4377130","03-02","01","1"),</text:p>
      <text:p text:style-name="Standard"><text:s text:c="4"/>-&gt; (5,DATE_FORMAT("2018-02-02","%y-%m-%d"),"18400000","03-01","01","2"),</text:p>
      <text:p text:style-name="Standard"><text:s text:c="4"/>-&gt; (6,DATE_FORMAT("2018-02-02","%y-%m-%d"),"7777777777","03-01","01","1"),</text:p>
      <text:p text:style-name="Standard"><text:s text:c="4"/>-&gt; (7,DATE_FORMAT("2018-02-02","%y-%m-%d"),"7777777777","03-02","01","1"),</text:p>
      <text:p text:style-name="Standard"><text:s text:c="4"/>-&gt; (8,DATE_FORMAT("2018-02-02","%y-%m-%d"),"4377130","03-01","01","1"),</text:p>
      <text:p text:style-name="Standard"><text:s text:c="4"/>-&gt; (9,DATE_FORMAT("2018-02-03","%y-%m-%d"),"92227452","03-01","01","1"),</text:p>
      <text:p text:style-name="Standard"><text:s text:c="4"/>-&gt; (10,DATE_FORMAT("2018-02-03","%y-%m-%d"),"75080501","03-01","01","1"),</text:p>
      <text:p text:style-name="Standard"><text:s text:c="4"/>-&gt; (11,DATE_FORMAT("2018-02-03","%y-%m-%d"),"4377130","03-01","01","1"),</text:p>
      <text:p text:style-name="Standard"><text:s text:c="4"/>-&gt; (12,DATE_FORMAT("2018-02-03","%y-%m-%d"),"41375231","03-02","01","1"),</text:p>
      <text:p text:style-name="Standard"><text:s text:c="4"/>-&gt; (13,DATE_FORMAT("2018-02-03","%y-%m-%d"),"41375231","03-02","01","1"),</text:p>
      <text:p text:style-name="Standard"><text:s text:c="4"/>-&gt; (14,DATE_FORMAT("2018-02-03","%y-%m-%d"),"18400000","03-02","01","2"),</text:p>
      <text:p text:style-name="Standard"><text:s text:c="4"/>-&gt; (15,DATE_FORMAT("2018-02-04","%y-%m-%d"),"75080501","03-02","01","1"),</text:p>
      <text:p text:style-name="Standard"><text:s text:c="4"/>-&gt; (16,DATE_FORMAT("2018-02-04","%y-%m-%d"),"33872000","03-01","01","1"),</text:p>
      <text:p text:style-name="Standard"><text:s text:c="4"/>-&gt; (17,DATE_FORMAT("2018-02-04","%y-%m-%d"),"18396606","03-01","01","1"),</text:p>
      <text:p text:style-name="Standard"><text:s text:c="4"/>-&gt; (18,DATE_FORMAT("2018-02-04","%y-%m-%d"),"41375231","03-01","01","2"),</text:p>
      <text:p text:style-name="Standard"><text:s text:c="4"/>-&gt; (19,DATE_FORMAT("2018-02-05","%y-%m-%d"),"92227452","03-01","01","1"),</text:p>
      <text:p text:style-name="Standard"><text:s text:c="4"/>-&gt; (20,DATE_FORMAT("2018-02-04","%y-%m-%d"),"18400000","03-01","01","1");</text:p>
      <text:p text:style-name="Standard">ERROR 1452 (23000): Cannot add or update a child row: a foreign key constraint fails (`empresa`.`factura`, CONSTRAINT `FKVENDEDOR` FOREIGN KEY (`vendedor`) REFERENCES `empleados` (`codigo`) ON DELETE CASCADE)</text:p>
      <text:p text:style-name="Standard">MariaDB [empresa]&gt;</text:p>
      <text:p text:style-name="Standard">MariaDB [empresa]&gt; delete from detallefactura;</text:p>
      <text:p text:style-name="Standard">Query OK, 0 rows affected (0.000 sec)</text:p>
      <text:p text:style-name="Standard"/>
      <text:p text:style-name="Standard">MariaDB [empresa]&gt; insert into detallefactura values</text:p>
      <text:p text:style-name="Standard"><text:s text:c="4"/>-&gt; (1,"AC010",1),(1,"AD011",2),(1,"AC011",1),</text:p>
      <text:p text:style-name="Standard"><text:s text:c="4"/>-&gt; (2,"OT023",2),</text:p>
      <text:p text:style-name="Standard"><text:s text:c="4"/>-&gt; (3,"AD011",1),(3,"AD012",2),(3,"AD013",1),(3,"AC007",1),</text:p>
      <text:p text:style-name="Standard"><text:s text:c="4"/>-&gt; (4,"AD014",1),(4,"AD015",1),(4,"AD016",2),</text:p>
      <text:p text:style-name="Standard"><text:s text:c="4"/>-&gt; (5,"AC008",1),(5,"AC009",1),(5,"AC010",1),</text:p>
      <text:p text:style-name="Standard"><text:s text:c="4"/>-&gt; (6,"OT024",2),(6,"OT023",2),(6,"AC008",1),(6,"AC009",1),(6,"AC002",1),</text:p>
      <text:p text:style-name="Standard"><text:s text:c="4"/>-&gt; (7,"AD015",1),(7,"AD016",2),</text:p>
      <text:p text:style-name="Standard"><text:s text:c="4"/>-&gt; (8,"AC001",1),(8,"AC002",1),(8,"AD015",1),(8,"AD016",1),</text:p>
      <text:p text:style-name="Standard"><text:s text:c="4"/>-&gt; (9,"AD020",1),(9,"AD021",5),(9,"OT023",4),(9,"AC011",6),</text:p>
      <text:p text:style-name="Standard"><text:s text:c="4"/>-&gt; (10,"AC006",1),(10,"AC008",1),(10,"AD011",1),(10,"AD016",3);</text:p>
      <text:p text:style-name="Standard">ERROR 1452 (23000): Cannot add or update a child row: a foreign key constraint fails (`empresa`.`detallefactura`, CONSTRAINT `FKCONSECUTIVO` FOREIGN KEY (`consecutivo`) REFERENCES `factura` (`consecutivo`) ON DELETE CASCADE)</text:p>
      <text:p text:style-name="Standard">MariaDB [empresa]&gt;</text:p>
      <text:p text:style-name="Standard">MariaDB [empresa]&gt; insert into detallefactura values</text:p>
      <text:p text:style-name="Standard"><text:s text:c="4"/>-&gt; (11,"AC010",1),(11,"AD011",2),(11,"AC011",1),</text:p>
      <text:p text:style-name="Standard"><text:s text:c="4"/>-&gt; (12,"OT023",2),</text:p>
      <text:p text:style-name="Standard"><text:soft-page-break/><text:s text:c="4"/>-&gt; (13,"AD011",1),(13,"AD012",2),(13,"AD013",1),(13,"AC007",1),</text:p>
      <text:p text:style-name="Standard"><text:s text:c="4"/>-&gt; (14,"AD014",1),(14,"AD015",1),(14,"AD016",2),</text:p>
      <text:p text:style-name="Standard"><text:s text:c="4"/>-&gt; (15,"AC008",1),(15,"AC009",1),(15,"AC010",1),</text:p>
      <text:p text:style-name="Standard"><text:s text:c="4"/>-&gt; (16,"OT024",2),(16,"OT023",2),(16,"AC008",1),(16,"AC009",1),(16,"AC002",1),</text:p>
      <text:p text:style-name="Standard"><text:s text:c="4"/>-&gt; (17,"AD015",1),(17,"AD016",2),</text:p>
      <text:p text:style-name="Standard"><text:s text:c="4"/>-&gt; (18,"AC001",1),(18,"AC002",1),(18,"AD015",1),(18,"AD016",1),</text:p>
      <text:p text:style-name="Standard"><text:s text:c="4"/>-&gt; (19,"AD020",1),(19,"AD021",3),(19,"OT023",4),(19,"AC011",3),</text:p>
      <text:p text:style-name="Standard"><text:s text:c="4"/>-&gt; (20,"AC006",1),(20,"AC008",1),(20,"AD011",1),(20,"AD016",1);</text:p>
      <text:p text:style-name="Standard">ERROR 1452 (23000): Cannot add or update a child row: a foreign key constraint fails (`empresa`.`detallefactura`, CONSTRAINT `FKCONSECUTIVO` FOREIGN KEY (`consecutivo`) REFERENCES `factura` (`consecutivo`) ON DELETE CASCADE)</text:p>
      <text:p text:style-name="Standard">MariaDB [empresa]&gt;</text:p>
      <text:p text:style-name="Standard">MariaDB [empresa]&gt; alter table empleados add foreign key(cargo) references cargo(codigo);</text:p>
      <text:p text:style-name="Standard">ERROR 1005 (HY000): Can't create table `empresa`.`empleados` (errno: 150 "Foreign key constraint is incorrectly formed")</text:p>
      <text:p text:style-name="Standard">MariaDB [empresa]&gt; alter table productos add foreign key(proveedor) references proveedores(nit);</text:p>
      <text:p text:style-name="Standard">Query OK, 25 rows affected (0.055 sec)</text:p>
      <text:p text:style-name="Standard">Records: 25 <text:s/>Duplicates: 0 <text:s/>Warnings: 0</text:p>
      <text:p text:style-name="Standard"/>
      <text:p text:style-name="Standard">MariaDB [empresa]&gt;</text:p>
      <text:p text:style-name="Standard">MariaDB [empresa]&gt; -- Consulta para mostrar todas las tablas</text:p>
      <text:p text:style-name="Standard">MariaDB [empresa]&gt; SHOW TABLES;</text:p>
      <text:p text:style-name="Standard">+-------------------+</text:p>
      <text:p text:style-name="Standard">| Tables_in_empresa |</text:p>
      <text:p text:style-name="Standard">+-------------------+</text:p>
      <text:p text:style-name="Standard">| clientes <text:s text:c="9"/>|</text:p>
      <text:p text:style-name="Standard">| detallefactura <text:s text:c="3"/>|</text:p>
      <text:p text:style-name="Standard">| empleados <text:s text:c="8"/>|</text:p>
      <text:p text:style-name="Standard">| factura <text:s text:c="10"/>|</text:p>
      <text:p text:style-name="Standard">| productos <text:s text:c="8"/>|</text:p>
      <text:p text:style-name="Standard">| proveedores <text:s text:c="6"/>|</text:p>
      <text:p text:style-name="Standard">| sucursal <text:s text:c="9"/>|</text:p>
      <text:p text:style-name="Standard">+-------------------+</text:p>
      <text:p text:style-name="Standard">7 rows in set (0.002 sec)</text:p>
      <text:p text:style-name="Standard"/>
      <text:p text:style-name="Standard">MariaDB [empresa]&gt; drop database if exists empresa;</text:p>
      <text:p text:style-name="Standard">ERROR 1010 (HY000): Error dropping database (can't rmdir '.\empresa', errno: 41 "Directory not empty")</text:p>
      <text:p text:style-name="Standard">MariaDB [empresa]&gt; create database empresa;</text:p>
      <text:p text:style-name="Standard">ERROR 1007 (HY000): Can't create database 'empresa'; database exists</text:p>
      <text:p text:style-name="Standard">MariaDB [empresa]&gt; use empresa;</text:p>
      <text:p text:style-name="Standard">Database changed</text:p>
      <text:p text:style-name="Standard">MariaDB [empresa]&gt;</text:p>
      <text:p text:style-name="Standard">MariaDB [empresa]&gt; drop table if exists empleados;</text:p>
      <text:p text:style-name="Standard">Query OK, 0 rows affected, 1 warning (0.001 sec)</text:p>
      <text:p text:style-name="Standard"/>
      <text:p text:style-name="Standard">MariaDB [empresa]&gt; drop table if exists cargo;</text:p>
      <text:p text:style-name="Standard">Query OK, 0 rows affected, 1 warning (0.000 sec)</text:p>
      <text:p text:style-name="Standard"/>
      <text:p text:style-name="Standard">MariaDB [empresa]&gt; drop table if exists proveedores;</text:p>
      <text:p text:style-name="Standard">Query OK, 0 rows affected, 1 warning (0.000 sec)</text:p>
      <text:p text:style-name="Standard"/>
      <text:p text:style-name="Standard"><text:soft-page-break/>MariaDB [empresa]&gt; drop table if exists clientes;</text:p>
      <text:p text:style-name="Standard">Query OK, 0 rows affected, 1 warning (0.000 sec)</text:p>
      <text:p text:style-name="Standard"/>
      <text:p text:style-name="Standard">MariaDB [empresa]&gt; drop table if exists sucursal;</text:p>
      <text:p text:style-name="Standard">Query OK, 0 rows affected, 1 warning (0.000 sec)</text:p>
      <text:p text:style-name="Standard"/>
      <text:p text:style-name="Standard">MariaDB [empresa]&gt; drop table if exists productos;</text:p>
      <text:p text:style-name="Standard">Query OK, 0 rows affected, 1 warning (0.000 sec)</text:p>
      <text:p text:style-name="Standard"/>
      <text:p text:style-name="Standard">MariaDB [empresa]&gt; drop table if exists factura;</text:p>
      <text:p text:style-name="Standard">Query OK, 0 rows affected, 1 warning (0.000 sec)</text:p>
      <text:p text:style-name="Standard"/>
      <text:p text:style-name="Standard">MariaDB [empresa]&gt; drop table if exists detallefactura;</text:p>
      <text:p text:style-name="Standard">Query OK, 0 rows affected, 1 warning (0.000 sec)</text:p>
      <text:p text:style-name="Standard"/>
      <text:p text:style-name="Standard">MariaDB [empresa]&gt;</text:p>
      <text:p text:style-name="Standard">MariaDB [empresa]&gt;</text:p>
      <text:p text:style-name="Standard">MariaDB [empresa]&gt;</text:p>
      <text:p text:style-name="Standard">MariaDB [empresa]&gt; create table proveedores(</text:p>
      <text:p text:style-name="Standard"><text:s text:c="4"/>-&gt; <text:s/>nit varchar(10),</text:p>
      <text:p text:style-name="Standard"><text:s text:c="4"/>-&gt; <text:s/>nombre varchar(15),</text:p>
      <text:p text:style-name="Standard"><text:s text:c="4"/>-&gt; <text:s/>direccion varchar(30),</text:p>
      <text:p text:style-name="Standard"><text:s text:c="4"/>-&gt; <text:s/>telefono char(7),</text:p>
      <text:p text:style-name="Standard"><text:s text:c="4"/>-&gt; <text:s/>contacto char(20),</text:p>
      <text:p text:style-name="Standard"><text:s text:c="4"/>-&gt; <text:s/>primary key(nit));</text:p>
      <text:p text:style-name="Standard">Query OK, 0 rows affected (0.016 sec)</text:p>
      <text:p text:style-name="Standard"/>
      <text:p text:style-name="Standard">MariaDB [empresa]&gt;</text:p>
      <text:p text:style-name="Standard">MariaDB [empresa]&gt; create table cargo(</text:p>
      <text:p text:style-name="Standard"><text:s text:c="4"/>-&gt; <text:s/>codigo char(2),</text:p>
      <text:p text:style-name="Standard"><text:s text:c="4"/>-&gt; <text:s/>nombre varchar(15),</text:p>
      <text:p text:style-name="Standard"><text:s text:c="4"/>-&gt; <text:s/>salario int(9) default 1000000,</text:p>
      <text:p text:style-name="Standard"><text:s text:c="4"/>-&gt; <text:s/>primary key(codigo));</text:p>
      <text:p text:style-name="Standard">ERROR 1813 (HY000): Tablespace for table '`empresa`.`cargo`' exists. Please DISCARD the tablespace before IMPORT</text:p>
      <text:p text:style-name="Standard">MariaDB [empresa]&gt;</text:p>
      <text:p text:style-name="Standard">MariaDB [empresa]&gt; create table clientes(</text:p>
      <text:p text:style-name="Standard"><text:s text:c="4"/>-&gt; <text:s/>cedula varchar(10),</text:p>
      <text:p text:style-name="Standard"><text:s text:c="4"/>-&gt; <text:s/>nombres varchar(15),</text:p>
      <text:p text:style-name="Standard"><text:s text:c="4"/>-&gt; <text:s/>apellidos varchar(15),</text:p>
      <text:p text:style-name="Standard"><text:s text:c="4"/>-&gt; <text:s/>direccion varchar(30),</text:p>
      <text:p text:style-name="Standard"><text:s text:c="4"/>-&gt; <text:s/>telefono char(7),</text:p>
      <text:p text:style-name="Standard"><text:s text:c="4"/>-&gt; <text:s/>primary key(cedula));</text:p>
      <text:p text:style-name="Standard">Query OK, 0 rows affected (0.015 sec)</text:p>
      <text:p text:style-name="Standard"/>
      <text:p text:style-name="Standard">MariaDB [empresa]&gt;</text:p>
      <text:p text:style-name="Standard">MariaDB [empresa]&gt; create table empleados(</text:p>
      <text:p text:style-name="Standard"><text:s text:c="4"/>-&gt; <text:s/>codigo char(5),</text:p>
      <text:p text:style-name="Standard"><text:s text:c="4"/>-&gt; <text:s/>nombres varchar(15),</text:p>
      <text:p text:style-name="Standard"><text:s text:c="4"/>-&gt; <text:s/>apellidos varchar(15),</text:p>
      <text:p text:style-name="Standard"><text:s text:c="4"/>-&gt; <text:s/>direccion varchar(30),</text:p>
      <text:p text:style-name="Standard"><text:s text:c="4"/>-&gt; <text:s/>telefono char(7),</text:p>
      <text:p text:style-name="Standard"><text:soft-page-break/><text:s text:c="4"/>-&gt; <text:s/>fe_nacimiento date,</text:p>
      <text:p text:style-name="Standard"><text:s text:c="4"/>-&gt; <text:s/>fe_ingreso date,</text:p>
      <text:p text:style-name="Standard"><text:s text:c="4"/>-&gt; <text:s/>estado char(1) default "1",</text:p>
      <text:p text:style-name="Standard"><text:s text:c="4"/>-&gt; <text:s/>sucursal char(2),</text:p>
      <text:p text:style-name="Standard"><text:s text:c="4"/>-&gt; <text:s/>cargo char(2), primary key(codigo));</text:p>
      <text:p text:style-name="Standard">Query OK, 0 rows affected (0.015 sec)</text:p>
      <text:p text:style-name="Standard"/>
      <text:p text:style-name="Standard">MariaDB [empresa]&gt;</text:p>
      <text:p text:style-name="Standard">MariaDB [empresa]&gt; create table sucursal(</text:p>
      <text:p text:style-name="Standard"><text:s text:c="4"/>-&gt; <text:s/>codigo char(2),</text:p>
      <text:p text:style-name="Standard"><text:s text:c="4"/>-&gt; <text:s/>nombre varchar(30),</text:p>
      <text:p text:style-name="Standard"><text:s text:c="4"/>-&gt; <text:s/>direccion varchar(30),</text:p>
      <text:p text:style-name="Standard"><text:s text:c="4"/>-&gt; <text:s/>gerente char(5),</text:p>
      <text:p text:style-name="Standard"><text:s text:c="4"/>-&gt; <text:s/>primary key(codigo));</text:p>
      <text:p text:style-name="Standard">Query OK, 0 rows affected (0.023 sec)</text:p>
      <text:p text:style-name="Standard"/>
      <text:p text:style-name="Standard">MariaDB [empresa]&gt;</text:p>
      <text:p text:style-name="Standard">MariaDB [empresa]&gt; alter table empleados add CONSTRAINT FKSUCURSAL foreign key(sucursal) references sucursal(codigo) on delete cascade;</text:p>
      <text:p text:style-name="Standard">Query OK, 0 rows affected (0.062 sec)</text:p>
      <text:p text:style-name="Standard">Records: 0 <text:s/>Duplicates: 0 <text:s/>Warnings: 0</text:p>
      <text:p text:style-name="Standard"/>
      <text:p text:style-name="Standard">MariaDB [empresa]&gt; alter table sucursal add CONSTRAINT FKGERENTE foreign key(gerente) references empleados(codigo) on delete cascade;</text:p>
      <text:p text:style-name="Standard">Query OK, 0 rows affected (0.056 sec)</text:p>
      <text:p text:style-name="Standard">Records: 0 <text:s/>Duplicates: 0 <text:s/>Warnings: 0</text:p>
      <text:p text:style-name="Standard"/>
      <text:p text:style-name="Standard">MariaDB [empresa]&gt;</text:p>
      <text:p text:style-name="Standard">MariaDB [empresa]&gt; create table productos(</text:p>
      <text:p text:style-name="Standard"><text:s text:c="4"/>-&gt; <text:s/>codigo char(5),</text:p>
      <text:p text:style-name="Standard"><text:s text:c="4"/>-&gt; <text:s/>nombre varchar(30),</text:p>
      <text:p text:style-name="Standard"><text:s text:c="4"/>-&gt; <text:s/>pcompra float(6,0),</text:p>
      <text:p text:style-name="Standard"><text:s text:c="4"/>-&gt; <text:s/>pventa float(6,0),</text:p>
      <text:p text:style-name="Standard"><text:s text:c="4"/>-&gt; <text:s/>cantidad int(4),</text:p>
      <text:p text:style-name="Standard"><text:s text:c="4"/>-&gt; <text:s/>proveedor varchar(10),</text:p>
      <text:p text:style-name="Standard"><text:s text:c="4"/>-&gt; <text:s/>primary key(codigo));</text:p>
      <text:p text:style-name="Standard">Query OK, 0 rows affected (0.014 sec)</text:p>
      <text:p text:style-name="Standard"/>
      <text:p text:style-name="Standard">MariaDB [empresa]&gt;</text:p>
      <text:p text:style-name="Standard">MariaDB [empresa]&gt; create table factura(</text:p>
      <text:p text:style-name="Standard"><text:s text:c="4"/>-&gt; <text:s/>consecutivo int(5),</text:p>
      <text:p text:style-name="Standard"><text:s text:c="4"/>-&gt; <text:s/>fecha date,</text:p>
      <text:p text:style-name="Standard"><text:s text:c="4"/>-&gt; <text:s/>cliente varchar(10),</text:p>
      <text:p text:style-name="Standard"><text:s text:c="4"/>-&gt; <text:s/>vendedor char(5),</text:p>
      <text:p text:style-name="Standard"><text:s text:c="4"/>-&gt; <text:s/>sucursal char(2),</text:p>
      <text:p text:style-name="Standard"><text:s text:c="4"/>-&gt; <text:s/>tipo char(1) default "1",</text:p>
      <text:p text:style-name="Standard"><text:s text:c="4"/>-&gt; <text:s/>primary key(consecutivo));</text:p>
      <text:p text:style-name="Standard">Query OK, 0 rows affected (0.013 sec)</text:p>
      <text:p text:style-name="Standard"/>
      <text:p text:style-name="Standard">MariaDB [empresa]&gt;</text:p>
      <text:p text:style-name="Standard">MariaDB [empresa]&gt; alter table factura add CONSTRAINT FKCLIENTE foreign key(cliente) references clientes(cedula) on delete cascade;</text:p>
      <text:p text:style-name="Standard"><text:soft-page-break/>Query OK, 0 rows affected (0.058 sec)</text:p>
      <text:p text:style-name="Standard">Records: 0 <text:s/>Duplicates: 0 <text:s/>Warnings: 0</text:p>
      <text:p text:style-name="Standard"/>
      <text:p text:style-name="Standard">MariaDB [empresa]&gt; alter table factura add CONSTRAINT FKVENDEDOR foreign key(vendedor) references empleados(codigo) on delete cascade;</text:p>
      <text:p text:style-name="Standard">Query OK, 0 rows affected (0.081 sec)</text:p>
      <text:p text:style-name="Standard">Records: 0 <text:s/>Duplicates: 0 <text:s/>Warnings: 0</text:p>
      <text:p text:style-name="Standard"/>
      <text:p text:style-name="Standard">MariaDB [empresa]&gt; alter table factura add CONSTRAINT FKSUCURSAL1 foreign key(sucursal) references sucursal(codigo) on delete cascade;</text:p>
      <text:p text:style-name="Standard">Query OK, 0 rows affected (0.067 sec)</text:p>
      <text:p text:style-name="Standard">Records: 0 <text:s/>Duplicates: 0 <text:s/>Warnings: 0</text:p>
      <text:p text:style-name="Standard"/>
      <text:p text:style-name="Standard">MariaDB [empresa]&gt;</text:p>
      <text:p text:style-name="Standard">MariaDB [empresa]&gt; create table detallefactura(consecutivo int(5), producto char(5), cantidad int(3));</text:p>
      <text:p text:style-name="Standard">Query OK, 0 rows affected (0.016 sec)</text:p>
      <text:p text:style-name="Standard"/>
      <text:p text:style-name="Standard">MariaDB [empresa]&gt;</text:p>
      <text:p text:style-name="Standard">MariaDB [empresa]&gt; alter table detallefactura add CONSTRAINT FKCONSECUTIVO foreign key(consecutivo) references factura(consecutivo) on delete cascade;</text:p>
      <text:p text:style-name="Standard">Query OK, 0 rows affected (0.052 sec)</text:p>
      <text:p text:style-name="Standard">Records: 0 <text:s/>Duplicates: 0 <text:s/>Warnings: 0</text:p>
      <text:p text:style-name="Standard"/>
      <text:p text:style-name="Standard">MariaDB [empresa]&gt; alter table detallefactura add CONSTRAINT FKPRODUCTO foreign key(producto) references productos(codigo) on delete cascade;</text:p>
      <text:p text:style-name="Standard">Query OK, 0 rows affected (0.057 sec)</text:p>
      <text:p text:style-name="Standard">Records: 0 <text:s/>Duplicates: 0 <text:s/>Warnings: 0</text:p>
      <text:p text:style-name="Standard"/>
      <text:p text:style-name="Standard">MariaDB [empresa]&gt;</text:p>
      <text:p text:style-name="Standard">MariaDB [empresa]&gt; delete from productos;</text:p>
      <text:p text:style-name="Standard">Query OK, 0 rows affected (0.002 sec)</text:p>
      <text:p text:style-name="Standard"/>
      <text:p text:style-name="Standard">MariaDB [empresa]&gt; insert into productos values( "AD011","ADITIVO PARA DIESEL",8000,8400,30,"24576225-1"),--</text:p>
      <text:p text:style-name="Standard"><text:s text:c="4"/>-&gt; ( "AD012","ADITIVO PARA MOTORES A GASOLINA",7800,8400,20,"24576225-1"),</text:p>
      <text:p text:style-name="Standard"><text:s text:c="4"/>-&gt; ( "AD013","AGUA REFRIGERANTE",12000,12700,20,"24576225-1"),</text:p>
      <text:p text:style-name="Standard"><text:s text:c="4"/>-&gt; ( "AD014","ADITIVO LIMPIA PARABRISAS",1000,700,200,"24576225-1"),</text:p>
      <text:p text:style-name="Standard"><text:s text:c="4"/>-&gt; ( "AD015","CROMATOS",700,4500,130,"24576225-1"),</text:p>
      <text:p text:style-name="Standard"><text:s text:c="4"/>-&gt; ( "AD016","GRASA RETINAX * 250 GMS",8000,8400,20,"24576225-1"),</text:p>
      <text:p text:style-name="Standard"><text:s text:c="4"/>-&gt; ( "AD017","GRASA AZUL DE LITIO",9400,9600,30,"24576225-1"),</text:p>
      <text:p text:style-name="Standard"><text:s text:c="4"/>-&gt; ( "AD018","GRASA AZUL DE LITIO",8000,8400,30,"24576225-1"),</text:p>
      <text:p text:style-name="Standard"><text:s text:c="4"/>-&gt; ( "AD019","SILICONA EMULSIONADA",7000,8400,20,"24576225-1"),</text:p>
      <text:p text:style-name="Standard"><text:s text:c="4"/>-&gt; ( "AD020","SILICONA AZUL",4400,5200,10,"24576225-1"),</text:p>
      <text:p text:style-name="Standard"><text:s text:c="4"/>-&gt; ( "AD021","SILICONA ROJA",4400,5200,8,"24576225-1"),</text:p>
      <text:p text:style-name="Standard"><text:s text:c="4"/>-&gt; ( "AD022","SILICONA AZUL",4400,5200,0,"24576225-1"),</text:p>
      <text:p text:style-name="Standard"><text:s text:c="4"/>-&gt; ( "OT023","BILLETERAS DOCUMENTOS",5000,3500,0,"24576225-1"),</text:p>
      <text:p text:style-name="Standard"><text:s text:c="4"/>-&gt; ( "OT024","TOALLAS - DULCE ABRIGO",3000,2750,1,"24576225-1");</text:p>
      <text:p text:style-name="Standard">Query OK, 14 rows affected, 1 warning (0.003 sec)</text:p>
      <text:p text:style-name="Standard">Records: 14 <text:s/>Duplicates: 0 <text:s/>Warnings: 1</text:p>
      <text:p text:style-name="Standard"/>
      <text:p text:style-name="Standard">MariaDB [empresa]&gt;</text:p>
      <text:p text:style-name="Standard"><text:soft-page-break/>MariaDB [empresa]&gt;</text:p>
      <text:p text:style-name="Standard">MariaDB [empresa]&gt; insert into productos values( "AC001","MOBIL 15W40 * 1/4",10600,9600,300,"24573748-2"),</text:p>
      <text:p text:style-name="Standard"><text:s text:c="4"/>-&gt; ( "AC002","MOBIL DELVAC 50",8500,9700,114,"24573748-2"),</text:p>
      <text:p text:style-name="Standard"><text:s text:c="4"/>-&gt; ( "AC003","ACEITE SPIRAX 140 * 1/4",12000,12500,187,"24573748-2"),</text:p>
      <text:p text:style-name="Standard"><text:s text:c="4"/>-&gt; ( "AC004","ACEITE SPIRAX 250 * 1/4",12000,12600,300,"24573748-2"),</text:p>
      <text:p text:style-name="Standard"><text:s text:c="4"/>-&gt; ( "AC005","ACEITE RIMULA 15W40 * 1/4",11000,11700,63,"24573748-2"),</text:p>
      <text:p text:style-name="Standard"><text:s text:c="4"/>-&gt; ( "AC006","ACEITE RIMULA 20W60",11500,12700,45,"24573748-2"),</text:p>
      <text:p text:style-name="Standard"><text:s text:c="4"/>-&gt; ( "AC007","ACEITE RIMULA D 50 * 1/4",10000,10800,25,"24573748-2"),</text:p>
      <text:p text:style-name="Standard"><text:s text:c="4"/>-&gt; ( "AC008","ACEITE RIMULA D * 1/4 GRANEL",9200,9600,300,"24573748-2"),</text:p>
      <text:p text:style-name="Standard"><text:s text:c="4"/>-&gt; ( "AC009","VALVULINA XXX * 1/4",5000,5700,421,"24573748-2"),</text:p>
      <text:p text:style-name="Standard"><text:s text:c="4"/>-&gt; ( "AC010","ACEITE TECTION 50 * 1/4",12000,13200,0,"24573748-2"),</text:p>
      <text:p text:style-name="Standard"><text:s text:c="4"/>-&gt; ( "AC011","ACEITE URSA 50",8600,9600,0,"24573748-2");</text:p>
      <text:p text:style-name="Standard">Query OK, 11 rows affected (0.003 sec)</text:p>
      <text:p text:style-name="Standard">Records: 11 <text:s/>Duplicates: 0 <text:s/>Warnings: 0</text:p>
      <text:p text:style-name="Standard"/>
      <text:p text:style-name="Standard">MariaDB [empresa]&gt;</text:p>
      <text:p text:style-name="Standard">MariaDB [empresa]&gt; delete from proveedores;</text:p>
      <text:p text:style-name="Standard">Query OK, 0 rows affected (0.000 sec)</text:p>
      <text:p text:style-name="Standard"/>
      <text:p text:style-name="Standard">MariaDB [empresa]&gt; INSERT INTO PROVEEDORES VALUES("24576225-1","PETROLABS DE COLOMBIA","AV CRA 68 No. 85A-23","2174563","FRANCIA ELENA CUBIDES");</text:p>
      <text:p text:style-name="Standard">Query OK, 1 row affected, 2 warnings (0.002 sec)</text:p>
      <text:p text:style-name="Standard"/>
      <text:p text:style-name="Standard">MariaDB [empresa]&gt; INSERT INTO PROVEEDORES VALUES("24573748-2","INSERCOL S.A","AUTOPISTA SUR VIA A GIRON","6231089","RICARDO MENDOZA GOMEZ");</text:p>
      <text:p text:style-name="Standard">Query OK, 1 row affected, 1 warning (0.002 sec)</text:p>
      <text:p text:style-name="Standard"/>
      <text:p text:style-name="Standard">MariaDB [empresa]&gt;</text:p>
      <text:p text:style-name="Standard">MariaDB [empresa]&gt; delete from clientes;</text:p>
      <text:p text:style-name="Standard">Query OK, 0 rows affected (0.001 sec)</text:p>
      <text:p text:style-name="Standard"/>
      <text:p text:style-name="Standard">MariaDB [empresa]&gt; INSERT INTO <text:s/>CLIENTES VALUES</text:p>
      <text:p text:style-name="Standard"><text:s text:c="4"/>-&gt; ("4377130","LEONARDO FABIO","VALENCIA RICO","CRA 27 # 21-11","7393592"),</text:p>
      <text:p text:style-name="Standard"><text:s text:c="4"/>-&gt; ("92227452","VICTOR MANUEL","PARRA VARGAS","MANZANA 11 # 3 MONTEVIDEO","7408247"),</text:p>
      <text:p text:style-name="Standard"><text:s text:c="4"/>-&gt; ("75080501","GUSTAVO ADOLFO","TOLOZA","CL 21 15-09 AP 601 EDIF. JOSE MARIA CORDOBA","7442125"),</text:p>
      <text:p text:style-name="Standard"><text:s text:c="4"/>-&gt; ("18396606","FABIAN","SUAREZ RODRIGUEZ","CRA 15 18N-13 AP 301","7466147"),</text:p>
      <text:p text:style-name="Standard"><text:s text:c="4"/>-&gt; ("18400000","CARLOS HERNAN","SUAREZ RODRIGUEZ","CRA 14 11-36","7424090"),</text:p>
      <text:p text:style-name="Standard"><text:s text:c="4"/>-&gt; ("7777777777","CLIENTES VARIOS ARMENIA","CLIENTES VARIOS","ARMENIA","7373737"),</text:p>
      <text:p text:style-name="Standard"><text:s text:c="4"/>-&gt; ("33819984","LUZ MARINA","GIRON PEREA","CRA 20 9-65","7482659"),</text:p>
      <text:p text:style-name="Standard"><text:s text:c="4"/>-&gt; ("33819986","LUCY","GOMEZ PE?UELA","CL 9 14-08 LOCAL 1","7456949"),</text:p>
      <text:p text:style-name="Standard"><text:s text:c="4"/>-&gt; ("33872000","ROSEMARY","RAMIREZ GOMEZ","CLL 5 No. 20-00 B 18 APTO 403","7455264"),</text:p>
      <text:p text:style-name="Standard"><text:s text:c="4"/>-&gt; ("41375231","SANDRA JENNY","BERSH ARIAS","CRA 13 19-29 EDIFICIO PLAZUELA","7440874"),</text:p>
      <text:p text:style-name="Standard"><text:s text:c="4"/>-&gt; ("77074523","TIBERIO","ORTIZ","CL 9 17-35","7468814");</text:p>
      <text:p text:style-name="Standard">Query OK, 11 rows affected, 4 warnings (0.002 sec)</text:p>
      <text:p text:style-name="Standard">Records: 11 <text:s/>Duplicates: 0 <text:s/>Warnings: 4</text:p>
      <text:p text:style-name="Standard"/>
      <text:p text:style-name="Standard"><text:soft-page-break/>MariaDB [empresa]&gt;</text:p>
      <text:p text:style-name="Standard">MariaDB [empresa]&gt;</text:p>
      <text:p text:style-name="Standard">MariaDB [empresa]&gt; DELETE FROM CARGO;</text:p>
      <text:p text:style-name="Standard">ERROR 1146 (42S02): Table 'empresa.cargo' doesn't exist</text:p>
      <text:p text:style-name="Standard">MariaDB [empresa]&gt; INSERT INTO CARGO VALUES</text:p>
      <text:p text:style-name="Standard"><text:s text:c="4"/>-&gt; ("01","GERENTE",4900000),</text:p>
      <text:p text:style-name="Standard"><text:s text:c="4"/>-&gt; ("02","SECRETARIA",1000000),</text:p>
      <text:p text:style-name="Standard"><text:s text:c="4"/>-&gt; ("03","VENDEDOR",890000),</text:p>
      <text:p text:style-name="Standard"><text:s text:c="4"/>-&gt; ("04","AUXILIAR CONTABLE",890000),</text:p>
      <text:p text:style-name="Standard"><text:s text:c="4"/>-&gt; ("05","CONTADOR",2155000),</text:p>
      <text:p text:style-name="Standard"><text:s text:c="4"/>-&gt; ("06","OPERADOR", 890000),</text:p>
      <text:p text:style-name="Standard"><text:s text:c="4"/>-&gt; ("07","CAJERO",1115000);</text:p>
      <text:p text:style-name="Standard">ERROR 1146 (42S02): Table 'empresa.cargo' doesn't exist</text:p>
      <text:p text:style-name="Standard">MariaDB [empresa]&gt;</text:p>
      <text:p text:style-name="Standard">MariaDB [empresa]&gt; INSERT INTO SUCURSAL(codigo,nombre,direccion) VALUES</text:p>
      <text:p text:style-name="Standard"><text:s text:c="4"/>-&gt; ("01","SUCURSAL ESTACION TERPEL","CLL 19N VIA PEREIRA"),</text:p>
      <text:p text:style-name="Standard"><text:s text:c="4"/>-&gt; ("02","PARADOR DE CAMIONES","KM 2 VIA AL VALLE"),</text:p>
      <text:p text:style-name="Standard"><text:s text:c="4"/>-&gt; ("03","ESTACION DE SERVICIO VERSALLES","KM 18 VIA IBAGUE");</text:p>
      <text:p text:style-name="Standard">Query OK, 3 rows affected (0.003 sec)</text:p>
      <text:p text:style-name="Standard">Records: 3 <text:s/>Duplicates: 0 <text:s/>Warnings: 0</text:p>
      <text:p text:style-name="Standard"/>
      <text:p text:style-name="Standard">MariaDB [empresa]&gt;</text:p>
      <text:p text:style-name="Standard">MariaDB [empresa]&gt; DELETE FROM EMPLEADOS;</text:p>
      <text:p text:style-name="Standard">Query OK, 0 rows affected (0.001 sec)</text:p>
      <text:p text:style-name="Standard"/>
      <text:p text:style-name="Standard">MariaDB [empresa]&gt; INSERT INTO EMPLEADOS VALUES</text:p>
      <text:p text:style-name="Standard"><text:s text:c="4"/>-&gt; ("01-01","ENRIQUE","LONDONO VILLEGAS","CL 15 12-53","7454043",date_format("1970-05-30","%y-%m-%d"),date_format("2022-10-01","%y-%m-%d"),"1","01","01"),</text:p>
      <text:p text:style-name="Standard"><text:s text:c="4"/>-&gt; ("01-02","FERNANDO","CARDOZO SANTA","CL 17 26A-18","7403719",date_format("1976-03-21","%y-%m-%d"),date_format("2021-01-15","%y-%m-%d"),"1","02","01"),</text:p>
      <text:p text:style-name="Standard"><text:s text:c="4"/>-&gt; ("01-03","GLORIA","PATINO GARCIA","CL 15 20-24","7455890",date_format("1970-12-24","%y-%m-%d"),date_format("2006-06-30","%y-%m-%d"),"1","03","01"),</text:p>
      <text:p text:style-name="Standard"><text:s text:c="4"/>-&gt; ("03-01","ERSAIN","CASTANO LOPEZ","CL 8 23E-105","7466603",date_format("1981-02-19","%y-%m-%d"),date_format("2018-01-01","%y-%m-%d"),"1","01","03"),</text:p>
      <text:p text:style-name="Standard"><text:s text:c="4"/>-&gt; ("03-02","MAURICIO","CRUZ PINO","CRA 17 20-32","7485180",date_format("1985-04-13","%y-%m-%d"),date_format("2018-01-01","%y-%m-%d"),"1","01","03"),</text:p>
      <text:p text:style-name="Standard"><text:s text:c="4"/>-&gt; ("03-03","MONICA TATIANA","GARAVITO","CRA 18 10-32","7385580",date_format("1988-04-13","%y-%m-%d"),date_format("2007-06-01","%y-%m-%d"),"1","01","03");</text:p>
      <text:p text:style-name="Standard">Query OK, 6 rows affected, 1 warning (0.003 sec)</text:p>
      <text:p text:style-name="Standard">Records: 6 <text:s/>Duplicates: 0 <text:s/>Warnings: 1</text:p>
      <text:p text:style-name="Standard"/>
      <text:p text:style-name="Standard">MariaDB [empresa]&gt;</text:p>
      <text:p text:style-name="Standard">MariaDB [empresa]&gt;</text:p>
      <text:p text:style-name="Standard">MariaDB [empresa]&gt; update sucursal set gerente="01-01" where codigo="01";</text:p>
      <text:p text:style-name="Standard">Query OK, 1 row affected (0.005 sec)</text:p>
      <text:p text:style-name="Standard">Rows matched: 1 <text:s/>Changed: 1 <text:s/>Warnings: 0</text:p>
      <text:p text:style-name="Standard"/>
      <text:p text:style-name="Standard">MariaDB [empresa]&gt; update sucursal set gerente="01-02" where codigo="02";</text:p>
      <text:p text:style-name="Standard">Query OK, 1 row affected (0.003 sec)</text:p>
      <text:p text:style-name="Standard"><text:soft-page-break/>Rows matched: 1 <text:s/>Changed: 1 <text:s/>Warnings: 0</text:p>
      <text:p text:style-name="Standard"/>
      <text:p text:style-name="Standard">MariaDB [empresa]&gt; update sucursal set gerente="01-03" where codigo="03";</text:p>
      <text:p text:style-name="Standard">Query OK, 1 row affected (0.003 sec)</text:p>
      <text:p text:style-name="Standard">Rows matched: 1 <text:s/>Changed: 1 <text:s/>Warnings: 0</text:p>
      <text:p text:style-name="Standard"/>
      <text:p text:style-name="Standard">MariaDB [empresa]&gt;</text:p>
      <text:p text:style-name="Standard">MariaDB [empresa]&gt; delete from factura;</text:p>
      <text:p text:style-name="Standard">Query OK, 0 rows affected (0.000 sec)</text:p>
      <text:p text:style-name="Standard"/>
      <text:p text:style-name="Standard">MariaDB [empresa]&gt; INSERT INTO FACTURA VALUES</text:p>
      <text:p text:style-name="Standard"><text:s text:c="4"/>-&gt; (1,DATE_FORMAT("2018-02-01","%y-%m-%d"),"33819984","03-01","01","1"),</text:p>
      <text:p text:style-name="Standard"><text:s text:c="4"/>-&gt; (2,DATE_FORMAT("2018-02-01","%y-%m-%d"),"18396606","03-01","01","1"),</text:p>
      <text:p text:style-name="Standard"><text:s text:c="4"/>-&gt; (3,DATE_FORMAT("2018-02-01","%y-%m-%d"),"18396606","03-01","01","1"),</text:p>
      <text:p text:style-name="Standard"><text:s text:c="4"/>-&gt; (4,DATE_FORMAT("2018-02-02","%y-%m-%d"),"4377130","03-02","01","1"),</text:p>
      <text:p text:style-name="Standard"><text:s text:c="4"/>-&gt; (5,DATE_FORMAT("2018-02-02","%y-%m-%d"),"18400000","03-01","01","2"),</text:p>
      <text:p text:style-name="Standard"><text:s text:c="4"/>-&gt; (6,DATE_FORMAT("2018-02-02","%y-%m-%d"),"7777777777","03-01","01","1"),</text:p>
      <text:p text:style-name="Standard"><text:s text:c="4"/>-&gt; (7,DATE_FORMAT("2018-02-02","%y-%m-%d"),"7777777777","03-02","01","1"),</text:p>
      <text:p text:style-name="Standard"><text:s text:c="4"/>-&gt; (8,DATE_FORMAT("2018-02-02","%y-%m-%d"),"4377130","03-01","01","1"),</text:p>
      <text:p text:style-name="Standard"><text:s text:c="4"/>-&gt; (9,DATE_FORMAT("2018-02-03","%y-%m-%d"),"92227452","03-01","01","1"),</text:p>
      <text:p text:style-name="Standard"><text:s text:c="4"/>-&gt; (10,DATE_FORMAT("2018-02-03","%y-%m-%d"),"75080501","03-01","01","1"),</text:p>
      <text:p text:style-name="Standard"><text:s text:c="4"/>-&gt; (11,DATE_FORMAT("2018-02-03","%y-%m-%d"),"4377130","03-01","01","1"),</text:p>
      <text:p text:style-name="Standard"><text:s text:c="4"/>-&gt; (12,DATE_FORMAT("2018-02-03","%y-%m-%d"),"41375231","03-02","01","1"),</text:p>
      <text:p text:style-name="Standard"><text:s text:c="4"/>-&gt; (13,DATE_FORMAT("2018-02-03","%y-%m-%d"),"41375231","03-02","01","1"),</text:p>
      <text:p text:style-name="Standard"><text:s text:c="4"/>-&gt; (14,DATE_FORMAT("2018-02-03","%y-%m-%d"),"18400000","03-02","01","2"),</text:p>
      <text:p text:style-name="Standard"><text:s text:c="4"/>-&gt; (15,DATE_FORMAT("2018-02-04","%y-%m-%d"),"75080501","03-02","01","1"),</text:p>
      <text:p text:style-name="Standard"><text:s text:c="4"/>-&gt; (16,DATE_FORMAT("2018-02-04","%y-%m-%d"),"33872000","03-01","01","1"),</text:p>
      <text:p text:style-name="Standard"><text:s text:c="4"/>-&gt; (17,DATE_FORMAT("2018-02-04","%y-%m-%d"),"18396606","03-01","01","1"),</text:p>
      <text:p text:style-name="Standard"><text:s text:c="4"/>-&gt; (18,DATE_FORMAT("2018-02-04","%y-%m-%d"),"41375231","03-01","01","2"),</text:p>
      <text:p text:style-name="Standard"><text:s text:c="4"/>-&gt; (19,DATE_FORMAT("2018-02-05","%y-%m-%d"),"92227452","03-01","01","1"),</text:p>
      <text:p text:style-name="Standard"><text:s text:c="4"/>-&gt; (20,DATE_FORMAT("2018-02-04","%y-%m-%d"),"18400000","03-01","01","1");</text:p>
      <text:p text:style-name="Standard">Query OK, 20 rows affected (0.009 sec)</text:p>
      <text:p text:style-name="Standard">Records: 20 <text:s/>Duplicates: 0 <text:s/>Warnings: 0</text:p>
      <text:p text:style-name="Standard"/>
      <text:p text:style-name="Standard">MariaDB [empresa]&gt;</text:p>
      <text:p text:style-name="Standard">MariaDB [empresa]&gt; delete from detallefactura;</text:p>
      <text:p text:style-name="Standard">Query OK, 0 rows affected (0.000 sec)</text:p>
      <text:p text:style-name="Standard"/>
      <text:p text:style-name="Standard">MariaDB [empresa]&gt; insert into detallefactura values</text:p>
      <text:p text:style-name="Standard"><text:s text:c="4"/>-&gt; (1,"AC010",1),(1,"AD011",2),(1,"AC011",1),</text:p>
      <text:p text:style-name="Standard"><text:s text:c="4"/>-&gt; (2,"OT023",2),</text:p>
      <text:p text:style-name="Standard"><text:s text:c="4"/>-&gt; (3,"AD011",1),(3,"AD012",2),(3,"AD013",1),(3,"AC007",1),</text:p>
      <text:p text:style-name="Standard"><text:s text:c="4"/>-&gt; (4,"AD014",1),(4,"AD015",1),(4,"AD016",2),</text:p>
      <text:p text:style-name="Standard"><text:s text:c="4"/>-&gt; (5,"AC008",1),(5,"AC009",1),(5,"AC010",1),</text:p>
      <text:p text:style-name="Standard"><text:s text:c="4"/>-&gt; (6,"OT024",2),(6,"OT023",2),(6,"AC008",1),(6,"AC009",1),(6,"AC002",1),</text:p>
      <text:p text:style-name="Standard"><text:s text:c="4"/>-&gt; (7,"AD015",1),(7,"AD016",2),</text:p>
      <text:p text:style-name="Standard"><text:s text:c="4"/>-&gt; (8,"AC001",1),(8,"AC002",1),(8,"AD015",1),(8,"AD016",1),</text:p>
      <text:p text:style-name="Standard"><text:s text:c="4"/>-&gt; (9,"AD020",1),(9,"AD021",5),(9,"OT023",4),(9,"AC011",6),</text:p>
      <text:p text:style-name="Standard"><text:s text:c="4"/>-&gt; (10,"AC006",1),(10,"AC008",1),(10,"AD011",1),(10,"AD016",3);</text:p>
      <text:p text:style-name="Standard">Query OK, 33 rows affected (0.003 sec)</text:p>
      <text:p text:style-name="Standard">Records: 33 <text:s/>Duplicates: 0 <text:s/>Warnings: 0</text:p>
      <text:p text:style-name="Standard"/>
      <text:p text:style-name="Standard"><text:soft-page-break/>MariaDB [empresa]&gt;</text:p>
      <text:p text:style-name="Standard">MariaDB [empresa]&gt; insert into detallefactura values</text:p>
      <text:p text:style-name="Standard"><text:s text:c="4"/>-&gt; (11,"AC010",1),(11,"AD011",2),(11,"AC011",1),</text:p>
      <text:p text:style-name="Standard"><text:s text:c="4"/>-&gt; (12,"OT023",2),</text:p>
      <text:p text:style-name="Standard"><text:s text:c="4"/>-&gt; (13,"AD011",1),(13,"AD012",2),(13,"AD013",1),(13,"AC007",1),</text:p>
      <text:p text:style-name="Standard"><text:s text:c="4"/>-&gt; (14,"AD014",1),(14,"AD015",1),(14,"AD016",2),</text:p>
      <text:p text:style-name="Standard"><text:s text:c="4"/>-&gt; (15,"AC008",1),(15,"AC009",1),(15,"AC010",1),</text:p>
      <text:p text:style-name="Standard"><text:s text:c="4"/>-&gt; (16,"OT024",2),(16,"OT023",2),(16,"AC008",1),(16,"AC009",1),(16,"AC002",1),</text:p>
      <text:p text:style-name="Standard"><text:s text:c="4"/>-&gt; (17,"AD015",1),(17,"AD016",2),</text:p>
      <text:p text:style-name="Standard"><text:s text:c="4"/>-&gt; (18,"AC001",1),(18,"AC002",1),(18,"AD015",1),(18,"AD016",1),</text:p>
      <text:p text:style-name="Standard"><text:s text:c="4"/>-&gt; (19,"AD020",1),(19,"AD021",3),(19,"OT023",4),(19,"AC011",3),</text:p>
      <text:p text:style-name="Standard"><text:s text:c="4"/>-&gt; (20,"AC006",1),(20,"AC008",1),(20,"AD011",1),(20,"AD016",1);</text:p>
      <text:p text:style-name="Standard">Query OK, 33 rows affected (0.003 sec)</text:p>
      <text:p text:style-name="Standard">Records: 33 <text:s/>Duplicates: 0 <text:s/>Warnings: 0</text:p>
      <text:p text:style-name="Standard"/>
      <text:p text:style-name="Standard">MariaDB [empresa]&gt;</text:p>
      <text:p text:style-name="Standard">MariaDB [empresa]&gt; alter table empleados add foreign key(cargo) references cargo(codigo);</text:p>
      <text:p text:style-name="Standard">ERROR 1005 (HY000): Can't create table `empresa`.`empleados` (errno: 150 "Foreign key constraint is incorrectly formed")</text:p>
      <text:p text:style-name="Standard">MariaDB [empresa]&gt; alter table productos add foreign key(proveedor) references proveedores(nit);</text:p>
      <text:p text:style-name="Standard">Query OK, 25 rows affected (0.067 sec)</text:p>
      <text:p text:style-name="Standard">Records: 25 <text:s/>Duplicates: 0 <text:s/>Warnings: 0</text:p>
      <text:p text:style-name="Standard"/>
      <text:p text:style-name="Standard">MariaDB [empresa]&gt; ALTER TABLE cargo ADD CONSTRAINT nombre_unico UNIQUE (nombre);</text:p>
      <text:p text:style-name="Standard">ERROR 1146 (42S02): Table 'empresa.cargo' doesn't exist</text:p>
      <text:p text:style-name="Standard">MariaDB [empresa]&gt; ALTER TABLE clientes ADD CONSTRAINT cedula_unico UNIQUE (cedula);</text:p>
      <text:p text:style-name="Standard">Query OK, 0 rows affected (0.094 sec)</text:p>
      <text:p text:style-name="Standard">Records: 0 <text:s/>Duplicates: 0 <text:s/>Warnings: 0</text:p>
      <text:p text:style-name="Standard"/>
      <text:p text:style-name="Standard">MariaDB [empresa]&gt; ALTER TABLE productos ADD CONSTRAINT codigo_unico UNIQUE (codigo);</text:p>
      <text:p text:style-name="Standard">Query OK, 0 rows affected (0.027 sec)</text:p>
      <text:p text:style-name="Standard">Records: 0 <text:s/>Duplicates: 0 <text:s/>Warnings: 0</text:p>
      <text:p text:style-name="Standard"/>
      <text:p text:style-name="Standard">MariaDB [empresa]&gt; ALTER TABLE proveedores ADD CONSTRAINT nit_unico UNIQUE (nit);</text:p>
      <text:p text:style-name="Standard">Query OK, 0 rows affected (0.027 sec)</text:p>
      <text:p text:style-name="Standard">Records: 0 <text:s/>Duplicates: 0 <text:s/>Warnings: 0</text:p>
      <text:p text:style-name="Standard"/>
      <text:p text:style-name="Standard">MariaDB [empresa]&gt;</text:p>
      <text:p text:style-name="Standard">MariaDB [empresa]&gt; ALTER TABLE sucursal ADD CONSTRAINT codigo_unico UNIQUE (codigo);</text:p>
      <text:p text:style-name="Standard">Query OK, 0 rows affected (0.066 sec)</text:p>
      <text:p text:style-name="Standard">Records: 0 <text:s/>Duplicates: 0 <text:s/>Warnings: 0</text:p>
      <text:p text:style-name="Standard"/>
      <text:p text:style-name="Standard">MariaDB [empresa]&gt; ALTER TABLE empleados ADD CONSTRAINT codigo_unico UNIQUE (codigo);</text:p>
      <text:p text:style-name="Standard">Query OK, 0 rows affected (0.071 sec)</text:p>
      <text:p text:style-name="Standard">Records: 0 <text:s/>Duplicates: 0 <text:s/>Warnings: 0</text:p>
      <text:p text:style-name="Standard"/>
      <text:p text:style-name="Standard">MariaDB [empresa]&gt; SELECT nombres, apellidos, cargo.nombre AS cargo</text:p>
      <text:p text:style-name="Standard"><text:soft-page-break/><text:s text:c="4"/>-&gt; FROM empleados</text:p>
      <text:p text:style-name="Standard"><text:s text:c="4"/>-&gt; JOIN cargo ON empleados.cargo = cargo.codigo</text:p>
      <text:p text:style-name="Standard"><text:s text:c="4"/>-&gt; WHERE DATEDIFF(CURRENT_DATE(), fe_ingreso) &gt; 1095; -- 3 años en días (365 * 3 = 1095)</text:p>
      <text:p text:style-name="Standard">ERROR 1146 (42S02): Table 'empresa.cargo' doesn't exist</text:p>
      <text:p text:style-name="Standard">MariaDB [empresa]&gt; SELECT codigo, nombres, apellidos, salario</text:p>
      <text:p text:style-name="Standard"><text:s text:c="4"/>-&gt; FROM empleados</text:p>
      <text:p text:style-name="Standard"><text:s text:c="4"/>-&gt; WHERE fe_nacimiento = (SELECT MIN(fe_nacimiento) FROM empleados);</text:p>
      <text:p text:style-name="Standard">ERROR 1054 (42S22): Unknown column 'salario' in 'field list'</text:p>
      <text:p text:style-name="Standard">MariaDB [empresa]&gt; SELECT p.nombre AS nombre_producto, df.cantidad</text:p>
      <text:p text:style-name="Standard"><text:s text:c="4"/>-&gt; FROM detallefactura df</text:p>
      <text:p text:style-name="Standard"><text:s text:c="4"/>-&gt; JOIN productos p ON df.producto = p.codigo</text:p>
      <text:p text:style-name="Standard"><text:s text:c="4"/>-&gt; JOIN factura f ON df.consecutivo = f.consecutivo</text:p>
      <text:p text:style-name="Standard"><text:s text:c="4"/>-&gt; WHERE f.consecutivo = 10;</text:p>
      <text:p text:style-name="Standard">+------------------------------+----------+</text:p>
      <text:p text:style-name="Standard">| nombre_producto <text:s text:c="13"/>| cantidad |</text:p>
      <text:p text:style-name="Standard">+------------------------------+----------+</text:p>
      <text:p text:style-name="Standard">| ACEITE RIMULA 20W60 <text:s text:c="9"/>| <text:s text:c="7"/>1 |</text:p>
      <text:p text:style-name="Standard">| ACEITE RIMULA D * 1/4 GRANEL | <text:s text:c="7"/>1 |</text:p>
      <text:p text:style-name="Standard">| ADITIVO PARA DIESEL <text:s text:c="9"/>| <text:s text:c="7"/>1 |</text:p>
      <text:p text:style-name="Standard">| GRASA RETINAX * 250 GMS <text:s text:c="5"/>| <text:s text:c="7"/>3 |</text:p>
      <text:p text:style-name="Standard">+------------------------------+----------+</text:p>
      <text:p text:style-name="Standard">4 rows in set (0.023 sec)</text:p>
      <text:p text:style-name="Standard"/>
      <text:p text:style-name="Standard">MariaDB [empresa]&gt; SELECT</text:p>
      <text:p text:style-name="Standard"><text:s text:c="4"/>-&gt; <text:s text:c="4"/>codigo AS codigo_empleado,</text:p>
      <text:p text:style-name="Standard"><text:s text:c="4"/>-&gt; <text:s text:c="4"/>nombres,</text:p>
      <text:p text:style-name="Standard"><text:s text:c="4"/>-&gt; <text:s text:c="4"/>apellidos,</text:p>
      <text:p text:style-name="Standard"><text:s text:c="4"/>-&gt;</text:p>
      <text:p text:style-name="Standard"><text:s text:c="4"/>-&gt; ;</text:p>
      <text:p text:style-name="Standard">ERROR 1064 (42000): You have an error in your SQL syntax; check the manual that corresponds to your MariaDB server version for the right syntax to use near '' at line 4</text:p>
      <text:p text:style-name="Standard">MariaDB [empresa]&gt; SELECT</text:p>
      <text:p text:style-name="Standard"><text:s text:c="4"/>-&gt; <text:s text:c="4"/>codigo AS codigo_empleado,</text:p>
      <text:p text:style-name="Standard"><text:s text:c="4"/>-&gt; <text:s text:c="4"/>nombres,</text:p>
      <text:p text:style-name="Standard"><text:s text:c="4"/>-&gt; <text:s text:c="4"/>apellidos,</text:p>
      <text:p text:style-name="Standard"><text:s text:c="4"/>-&gt; <text:s text:c="4"/>CONCAT(LOWER(LEFT(nombres, 3)), LOWER(LEFT(apellidos, 3)), '.', LOWER(cargo.nombre), '@miempresa.com') AS correo_electronico</text:p>
      <text:p text:style-name="Standard"><text:s text:c="4"/>-&gt; FROM</text:p>
      <text:p text:style-name="Standard"><text:s text:c="4"/>-&gt; <text:s text:c="4"/>empleados</text:p>
      <text:p text:style-name="Standard"><text:s text:c="4"/>-&gt; JOIN</text:p>
      <text:p text:style-name="Standard"><text:s text:c="4"/>-&gt; <text:s text:c="4"/>cargo ON empleados.cargo = cargo.codigo;</text:p>
      <text:p text:style-name="Standard">ERROR 1146 (42S02): Table 'empresa.cargo' doesn't exist</text:p>
      <text:p text:style-name="Standard">MariaDB [empresa]&gt; SELECT</text:p>
      <text:p text:style-name="Standard"><text:s text:c="4"/>-&gt; <text:s text:c="4"/>factura.fecha AS fecha_venta,</text:p>
      <text:p text:style-name="Standard"><text:s text:c="4"/>-&gt; <text:s text:c="4"/>CONCAT(empleados.nombres, ' ', empleados.apellidos) AS nombre_vendedor,</text:p>
      <text:p text:style-name="Standard"><text:s text:c="4"/>-&gt; <text:s text:c="4"/>CONCAT(clientes.nombres, ' ', clientes.apellidos) AS nombre_cliente,</text:p>
      <text:p text:style-name="Standard"><text:s text:c="4"/>-&gt; <text:s text:c="4"/>sucursal.nombre AS nombre_sucursal</text:p>
      <text:p text:style-name="Standard"><text:s text:c="4"/>-&gt; FROM</text:p>
      <text:p text:style-name="Standard"><text:s text:c="4"/>-&gt; <text:s text:c="4"/>factura</text:p>
      <text:p text:style-name="Standard"><text:s text:c="4"/>-&gt; JOIN</text:p>
      <text:p text:style-name="Standard"><text:s text:c="4"/>-&gt; <text:s text:c="4"/>empleados ON factura.vendedor = empleados.codigo</text:p>
      <text:p text:style-name="Standard"><text:soft-page-break/><text:s text:c="4"/>-&gt; JOIN</text:p>
      <text:p text:style-name="Standard"><text:s text:c="4"/>-&gt; <text:s text:c="4"/>clientes ON factura.cliente = clientes.cedula</text:p>
      <text:p text:style-name="Standard"><text:s text:c="4"/>-&gt; JOIN</text:p>
      <text:p text:style-name="Standard"><text:s text:c="4"/>-&gt; <text:s text:c="4"/>sucursal ON factura.sucursal = sucursal.codigo</text:p>
      <text:p text:style-name="Standard"><text:s text:c="4"/>-&gt; ORDER BY</text:p>
      <text:p text:style-name="Standard"><text:s text:c="4"/>-&gt; <text:s text:c="4"/>factura.consecutivo DESC</text:p>
      <text:p text:style-name="Standard"><text:s text:c="4"/>-&gt; LIMIT 1;</text:p>
      <text:p text:style-name="Standard">+-------------+----------------------+-------------------------------+--------------------------+</text:p>
      <text:p text:style-name="Standard">| fecha_venta | nombre_vendedor <text:s text:c="5"/>| nombre_cliente <text:s text:c="15"/>| nombre_sucursal <text:s text:c="9"/>|</text:p>
      <text:p text:style-name="Standard">+-------------+----------------------+-------------------------------+--------------------------+</text:p>
      <text:p text:style-name="Standard">| 2018-02-04 <text:s/>| ERSAIN CASTANO LOPEZ | CARLOS HERNAN SUAREZ RODRIGUE | SUCURSAL ESTACION TERPEL |</text:p>
      <text:p text:style-name="Standard">+-------------+----------------------+-------------------------------+--------------------------+</text:p>
      <text:p text:style-name="Standard">1 row in set (0.011 sec)</text:p>
      <text:p text:style-name="Standard"/>
      <text:p text:style-name="Standard">MariaDB [empresa]&gt; SELECT</text:p>
      <text:p text:style-name="Standard"><text:s text:c="4"/>-&gt; <text:s text:c="4"/>factura.fecha AS fecha_venta,</text:p>
      <text:p text:style-name="Standard"><text:s text:c="4"/>-&gt; <text:s text:c="4"/>CONCAT(empleados.nombres, ' ', empleados.apellidos) AS nombre_vendedor,</text:p>
      <text:p text:style-name="Standard"><text:s text:c="4"/>-&gt; <text:s text:c="4"/>CONCAT(clientes.nombres, ' ', clientes.apellidos) AS nombre_cliente,</text:p>
      <text:p text:style-name="Standard"><text:s text:c="4"/>-&gt; <text:s text:c="4"/>sucursal.nombre AS nombre_sucursal</text:p>
      <text:p text:style-name="Standard"><text:s text:c="4"/>-&gt; FROM</text:p>
      <text:p text:style-name="Standard"><text:s text:c="4"/>-&gt; <text:s text:c="4"/>factura</text:p>
      <text:p text:style-name="Standard"><text:s text:c="4"/>-&gt; JOIN</text:p>
      <text:p text:style-name="Standard"><text:s text:c="4"/>-&gt; <text:s text:c="4"/>empleados ON factura.vendedor = empleados.codigo</text:p>
      <text:p text:style-name="Standard"><text:s text:c="4"/>-&gt; JOIN</text:p>
      <text:p text:style-name="Standard"><text:s text:c="4"/>-&gt; <text:s text:c="4"/>clientes ON factura.cliente = clientes.cedula</text:p>
      <text:p text:style-name="Standard"><text:s text:c="4"/>-&gt; JOIN</text:p>
      <text:p text:style-name="Standard"><text:s text:c="4"/>-&gt; <text:s text:c="4"/>sucursal ON factura.sucursal = sucursal.codigo</text:p>
      <text:p text:style-name="Standard"><text:s text:c="4"/>-&gt; ORDER BY</text:p>
      <text:p text:style-name="Standard"><text:s text:c="4"/>-&gt; <text:s text:c="4"/>factura.consecutivo DESC</text:p>
      <text:p text:style-name="Standard"><text:s text:c="4"/>-&gt; LIMIT 1;</text:p>
      <text:p text:style-name="Standard">+-------------+----------------------+-------------------------------+--------------------------+</text:p>
      <text:p text:style-name="Standard">| fecha_venta | nombre_vendedor <text:s text:c="5"/>| nombre_cliente <text:s text:c="15"/>| nombre_sucursal <text:s text:c="9"/>|</text:p>
      <text:p text:style-name="Standard">+-------------+----------------------+-------------------------------+--------------------------+</text:p>
      <text:p text:style-name="Standard">| 2018-02-04 <text:s/>| ERSAIN CASTANO LOPEZ | CARLOS HERNAN SUAREZ RODRIGUE | SUCURSAL ESTACION TERPEL |</text:p>
      <text:p text:style-name="Standard">+-------------+----------------------+-------------------------------+--------------------------+</text:p>
      <text:p text:style-name="Standard">1 row in set (0.003 sec)</text:p>
      <text:p text:style-name="Standard"/>
      <text:p text:style-name="Standard">MariaDB [empresa]&gt; -- Modificar la tabla empleados</text:p>
      <text:p text:style-name="Standard">MariaDB [empresa]&gt; ALTER TABLE empleados</text:p>
      <text:p text:style-name="Standard"><text:s text:c="4"/>-&gt; ADD COLUMN ciudad VARCHAR(20) CHECK (ciudad IN ('Armenia', 'Pereira', 'Manizales'));</text:p>
      <text:p text:style-name="Standard">Query OK, 0 rows affected (0.053 sec)</text:p>
      <text:p text:style-name="Standard">Records: 0 <text:s/>Duplicates: 0 <text:s/>Warnings: 0</text:p>
      <text:p text:style-name="Standard"/>
      <text:p text:style-name="Standard">MariaDB [empresa]&gt;</text:p>
      <text:p text:style-name="Standard">MariaDB [empresa]&gt; -- Modificar la tabla clientes</text:p>
      <text:p text:style-name="Standard">MariaDB [empresa]&gt; ALTER TABLE clientes</text:p>
      <text:p text:style-name="Standard"><text:s text:c="4"/>-&gt; ADD COLUMN ciudad VARCHAR(20) CHECK (ciudad IN ('Armenia', 'Pereira', 'Manizales'));</text:p>
      <text:p text:style-name="Standard">Query OK, 0 rows affected (0.010 sec)</text:p>
      <text:p text:style-name="Standard"><text:soft-page-break/>Records: 0 <text:s/>Duplicates: 0 <text:s/>Warnings: 0</text:p>
      <text:p text:style-name="Standard"/>
      <text:p text:style-name="Standard">MariaDB [empresa]&gt; -- Actualizar la información de los empleados asignando la ciudad de residencia de manera rotativa</text:p>
      <text:p text:style-name="Standard"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MOD(id_empleado, 3) = 1 THEN 'Pereira'</text:p>
      <text:p text:style-name="Standard"><text:s text:c="4"/>-&gt; <text:s text:c="8"/>WHEN MOD(id_empleado, 3) = 2 THEN 'Manizales'</text:p>
      <text:p text:style-name="Standard"><text:s text:c="4"/>-&gt; <text:s text:c="8"/>WHEN MOD(id_empleado, 3) = 0 THEN 'Armenia'</text:p>
      <text:p text:style-name="Standard"><text:s text:c="4"/>-&gt; <text:s text:c="4"/>END</text:p>
      <text:p text:style-name="Standard"><text:s text:c="4"/>-&gt;</text:p>
      <text:p text:style-name="Standard"><text:s text:c="4"/>-&gt; ;</text:p>
      <text:p text:style-name="Standard">ERROR 1054 (42S22): Unknown column 'id_empleado' in 'field list'</text:p>
      <text:p text:style-name="Standard">MariaDB [empresa]&gt; -- Actualizar la información de los empleados asignando la ciudad de residencia de manera rotativa</text:p>
      <text:p text:style-name="Standard">MariaDB [empresa]&gt; UPDATE empleados e</text:p>
      <text:p text:style-name="Standard"><text:s text:c="4"/>-&gt; JOIN (</text:p>
      <text:p text:style-name="Standard"><text:s text:c="4"/>-&gt; <text:s text:c="4"/>SELECT</text:p>
      <text:p text:style-name="Standard"><text:s text:c="4"/>-&gt; <text:s text:c="8"/>codigo,</text:p>
      <text:p text:style-name="Standard"><text:s text:c="4"/>-&gt; <text:s text:c="8"/>ciudad,</text:p>
      <text:p text:style-name="Standard"><text:s text:c="4"/>-&gt; <text:s text:c="8"/>ROW_NUMBER() OVER (PARTITION BY ciudad ORDER BY apellidos, nombres) AS row_num</text:p>
      <text:p text:style-name="Standard"><text:s text:c="4"/>-&gt; <text:s text:c="4"/>FROM empleados</text:p>
      <text:p text:style-name="Standard"><text:s text:c="4"/>-&gt; ) AS emp_ordered ON e.codigo = emp_ordered.codigo</text:p>
      <text:p text:style-name="Standard"><text:s text:c="4"/>-&gt; SET e.ciudad =</text:p>
      <text:p text:style-name="Standard"><text:s text:c="4"/>-&gt; <text:s text:c="4"/>CASE</text:p>
      <text:p text:style-name="Standard"><text:s text:c="4"/>-&gt; <text:s text:c="8"/>WHEN row_num &lt;= (SELECT COUNT(*) / 3 FROM empleados WHERE ciudad = 'Pereira') THEN 'Pereira'</text:p>
      <text:p text:style-name="Standard"><text:s text:c="4"/>-&gt; <text:s text:c="8"/>WHEN row_num &lt;= (SELECT COUNT(*) / 3 FROM empleados WHERE ciudad = 'Manizales') THEN 'Manizales'</text:p>
      <text:p text:style-name="Standard"><text:s text:c="4"/>-&gt; <text:s text:c="8"/>ELSE 'Armenia'</text:p>
      <text:p text:style-name="Standard"><text:s text:c="4"/>-&gt; <text:s text:c="4"/>END;</text:p>
      <text:p text:style-name="Standard">Query OK, 6 rows affected (0.022 sec)</text:p>
      <text:p text:style-name="Standard">Rows matched: 6 <text:s/>Changed: 6 <text:s/>Warnings: 0</text:p>
      <text:p text:style-name="Standard"/>
      <text:p text:style-name="Standard">MariaDB [empresa]&gt; SELECT codigo, nombres, apellidos, ciudad</text:p>
      <text:p text:style-name="Standard"><text:s text:c="4"/>-&gt; FROM empleados;</text:p>
      <text:p text:style-name="Standard">+--------+----------------+-----------------+---------+</text:p>
      <text:p text:style-name="Standard">| codigo | nombres <text:s text:c="7"/>| apellidos <text:s text:c="6"/>| ciudad <text:s/>|</text:p>
      <text:p text:style-name="Standard">+--------+----------------+-----------------+---------+</text:p>
      <text:p text:style-name="Standard">| 01-01 <text:s/>| ENRIQUE <text:s text:c="7"/>| LONDONO VILLEGA | Armenia |</text:p>
      <text:p text:style-name="Standard">| 01-02 <text:s/>| FERNANDO <text:s text:c="6"/>| CARDOZO SANTA <text:s text:c="2"/>| Armenia |</text:p>
      <text:p text:style-name="Standard">| 01-03 <text:s/>| GLORIA <text:s text:c="8"/>| PATINO GARCIA <text:s text:c="2"/>| Armenia |</text:p>
      <text:p text:style-name="Standard">| 03-01 <text:s/>| ERSAIN <text:s text:c="8"/>| CASTANO LOPEZ <text:s text:c="2"/>| Armenia |</text:p>
      <text:p text:style-name="Standard">| 03-02 <text:s/>| MAURICIO <text:s text:c="6"/>| CRUZ PINO <text:s text:c="6"/>| Armenia |</text:p>
      <text:p text:style-name="Standard">| 03-03 <text:s/>| MONICA TATIANA | GARAVITO <text:s text:c="7"/>| Armenia |</text:p>
      <text:p text:style-name="Standard">+--------+----------------+-----------------+---------+</text:p>
      <text:p text:style-name="Standard">6 rows in set (0.001 sec)</text:p>
      <text:p text:style-name="Standard"/>
      <text:p text:style-name="Standard">MariaDB [empresa]&gt; SET @row_number = 0;</text:p>
      <text:p text:style-name="Standard">Query OK, 0 rows affected (0.005 sec)</text:p>
      <text:p text:style-name="Standard"><text:soft-page-break/></text:p>
      <text:p text:style-name="Standard">MariaDB [empresa]&gt; SET @city_order = 1;</text:p>
      <text:p text:style-name="Standard">Query OK, 0 rows affected (0.000 sec)</text:p>
      <text:p text:style-name="Standard"/>
      <text:p text:style-name="Standard">MariaDB [empresa]&gt;</text:p>
      <text:p text:style-name="Standard"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@row_number := @row_number + 1 THEN</text:p>
      <text:p text:style-name="Standard"><text:s text:c="4"/>-&gt; <text:s text:c="12"/>CASE</text:p>
      <text:p text:style-name="Standard"><text:s text:c="4"/>-&gt; <text:s text:c="16"/>WHEN @city_order = 1 THEN 'Armenia'</text:p>
      <text:p text:style-name="Standard"><text:s text:c="4"/>-&gt; <text:s text:c="16"/>WHEN @city_order = 2 THEN 'Armenia'</text:p>
      <text:p text:style-name="Standard"><text:s text:c="4"/>-&gt; <text:s text:c="16"/>WHEN @city_order = 3 THEN 'Pereira'</text:p>
      <text:p text:style-name="Standard"><text:s text:c="4"/>-&gt; <text:s text:c="16"/>WHEN @city_order = 4 THEN 'Manizales'</text:p>
      <text:p text:style-name="Standard"><text:s text:c="4"/>-&gt; <text:s text:c="16"/>WHEN @city_order = 5 THEN 'Manizales'</text:p>
      <text:p text:style-name="Standard"><text:s text:c="4"/>-&gt; <text:s text:c="16"/>WHEN @city_order = 6 THEN 'Pereira'</text:p>
      <text:p text:style-name="Standard"><text:s text:c="4"/>-&gt; <text:s text:c="12"/>END</text:p>
      <text:p text:style-name="Standard"><text:s text:c="4"/>-&gt; <text:s text:c="4"/>END,</text:p>
      <text:p text:style-name="Standard"><text:s text:c="4"/>-&gt; <text:s text:c="4"/>@city_order := @city_order + 1</text:p>
      <text:p text:style-name="Standard"><text:s text:c="4"/>-&gt; ORDER BY codigo;</text:p>
      <text:p text:style-name="Standard">ERROR 1064 (42000): You have an error in your SQL syntax; check the manual that corresponds to your MariaDB server version for the right syntax to use near '@city_order := @city_order + 1</text:p>
      <text:p text:style-name="Standard">ORDER BY codigo' at line 14</text:p>
      <text:p text:style-name="Standard">MariaDB [empresa]&gt; SET @row_number = 0;</text:p>
      <text:p text:style-name="Standard">Query OK, 0 rows affected (0.001 sec)</text:p>
      <text:p text:style-name="Standard"/>
      <text:p text:style-name="Standard">MariaDB [empresa]&gt; SET @city_order = 1;</text:p>
      <text:p text:style-name="Standard">Query OK, 0 rows affected (0.000 sec)</text:p>
      <text:p text:style-name="Standard"/>
      <text:p text:style-name="Standard">MariaDB [empresa]&gt;</text:p>
      <text:p text:style-name="Standard"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@row_number := @row_number + 1 THEN</text:p>
      <text:p text:style-name="Standard"><text:s text:c="4"/>-&gt; <text:s text:c="12"/>CASE</text:p>
      <text:p text:style-name="Standard"><text:s text:c="4"/>-&gt; <text:s text:c="16"/>WHEN @city_order = 1 THEN 'Armenia'</text:p>
      <text:p text:style-name="Standard"><text:s text:c="4"/>-&gt; <text:s text:c="16"/>WHEN @city_order = 2 THEN 'Armenia'</text:p>
      <text:p text:style-name="Standard"><text:s text:c="4"/>-&gt; <text:s text:c="16"/>WHEN @city_order = 3 THEN 'Pereira'</text:p>
      <text:p text:style-name="Standard"><text:s text:c="4"/>-&gt; <text:s text:c="16"/>WHEN @city_order = 4 THEN 'Manizales'</text:p>
      <text:p text:style-name="Standard"><text:s text:c="4"/>-&gt; <text:s text:c="16"/>WHEN @city_order = 5 THEN 'Manizales'</text:p>
      <text:p text:style-name="Standard"><text:s text:c="4"/>-&gt; <text:s text:c="16"/>WHEN @city_order = 6 THEN 'Pereira'</text:p>
      <text:p text:style-name="Standard"><text:s text:c="4"/>-&gt; <text:s text:c="12"/>END</text:p>
      <text:p text:style-name="Standard"><text:s text:c="4"/>-&gt; <text:s text:c="4"/>END,</text:p>
      <text:p text:style-name="Standard"><text:s text:c="4"/>-&gt; <text:s text:c="4"/>@city_order := @city_order + 1</text:p>
      <text:p text:style-name="Standard"><text:s text:c="4"/>-&gt; ORDER BY codigo;</text:p>
      <text:p text:style-name="Standard">ERROR 1064 (42000): You have an error in your SQL syntax; check the manual that corresponds to your MariaDB server version for the right syntax to use near '@city_order := @city_order + 1</text:p>
      <text:p text:style-name="Standard">ORDER BY codigo' at line 14</text:p>
      <text:p text:style-name="Standard">MariaDB [empresa]&gt; SET @row_number = 0;</text:p>
      <text:p text:style-name="Standard">Query OK, 0 rows affected (0.000 sec)</text:p>
      <text:p text:style-name="Standard"/>
      <text:p text:style-name="Standard">MariaDB [empresa]&gt;</text:p>
      <text:p text:style-name="Standard"><text:soft-page-break/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(@row_number := @row_number + 1) % 6 IN (1, 2) THEN 'Armenia'</text:p>
      <text:p text:style-name="Standard"><text:s text:c="4"/>-&gt; <text:s text:c="8"/>WHEN (@row_number % 6) = 3 THEN 'Pereira'</text:p>
      <text:p text:style-name="Standard"><text:s text:c="4"/>-&gt; <text:s text:c="8"/>WHEN (@row_number % 6) IN (4, 5) THEN 'Manizales'</text:p>
      <text:p text:style-name="Standard"><text:s text:c="4"/>-&gt; <text:s text:c="4"/>END</text:p>
      <text:p text:style-name="Standard"><text:s text:c="4"/>-&gt; ORDER BY codigo;</text:p>
      <text:p text:style-name="Standard">Query OK, 4 rows affected (0.030 sec)</text:p>
      <text:p text:style-name="Standard">Rows matched: 6 <text:s/>Changed: 4 <text:s/>Warnings: 0</text:p>
      <text:p text:style-name="Standard"/>
      <text:p text:style-name="Standard">MariaDB [empresa]&gt; SELECT codigo, nombres, apellidos, ciudad</text:p>
      <text:p text:style-name="Standard"><text:s text:c="4"/>-&gt; FROM empleados;</text:p>
      <text:p text:style-name="Standard">+--------+----------------+-----------------+-----------+</text:p>
      <text:p text:style-name="Standard">| codigo | nombres <text:s text:c="7"/>| apellidos <text:s text:c="6"/>| ciudad <text:s text:c="3"/>|</text:p>
      <text:p text:style-name="Standard">+--------+----------------+-----------------+-----------+</text:p>
      <text:p text:style-name="Standard">| 01-01 <text:s/>| ENRIQUE <text:s text:c="7"/>| LONDONO VILLEGA | Armenia <text:s text:c="2"/>|</text:p>
      <text:p text:style-name="Standard">| 01-02 <text:s/>| FERNANDO <text:s text:c="6"/>| CARDOZO SANTA <text:s text:c="2"/>| Armenia <text:s text:c="2"/>|</text:p>
      <text:p text:style-name="Standard">| 01-03 <text:s/>| GLORIA <text:s text:c="8"/>| PATINO GARCIA <text:s text:c="2"/>| Pereira <text:s text:c="2"/>|</text:p>
      <text:p text:style-name="Standard">| 03-01 <text:s/>| ERSAIN <text:s text:c="8"/>| CASTANO LOPEZ <text:s text:c="2"/>| Manizales |</text:p>
      <text:p text:style-name="Standard">| 03-02 <text:s/>| MAURICIO <text:s text:c="6"/>| CRUZ PINO <text:s text:c="6"/>| Manizales |</text:p>
      <text:p text:style-name="Standard">| 03-03 <text:s/>| MONICA TATIANA | GARAVITO <text:s text:c="7"/>| NULL <text:s text:c="5"/>|</text:p>
      <text:p text:style-name="Standard">+--------+----------------+-----------------+-----------+</text:p>
      <text:p text:style-name="Standard">6 rows in set (0.004 sec)</text:p>
      <text:p text:style-name="Standard"/>
      <text:p text:style-name="Standard">MariaDB [empresa]&gt; SET @row_number = 0;</text:p>
      <text:p text:style-name="Standard">Query OK, 0 rows affected (0.000 sec)</text:p>
      <text:p text:style-name="Standard"/>
      <text:p text:style-name="Standard">MariaDB [empresa]&gt;</text:p>
      <text:p text:style-name="Standard"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(@row_number := @row_number + 1) % 5 IN (1, 2) THEN 'Armenia'</text:p>
      <text:p text:style-name="Standard"><text:s text:c="4"/>-&gt; <text:s text:c="8"/>WHEN (@row_number % 5) = 3 THEN 'Manizales'</text:p>
      <text:p text:style-name="Standard"><text:s text:c="4"/>-&gt; <text:s text:c="8"/>WHEN (@row_number % 5) = 4 THEN 'Pereira'</text:p>
      <text:p text:style-name="Standard"><text:s text:c="4"/>-&gt; <text:s text:c="8"/>ELSE 'Armenia' -- Para asegurar que el último empleado viva en Pereira</text:p>
      <text:p text:style-name="Standard"><text:s text:c="4"/>-&gt; <text:s text:c="4"/>END</text:p>
      <text:p text:style-name="Standard"><text:s text:c="4"/>-&gt; ORDER BY codigo;</text:p>
      <text:p text:style-name="Standard">Query OK, 4 rows affected (0.013 sec)</text:p>
      <text:p text:style-name="Standard">Rows matched: 6 <text:s/>Changed: 4 <text:s/>Warnings: 0</text:p>
      <text:p text:style-name="Standard"/>
      <text:p text:style-name="Standard">MariaDB [empresa]&gt; SELECT codigo, nombres, apellidos, ciudad</text:p>
      <text:p text:style-name="Standard"><text:s text:c="4"/>-&gt; FROM empleados;</text:p>
      <text:p text:style-name="Standard">+--------+----------------+-----------------+-----------+</text:p>
      <text:p text:style-name="Standard">| codigo | nombres <text:s text:c="7"/>| apellidos <text:s text:c="6"/>| ciudad <text:s text:c="3"/>|</text:p>
      <text:p text:style-name="Standard">+--------+----------------+-----------------+-----------+</text:p>
      <text:p text:style-name="Standard">| 01-01 <text:s/>| ENRIQUE <text:s text:c="7"/>| LONDONO VILLEGA | Armenia <text:s text:c="2"/>|</text:p>
      <text:p text:style-name="Standard">| 01-02 <text:s/>| FERNANDO <text:s text:c="6"/>| CARDOZO SANTA <text:s text:c="2"/>| Armenia <text:s text:c="2"/>|</text:p>
      <text:p text:style-name="Standard">| 01-03 <text:s/>| GLORIA <text:s text:c="8"/>| PATINO GARCIA <text:s text:c="2"/>| Manizales |</text:p>
      <text:p text:style-name="Standard">| 03-01 <text:s/>| ERSAIN <text:s text:c="8"/>| CASTANO LOPEZ <text:s text:c="2"/>| Pereira <text:s text:c="2"/>|</text:p>
      <text:p text:style-name="Standard">| 03-02 <text:s/>| MAURICIO <text:s text:c="6"/>| CRUZ PINO <text:s text:c="6"/>| Armenia <text:s text:c="2"/>|</text:p>
      <text:p text:style-name="Standard">| 03-03 <text:s/>| MONICA TATIANA | GARAVITO <text:s text:c="7"/>| Armenia <text:s text:c="2"/>|</text:p>
      <text:p text:style-name="Standard"><text:soft-page-break/>+--------+----------------+-----------------+-----------+</text:p>
      <text:p text:style-name="Standard">6 rows in set (0.036 sec)</text:p>
      <text:p text:style-name="Standard"/>
      <text:p text:style-name="Standard">MariaDB [empresa]&gt; SET @row_number = 0;</text:p>
      <text:p text:style-name="Standard">Query OK, 0 rows affected (0.000 sec)</text:p>
      <text:p text:style-name="Standard"/>
      <text:p text:style-name="Standard">MariaDB [empresa]&gt;</text:p>
      <text:p text:style-name="Standard"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(@row_number := @row_number + 1) % 5 IN (1, 2) THEN 'Armenia'</text:p>
      <text:p text:style-name="Standard"><text:s text:c="4"/>-&gt; <text:s text:c="8"/>WHEN (@row_number % 5) = 3 THEN 'Manizales'</text:p>
      <text:p text:style-name="Standard"><text:s text:c="4"/>-&gt; <text:s text:c="8"/>WHEN (@row_number % 5) = 4 THEN 'Pereira'</text:p>
      <text:p text:style-name="Standard"><text:s text:c="4"/>-&gt; <text:s text:c="8"/>ELSE 'Armenia' -- Para asegurar que el último empleado viva en Pereira</text:p>
      <text:p text:style-name="Standard"><text:s text:c="4"/>-&gt; <text:s text:c="4"/>END</text:p>
      <text:p text:style-name="Standard"><text:s text:c="4"/>-&gt; ORDER BY codigo;</text:p>
      <text:p text:style-name="Standard">Query OK, 0 rows affected (0.036 sec)</text:p>
      <text:p text:style-name="Standard">Rows matched: 6 <text:s/>Changed: 0 <text:s/>Warnings: 0</text:p>
      <text:p text:style-name="Standard"/>
      <text:p text:style-name="Standard">MariaDB [empresa]&gt; <text:s/>UPDATE empleados</text:p>
      <text:p text:style-name="Standard"><text:s text:c="4"/>-&gt; <text:s text:c="4"/>-&gt; SET ciudad =</text:p>
      <text:p text:style-name="Standard"><text:s text:c="4"/>-&gt; <text:s text:c="4"/>-&gt; <text:s text:c="4"/>CASE</text:p>
      <text:p text:style-name="Standard"><text:s text:c="4"/>-&gt; <text:s text:c="4"/>-&gt; <text:s text:c="8"/>WHEN (@row_number := @row_number + 1) % 5 IN (1, 2) THEN 'Armenia'</text:p>
      <text:p text:style-name="Standard"><text:s text:c="4"/>-&gt; <text:s text:c="4"/>-&gt; <text:s text:c="8"/>WHEN (@row_number % 5) = 3 THEN 'Manizales'</text:p>
      <text:p text:style-name="Standard"><text:s text:c="4"/>-&gt; <text:s text:c="4"/>-&gt; <text:s text:c="8"/>WHEN (@row_number % 5) = 4 THEN 'Pereira'</text:p>
      <text:p text:style-name="Standard"><text:s text:c="4"/>-&gt; <text:s text:c="4"/>-&gt; <text:s text:c="8"/>ELSE 'Armenia' -- Para asegurar que el último empleado viva en Pereira</text:p>
      <text:p text:style-name="Standard"><text:s text:c="4"/>-&gt; <text:s text:c="4"/>-&gt; <text:s text:c="4"/>END</text:p>
      <text:p text:style-name="Standard"><text:s text:c="4"/>-&gt; SELECT codigo, nombres, apellidos, ciudad</text:p>
      <text:p text:style-name="Standard"><text:s text:c="4"/>-&gt; SET @row_number = 0;</text:p>
      <text:p text:style-name="Standard">ERROR 1064 (42000): You have an error in your SQL syntax; check the manual that corresponds to your MariaDB server version for the right syntax to use near '-&gt; SET ciudad =</text:p>
      <text:p text:style-name="Standard"><text:s text:c="4"/>-&gt; <text:s text:c="4"/>CASE</text:p>
      <text:p text:style-name="Standard"><text:s text:c="4"/>-&gt; <text:s text:c="8"/>WHEN (@row_number := @row_numb...' at line 2</text:p>
      <text:p text:style-name="Standard">MariaDB [empresa]&gt;</text:p>
      <text:p text:style-name="Standard"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(@row_number := @row_number + 1) % 5 IN (1, 2) THEN 'Armenia'</text:p>
      <text:p text:style-name="Standard"><text:s text:c="4"/>-&gt; <text:s text:c="8"/>WHEN (@row_number % 5) = 3 THEN 'Manizales'</text:p>
      <text:p text:style-name="Standard"><text:s text:c="4"/>-&gt; <text:s text:c="8"/>WHEN (@row_number % 5) = 4 THEN 'Pereira'</text:p>
      <text:p text:style-name="Standard"><text:s text:c="4"/>-&gt; <text:s text:c="8"/>ELSE 'Pereira' -- Para asegurar que el último empleado viva en Pereira</text:p>
      <text:p text:style-name="Standard"><text:s text:c="4"/>-&gt; <text:s text:c="4"/>END</text:p>
      <text:p text:style-name="Standard"><text:s text:c="4"/>-&gt; ORDER BY codigo;</text:p>
      <text:p text:style-name="Standard">Query OK, 2 rows affected (0.007 sec)</text:p>
      <text:p text:style-name="Standard">Rows matched: 6 <text:s/>Changed: 2 <text:s/>Warnings: 0</text:p>
      <text:p text:style-name="Standard"/>
      <text:p text:style-name="Standard">MariaDB [empresa]&gt; SELECT codigo, nombres, apellidos, ciudad</text:p>
      <text:p text:style-name="Standard"><text:s text:c="4"/>-&gt; FROM empleados;</text:p>
      <text:p text:style-name="Standard">+--------+----------------+-----------------+-----------+</text:p>
      <text:p text:style-name="Standard">| codigo | nombres <text:s text:c="7"/>| apellidos <text:s text:c="6"/>| ciudad <text:s text:c="3"/>|</text:p>
      <text:p text:style-name="Standard">+--------+----------------+-----------------+-----------+</text:p>
      <text:p text:style-name="Standard">| 01-01 <text:s/>| ENRIQUE <text:s text:c="7"/>| LONDONO VILLEGA | Armenia <text:s text:c="2"/>|</text:p>
      <text:p text:style-name="Standard"><text:soft-page-break/>| 01-02 <text:s/>| FERNANDO <text:s text:c="6"/>| CARDOZO SANTA <text:s text:c="2"/>| Manizales |</text:p>
      <text:p text:style-name="Standard">| 01-03 <text:s/>| GLORIA <text:s text:c="8"/>| PATINO GARCIA <text:s text:c="2"/>| Pereira <text:s text:c="2"/>|</text:p>
      <text:p text:style-name="Standard">| 03-01 <text:s/>| ERSAIN <text:s text:c="8"/>| CASTANO LOPEZ <text:s text:c="2"/>| Pereira <text:s text:c="2"/>|</text:p>
      <text:p text:style-name="Standard">| 03-02 <text:s/>| MAURICIO <text:s text:c="6"/>| CRUZ PINO <text:s text:c="6"/>| Armenia <text:s text:c="2"/>|</text:p>
      <text:p text:style-name="Standard">| 03-03 <text:s/>| MONICA TATIANA | GARAVITO <text:s text:c="7"/>| Armenia <text:s text:c="2"/>|</text:p>
      <text:p text:style-name="Standard">+--------+----------------+-----------------+-----------+</text:p>
      <text:p text:style-name="Standard">6 rows in set (0.001 sec)</text:p>
      <text:p text:style-name="Standard"/>
      <text:p text:style-name="Standard">MariaDB [empresa]&gt; SET @row_number = 0;</text:p>
      <text:p text:style-name="Standard">Query OK, 0 rows affected (0.001 sec)</text:p>
      <text:p text:style-name="Standard"/>
      <text:p text:style-name="Standard">MariaDB [empresa]&gt;</text:p>
      <text:p text:style-name="Standard"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(@row_number := @row_number + 1) % 5 IN (1, 2) THEN 'Armenia'</text:p>
      <text:p text:style-name="Standard"><text:s text:c="4"/>-&gt; <text:s text:c="8"/>WHEN (@row_number % 5) = 3 THEN 'Manizales'</text:p>
      <text:p text:style-name="Standard"><text:s text:c="4"/>-&gt; <text:s text:c="8"/>WHEN (@row_number % 5) = 4 THEN 'Pereira'</text:p>
      <text:p text:style-name="Standard"><text:s text:c="4"/>-&gt; <text:s text:c="9"/>WHEN (@row_number % 5) = 5 THEN 'Pereira'</text:p>
      <text:p text:style-name="Standard"><text:s text:c="4"/>-&gt; <text:s text:c="4"/>END</text:p>
      <text:p text:style-name="Standard"><text:s text:c="4"/>-&gt; ORDER BY codigo;</text:p>
      <text:p text:style-name="Standard">Query OK, 3 rows affected (0.006 sec)</text:p>
      <text:p text:style-name="Standard">Rows matched: 6 <text:s/>Changed: 3 <text:s/>Warnings: 0</text:p>
      <text:p text:style-name="Standard"/>
      <text:p text:style-name="Standard">MariaDB [empresa]&gt;</text:p>
      <text:p text:style-name="Standard">MariaDB [empresa]&gt; SELECT codigo, nombres, apellidos, ciudad</text:p>
      <text:p text:style-name="Standard"><text:s text:c="4"/>-&gt; FROM empleados;</text:p>
      <text:p text:style-name="Standard">+--------+----------------+-----------------+-----------+</text:p>
      <text:p text:style-name="Standard">| codigo | nombres <text:s text:c="7"/>| apellidos <text:s text:c="6"/>| ciudad <text:s text:c="3"/>|</text:p>
      <text:p text:style-name="Standard">+--------+----------------+-----------------+-----------+</text:p>
      <text:p text:style-name="Standard">| 01-01 <text:s/>| ENRIQUE <text:s text:c="7"/>| LONDONO VILLEGA | Armenia <text:s text:c="2"/>|</text:p>
      <text:p text:style-name="Standard">| 01-02 <text:s/>| FERNANDO <text:s text:c="6"/>| CARDOZO SANTA <text:s text:c="2"/>| Armenia <text:s text:c="2"/>|</text:p>
      <text:p text:style-name="Standard">| 01-03 <text:s/>| GLORIA <text:s text:c="8"/>| PATINO GARCIA <text:s text:c="2"/>| Manizales |</text:p>
      <text:p text:style-name="Standard">| 03-01 <text:s/>| ERSAIN <text:s text:c="8"/>| CASTANO LOPEZ <text:s text:c="2"/>| Pereira <text:s text:c="2"/>|</text:p>
      <text:p text:style-name="Standard">| 03-02 <text:s/>| MAURICIO <text:s text:c="6"/>| CRUZ PINO <text:s text:c="6"/>| NULL <text:s text:c="5"/>|</text:p>
      <text:p text:style-name="Standard">| 03-03 <text:s/>| MONICA TATIANA | GARAVITO <text:s text:c="7"/>| Armenia <text:s text:c="2"/>|</text:p>
      <text:p text:style-name="Standard">+--------+----------------+-----------------+-----------+</text:p>
      <text:p text:style-name="Standard">6 rows in set (0.001 sec)</text:p>
      <text:p text:style-name="Standard"/>
      <text:p text:style-name="Standard">MariaDB [empresa]&gt; SET @row_number = 0;</text:p>
      <text:p text:style-name="Standard">Query OK, 0 rows affected (0.009 sec)</text:p>
      <text:p text:style-name="Standard"/>
      <text:p text:style-name="Standard">MariaDB [empresa]&gt;</text:p>
      <text:p text:style-name="Standard"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(@row_number := @row_number + 1) % 5 IN (1, 2) THEN 'Armenia'</text:p>
      <text:p text:style-name="Standard"><text:s text:c="4"/>-&gt; <text:s text:c="8"/>WHEN (@row_number % 5) = 3 THEN 'Pereira'</text:p>
      <text:p text:style-name="Standard"><text:s text:c="4"/>-&gt; <text:s text:c="8"/>WHEN (@row_number % 5) = 4 THEN 'Manizales'</text:p>
      <text:p text:style-name="Standard"><text:s text:c="4"/>-&gt; <text:s text:c="8"/>WHEN (@row_number % 5) = 5 THEN 'Manizales'</text:p>
      <text:p text:style-name="Standard"><text:s text:c="4"/>-&gt; <text:s text:c="8"/>WHEN (@row_number % 5) = 5 THEN 'Pereira'</text:p>
      <text:p text:style-name="Standard"><text:s text:c="4"/>-&gt;</text:p>
      <text:p text:style-name="Standard"><text:soft-page-break/><text:s text:c="4"/>-&gt; <text:s text:c="4"/>END</text:p>
      <text:p text:style-name="Standard"><text:s text:c="4"/>-&gt; ORDER BY codigo;</text:p>
      <text:p text:style-name="Standard">Query OK, 2 rows affected (0.042 sec)</text:p>
      <text:p text:style-name="Standard">Rows matched: 6 <text:s/>Changed: 2 <text:s/>Warnings: 0</text:p>
      <text:p text:style-name="Standard"/>
      <text:p text:style-name="Standard">MariaDB [empresa]&gt; SET @row_number = 0;</text:p>
      <text:p text:style-name="Standard">Query OK, 0 rows affected (0.000 sec)</text:p>
      <text:p text:style-name="Standard"/>
      <text:p text:style-name="Standard">MariaDB [empresa]&gt;</text:p>
      <text:p text:style-name="Standard"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(@row_number := @row_number + 1) % 5 IN (1, 2) THEN 'Armenia'</text:p>
      <text:p text:style-name="Standard"><text:s text:c="4"/>-&gt; <text:s text:c="8"/>WHEN (@row_number % 5) = 3 THEN 'Pereira'</text:p>
      <text:p text:style-name="Standard"><text:s text:c="4"/>-&gt; <text:s text:c="8"/>WHEN (@row_number % 5) = 4 THEN 'Manizales'</text:p>
      <text:p text:style-name="Standard"><text:s text:c="4"/>-&gt; <text:s text:c="8"/>WHEN (@row_number % 5) = 5 THEN 'Manizales'</text:p>
      <text:p text:style-name="Standard"><text:s text:c="4"/>-&gt; <text:s text:c="8"/>WHEN (@row_number % 5) = 6 THEN 'Pereira'</text:p>
      <text:p text:style-name="Standard"><text:s text:c="4"/>-&gt;</text:p>
      <text:p text:style-name="Standard"><text:s text:c="4"/>-&gt; <text:s text:c="4"/>END</text:p>
      <text:p text:style-name="Standard"><text:s text:c="4"/>-&gt; ORDER BY codigo;</text:p>
      <text:p text:style-name="Standard">Query OK, 0 rows affected (0.001 sec)</text:p>
      <text:p text:style-name="Standard">Rows matched: 6 <text:s/>Changed: 0 <text:s/>Warnings: 0</text:p>
      <text:p text:style-name="Standard"/>
      <text:p text:style-name="Standard">MariaDB [empresa]&gt; SELECT codigo, nombres, apellidos, ciudad</text:p>
      <text:p text:style-name="Standard"><text:s text:c="4"/>-&gt; FROM empleados;</text:p>
      <text:p text:style-name="Standard">+--------+----------------+-----------------+-----------+</text:p>
      <text:p text:style-name="Standard">| codigo | nombres <text:s text:c="7"/>| apellidos <text:s text:c="6"/>| ciudad <text:s text:c="3"/>|</text:p>
      <text:p text:style-name="Standard">+--------+----------------+-----------------+-----------+</text:p>
      <text:p text:style-name="Standard">| 01-01 <text:s/>| ENRIQUE <text:s text:c="7"/>| LONDONO VILLEGA | Armenia <text:s text:c="2"/>|</text:p>
      <text:p text:style-name="Standard">| 01-02 <text:s/>| FERNANDO <text:s text:c="6"/>| CARDOZO SANTA <text:s text:c="2"/>| Armenia <text:s text:c="2"/>|</text:p>
      <text:p text:style-name="Standard">| 01-03 <text:s/>| GLORIA <text:s text:c="8"/>| PATINO GARCIA <text:s text:c="2"/>| Pereira <text:s text:c="2"/>|</text:p>
      <text:p text:style-name="Standard">| 03-01 <text:s/>| ERSAIN <text:s text:c="8"/>| CASTANO LOPEZ <text:s text:c="2"/>| Manizales |</text:p>
      <text:p text:style-name="Standard">| 03-02 <text:s/>| MAURICIO <text:s text:c="6"/>| CRUZ PINO <text:s text:c="6"/>| NULL <text:s text:c="5"/>|</text:p>
      <text:p text:style-name="Standard">| 03-03 <text:s/>| MONICA TATIANA | GARAVITO <text:s text:c="7"/>| Armenia <text:s text:c="2"/>|</text:p>
      <text:p text:style-name="Standard">+--------+----------------+-----------------+-----------+</text:p>
      <text:p text:style-name="Standard">6 rows in set (0.001 sec)</text:p>
      <text:p text:style-name="Standard"/>
      <text:p text:style-name="Standard">MariaDB [empresa]&gt; SET @row_number = 0;</text:p>
      <text:p text:style-name="Standard">Query OK, 0 rows affected (0.000 sec)</text:p>
      <text:p text:style-name="Standard"/>
      <text:p text:style-name="Standard">MariaDB [empresa]&gt;</text:p>
      <text:p text:style-name="Standard"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(@row_number := @row_number + 1) % 5 IN (1, 2) THEN 'Armenia'</text:p>
      <text:p text:style-name="Standard"><text:s text:c="4"/>-&gt; <text:s text:c="8"/>WHEN (@row_number % 5) = 3 THEN 'Pereira'</text:p>
      <text:p text:style-name="Standard"><text:s text:c="4"/>-&gt; <text:s text:c="8"/>WHEN (@row_number % 5) = 4 THEN 'Manizales'</text:p>
      <text:p text:style-name="Standard"><text:s text:c="4"/>-&gt; <text:s text:c="8"/>WHEN (@row_number % 5) = 5 THEN 'Manizales'</text:p>
      <text:p text:style-name="Standard"><text:s text:c="4"/>-&gt; <text:s text:c="9"/>WHEN (@row_number % 5) = 5 THEN 'Manizales'</text:p>
      <text:p text:style-name="Standard"><text:s text:c="4"/>-&gt; <text:s text:c="8"/>WHEN (@row_number % 5) = 6 THEN 'Pereira'</text:p>
      <text:p text:style-name="Standard"><text:s text:c="4"/>-&gt;</text:p>
      <text:p text:style-name="Standard"><text:s text:c="4"/>-&gt; <text:s text:c="4"/>END</text:p>
      <text:p text:style-name="Standard"><text:soft-page-break/><text:s text:c="4"/>-&gt; ORDER BY codigo;</text:p>
      <text:p text:style-name="Standard">Query OK, 0 rows affected (0.001 sec)</text:p>
      <text:p text:style-name="Standard">Rows matched: 6 <text:s/>Changed: 0 <text:s/>Warnings: 0</text:p>
      <text:p text:style-name="Standard"/>
      <text:p text:style-name="Standard">MariaDB [empresa]&gt; SELECT codigo, nombres, apellidos, ciudad</text:p>
      <text:p text:style-name="Standard"><text:s text:c="4"/>-&gt; FROM empleados;</text:p>
      <text:p text:style-name="Standard">+--------+----------------+-----------------+-----------+</text:p>
      <text:p text:style-name="Standard">| codigo | nombres <text:s text:c="7"/>| apellidos <text:s text:c="6"/>| ciudad <text:s text:c="3"/>|</text:p>
      <text:p text:style-name="Standard">+--------+----------------+-----------------+-----------+</text:p>
      <text:p text:style-name="Standard">| 01-01 <text:s/>| ENRIQUE <text:s text:c="7"/>| LONDONO VILLEGA | Armenia <text:s text:c="2"/>|</text:p>
      <text:p text:style-name="Standard">| 01-02 <text:s/>| FERNANDO <text:s text:c="6"/>| CARDOZO SANTA <text:s text:c="2"/>| Armenia <text:s text:c="2"/>|</text:p>
      <text:p text:style-name="Standard">| 01-03 <text:s/>| GLORIA <text:s text:c="8"/>| PATINO GARCIA <text:s text:c="2"/>| Pereira <text:s text:c="2"/>|</text:p>
      <text:p text:style-name="Standard">| 03-01 <text:s/>| ERSAIN <text:s text:c="8"/>| CASTANO LOPEZ <text:s text:c="2"/>| Manizales |</text:p>
      <text:p text:style-name="Standard">| 03-02 <text:s/>| MAURICIO <text:s text:c="6"/>| CRUZ PINO <text:s text:c="6"/>| NULL <text:s text:c="5"/>|</text:p>
      <text:p text:style-name="Standard">| 03-03 <text:s/>| MONICA TATIANA | GARAVITO <text:s text:c="7"/>| Armenia <text:s text:c="2"/>|</text:p>
      <text:p text:style-name="Standard">+--------+----------------+-----------------+-----------+</text:p>
      <text:p text:style-name="Standard">6 rows in set (0.001 sec)</text:p>
      <text:p text:style-name="Standard"/>
      <text:p text:style-name="Standard">MariaDB [empresa]&gt; SET @row_number = 0;</text:p>
      <text:p text:style-name="Standard">Query OK, 0 rows affected (0.001 sec)</text:p>
      <text:p text:style-name="Standard"/>
      <text:p text:style-name="Standard">MariaDB [empresa]&gt;</text:p>
      <text:p text:style-name="Standard"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(@row_number := @row_number + 1) % 6 IN (1, 2) THEN 'Armenia'</text:p>
      <text:p text:style-name="Standard"><text:s text:c="4"/>-&gt; <text:s text:c="8"/>WHEN (@row_number % 6) = 3 THEN 'Pereira'</text:p>
      <text:p text:style-name="Standard"><text:s text:c="4"/>-&gt; <text:s text:c="8"/>WHEN (@row_number % 6) IN (4, 5) THEN 'Manizales'</text:p>
      <text:p text:style-name="Standard"><text:s text:c="4"/>-&gt; <text:s text:c="8"/>WHEN (@row_number % 6) = 0 THEN 'Pereira'</text:p>
      <text:p text:style-name="Standard"><text:s text:c="4"/>-&gt; <text:s text:c="4"/>END</text:p>
      <text:p text:style-name="Standard"><text:s text:c="4"/>-&gt; ORDER BY codigo;</text:p>
      <text:p text:style-name="Standard">Query OK, 2 rows affected (0.010 sec)</text:p>
      <text:p text:style-name="Standard">Rows matched: 6 <text:s/>Changed: 2 <text:s/>Warnings: 0</text:p>
      <text:p text:style-name="Standard"/>
      <text:p text:style-name="Standard">MariaDB [empresa]&gt; SELECT nombres, apellidos, ciudad</text:p>
      <text:p text:style-name="Standard"><text:s text:c="4"/>-&gt; FROM empleados</text:p>
      <text:p text:style-name="Standard"><text:s text:c="4"/>-&gt; ORDER BY ciudad;</text:p>
      <text:p text:style-name="Standard">+----------------+-----------------+-----------+</text:p>
      <text:p text:style-name="Standard">| nombres <text:s text:c="7"/>| apellidos <text:s text:c="6"/>| ciudad <text:s text:c="3"/>|</text:p>
      <text:p text:style-name="Standard">+----------------+-----------------+-----------+</text:p>
      <text:p text:style-name="Standard">| ENRIQUE <text:s text:c="7"/>| LONDONO VILLEGA | Armenia <text:s text:c="2"/>|</text:p>
      <text:p text:style-name="Standard">| FERNANDO <text:s text:c="6"/>| CARDOZO SANTA <text:s text:c="2"/>| Armenia <text:s text:c="2"/>|</text:p>
      <text:p text:style-name="Standard">| ERSAIN <text:s text:c="8"/>| CASTANO LOPEZ <text:s text:c="2"/>| Manizales |</text:p>
      <text:p text:style-name="Standard">| MAURICIO <text:s text:c="6"/>| CRUZ PINO <text:s text:c="6"/>| Manizales |</text:p>
      <text:p text:style-name="Standard">| GLORIA <text:s text:c="8"/>| PATINO GARCIA <text:s text:c="2"/>| Pereira <text:s text:c="2"/>|</text:p>
      <text:p text:style-name="Standard">| MONICA TATIANA | GARAVITO <text:s text:c="7"/>| Pereira <text:s text:c="2"/>|</text:p>
      <text:p text:style-name="Standard">+----------------+-----------------+-----------+</text:p>
      <text:p text:style-name="Standard">6 rows in set (0.012 sec)</text:p>
      <text:p text:style-name="Standard"/>
      <text:p text:style-name="Standard">MariaDB [empresa]&gt; SET @row_number = 0;</text:p>
      <text:p text:style-name="Standard">Query OK, 0 rows affected (0.002 sec)</text:p>
      <text:p text:style-name="Standard"/>
      <text:p text:style-name="Standard"><text:soft-page-break/>MariaDB [empresa]&gt;</text:p>
      <text:p text:style-name="Standard"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(@row_number := @row_number + 1) % 5 IN (1, 2) THEN 'Armenia'</text:p>
      <text:p text:style-name="Standard"><text:s text:c="4"/>-&gt; <text:s text:c="8"/>WHEN (@row_number % 5) = 3 THEN 'Manizales' -- Cambio para el tercer empleado</text:p>
      <text:p text:style-name="Standard"><text:s text:c="4"/>-&gt; <text:s text:c="8"/>WHEN (@row_number % 5) = 4 THEN 'Pereira'</text:p>
      <text:p text:style-name="Standard"><text:s text:c="4"/>-&gt; <text:s text:c="8"/>WHEN (@row_number % 5) = 5 THEN 'Manizales' -- Cambio para el quinto empleado</text:p>
      <text:p text:style-name="Standard"><text:s text:c="4"/>-&gt; <text:s text:c="4"/>END</text:p>
      <text:p text:style-name="Standard"><text:s text:c="4"/>-&gt; ORDER BY codigo;</text:p>
      <text:p text:style-name="Standard">Query OK, 4 rows affected (0.007 sec)</text:p>
      <text:p text:style-name="Standard">Rows matched: 6 <text:s/>Changed: 4 <text:s/>Warnings: 0</text:p>
      <text:p text:style-name="Standard"/>
      <text:p text:style-name="Standard">MariaDB [empresa]&gt; SELECT nombres, apellidos, ciudad</text:p>
      <text:p text:style-name="Standard"><text:s text:c="4"/>-&gt; FROM empleados</text:p>
      <text:p text:style-name="Standard"><text:s text:c="4"/>-&gt; ORDER BY ciudad;</text:p>
      <text:p text:style-name="Standard">+----------------+-----------------+-----------+</text:p>
      <text:p text:style-name="Standard">| nombres <text:s text:c="7"/>| apellidos <text:s text:c="6"/>| ciudad <text:s text:c="3"/>|</text:p>
      <text:p text:style-name="Standard">+----------------+-----------------+-----------+</text:p>
      <text:p text:style-name="Standard">| MAURICIO <text:s text:c="6"/>| CRUZ PINO <text:s text:c="6"/>| NULL <text:s text:c="5"/>|</text:p>
      <text:p text:style-name="Standard">| ENRIQUE <text:s text:c="7"/>| LONDONO VILLEGA | Armenia <text:s text:c="2"/>|</text:p>
      <text:p text:style-name="Standard">| FERNANDO <text:s text:c="6"/>| CARDOZO SANTA <text:s text:c="2"/>| Armenia <text:s text:c="2"/>|</text:p>
      <text:p text:style-name="Standard">| MONICA TATIANA | GARAVITO <text:s text:c="7"/>| Armenia <text:s text:c="2"/>|</text:p>
      <text:p text:style-name="Standard">| GLORIA <text:s text:c="8"/>| PATINO GARCIA <text:s text:c="2"/>| Manizales |</text:p>
      <text:p text:style-name="Standard">| ERSAIN <text:s text:c="8"/>| CASTANO LOPEZ <text:s text:c="2"/>| Pereira <text:s text:c="2"/>|</text:p>
      <text:p text:style-name="Standard">+----------------+-----------------+-----------+</text:p>
      <text:p text:style-name="Standard">6 rows in set (0.001 sec)</text:p>
      <text:p text:style-name="Standard"/>
      <text:p text:style-name="Standard">MariaDB [empresa]&gt; SET @row_number = 1;</text:p>
      <text:p text:style-name="Standard">Query OK, 0 rows affected (0.000 sec)</text:p>
      <text:p text:style-name="Standard"/>
      <text:p text:style-name="Standard">MariaDB [empresa]&gt;</text:p>
      <text:p text:style-name="Standard"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(@row_number := @row_number + 1) % 5 IN (1, 2) THEN 'Armenia'</text:p>
      <text:p text:style-name="Standard"><text:s text:c="4"/>-&gt; <text:s text:c="8"/>WHEN (@row_number % 5) = 3 THEN 'Manizales' -- Cambio para el tercer empleado</text:p>
      <text:p text:style-name="Standard"><text:s text:c="4"/>-&gt; <text:s text:c="8"/>WHEN (@row_number % 5) = 4 THEN 'Pereira'</text:p>
      <text:p text:style-name="Standard"><text:s text:c="4"/>-&gt; <text:s text:c="8"/>WHEN (@row_number % 5) = 0 THEN 'Manizales' -- Cambio para el quinto empleado</text:p>
      <text:p text:style-name="Standard"><text:s text:c="4"/>-&gt; <text:s text:c="4"/>END</text:p>
      <text:p text:style-name="Standard"><text:s text:c="4"/>-&gt; ORDER BY codigo;</text:p>
      <text:p text:style-name="Standard">Query OK, 4 rows affected (0.006 sec)</text:p>
      <text:p text:style-name="Standard">Rows matched: 6 <text:s/>Changed: 4 <text:s/>Warnings: 0</text:p>
      <text:p text:style-name="Standard"/>
      <text:p text:style-name="Standard">MariaDB [empresa]&gt; SELECT nombres, apellidos, ciudad</text:p>
      <text:p text:style-name="Standard"><text:s text:c="4"/>-&gt; FROM empleados</text:p>
      <text:p text:style-name="Standard"><text:s text:c="4"/>-&gt; ORDER BY ciudad;</text:p>
      <text:p text:style-name="Standard">+----------------+-----------------+-----------+</text:p>
      <text:p text:style-name="Standard">| nombres <text:s text:c="7"/>| apellidos <text:s text:c="6"/>| ciudad <text:s text:c="3"/>|</text:p>
      <text:p text:style-name="Standard">+----------------+-----------------+-----------+</text:p>
      <text:p text:style-name="Standard">| ENRIQUE <text:s text:c="7"/>| LONDONO VILLEGA | Armenia <text:s text:c="2"/>|</text:p>
      <text:p text:style-name="Standard">| MAURICIO <text:s text:c="6"/>| CRUZ PINO <text:s text:c="6"/>| Armenia <text:s text:c="2"/>|</text:p>
      <text:p text:style-name="Standard"><text:soft-page-break/>| MONICA TATIANA | GARAVITO <text:s text:c="7"/>| Armenia <text:s text:c="2"/>|</text:p>
      <text:p text:style-name="Standard">| FERNANDO <text:s text:c="6"/>| CARDOZO SANTA <text:s text:c="2"/>| Manizales |</text:p>
      <text:p text:style-name="Standard">| ERSAIN <text:s text:c="8"/>| CASTANO LOPEZ <text:s text:c="2"/>| Manizales |</text:p>
      <text:p text:style-name="Standard">| GLORIA <text:s text:c="8"/>| PATINO GARCIA <text:s text:c="2"/>| Pereira <text:s text:c="2"/>|</text:p>
      <text:p text:style-name="Standard">+----------------+-----------------+-----------+</text:p>
      <text:p text:style-name="Standard">6 rows in set (0.035 sec)</text:p>
      <text:p text:style-name="Standard"/>
      <text:p text:style-name="Standard">MariaDB [empresa]&gt; SET @row_number = 1;</text:p>
      <text:p text:style-name="Standard">Query OK, 0 rows affected (0.021 sec)</text:p>
      <text:p text:style-name="Standard"/>
      <text:p text:style-name="Standard">MariaDB [empresa]&gt;</text:p>
      <text:p text:style-name="Standard"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(@row_number := @row_number + 1) % 5 IN (1, 2) THEN 'Armenia'</text:p>
      <text:p text:style-name="Standard"><text:s text:c="4"/>-&gt; <text:s text:c="8"/>WHEN (@row_number % 5) = 3 THEN 'Pereira' -- Cambio para el tercer empleado</text:p>
      <text:p text:style-name="Standard"><text:s text:c="4"/>-&gt; <text:s text:c="8"/>WHEN (@row_number % 5) = 4 THEN 'Manizales'</text:p>
      <text:p text:style-name="Standard"><text:s text:c="4"/>-&gt; <text:s text:c="8"/>WHEN (@row_number % 5) = 0 THEN 'Pereira' -- Para el quinto empleado</text:p>
      <text:p text:style-name="Standard"><text:s text:c="4"/>-&gt; <text:s text:c="4"/>END</text:p>
      <text:p text:style-name="Standard"><text:s text:c="4"/>-&gt; ORDER BY codigo;</text:p>
      <text:p text:style-name="Standard">Query OK, 3 rows affected (0.026 sec)</text:p>
      <text:p text:style-name="Standard">Rows matched: 6 <text:s/>Changed: 3 <text:s/>Warnings: 0</text:p>
      <text:p text:style-name="Standard"/>
      <text:p text:style-name="Standard">MariaDB [empresa]&gt; SELECT nombres, apellidos, ciudad</text:p>
      <text:p text:style-name="Standard"><text:s text:c="4"/>-&gt; FROM empleados</text:p>
      <text:p text:style-name="Standard"><text:s text:c="4"/>-&gt; ORDER BY ciudad;</text:p>
      <text:p text:style-name="Standard">+----------------+-----------------+-----------+</text:p>
      <text:p text:style-name="Standard">| nombres <text:s text:c="7"/>| apellidos <text:s text:c="6"/>| ciudad <text:s text:c="3"/>|</text:p>
      <text:p text:style-name="Standard">+----------------+-----------------+-----------+</text:p>
      <text:p text:style-name="Standard">| ENRIQUE <text:s text:c="7"/>| LONDONO VILLEGA | Armenia <text:s text:c="2"/>|</text:p>
      <text:p text:style-name="Standard">| MAURICIO <text:s text:c="6"/>| CRUZ PINO <text:s text:c="6"/>| Armenia <text:s text:c="2"/>|</text:p>
      <text:p text:style-name="Standard">| MONICA TATIANA | GARAVITO <text:s text:c="7"/>| Armenia <text:s text:c="2"/>|</text:p>
      <text:p text:style-name="Standard">| GLORIA <text:s text:c="8"/>| PATINO GARCIA <text:s text:c="2"/>| Manizales |</text:p>
      <text:p text:style-name="Standard">| FERNANDO <text:s text:c="6"/>| CARDOZO SANTA <text:s text:c="2"/>| Pereira <text:s text:c="2"/>|</text:p>
      <text:p text:style-name="Standard">| ERSAIN <text:s text:c="8"/>| CASTANO LOPEZ <text:s text:c="2"/>| Pereira <text:s text:c="2"/>|</text:p>
      <text:p text:style-name="Standard">+----------------+-----------------+-----------+</text:p>
      <text:p text:style-name="Standard">6 rows in set (0.009 sec)</text:p>
      <text:p text:style-name="Standard"/>
      <text:p text:style-name="Standard">MariaDB [empresa]&gt; SET @row_number = 1;</text:p>
      <text:p text:style-name="Standard">Query OK, 0 rows affected (0.000 sec)</text:p>
      <text:p text:style-name="Standard"/>
      <text:p text:style-name="Standard">MariaDB [empresa]&gt;</text:p>
      <text:p text:style-name="Standard"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(@row_number := @row_number + 1) % 5 IN (1, 2) THEN 'Armenia'</text:p>
      <text:p text:style-name="Standard"><text:s text:c="4"/>-&gt; <text:s text:c="8"/>WHEN (@row_number % 5) = 3 THEN 'Pereira' -- Cambio para el tercer empleado</text:p>
      <text:p text:style-name="Standard"><text:s text:c="4"/>-&gt; <text:s text:c="8"/>WHEN (@row_number % 5) = 4 THEN 'Manizales'</text:p>
      <text:p text:style-name="Standard"><text:s text:c="4"/>-&gt; <text:s text:c="8"/>WHEN (@row_number % 5) = 0 THEN 'Manizales' -- Para el quinto empleado</text:p>
      <text:p text:style-name="Standard"><text:s text:c="4"/>-&gt; <text:s text:c="4"/>END</text:p>
      <text:p text:style-name="Standard"><text:s text:c="4"/>-&gt; ORDER BY codigo;</text:p>
      <text:p text:style-name="Standard">Query OK, 1 row affected (0.005 sec)</text:p>
      <text:p text:style-name="Standard"><text:soft-page-break/>Rows matched: 6 <text:s/>Changed: 1 <text:s/>Warnings: 0</text:p>
      <text:p text:style-name="Standard"/>
      <text:p text:style-name="Standard">MariaDB [empresa]&gt; SELECT nombres, apellidos, ciudad</text:p>
      <text:p text:style-name="Standard"><text:s text:c="4"/>-&gt; <text:s text:c="4"/>-&gt; FROM empleados</text:p>
      <text:p text:style-name="Standard"><text:s text:c="4"/>-&gt; <text:s text:c="4"/>-&gt; ORDER BY ciudad;</text:p>
      <text:p text:style-name="Standard">ERROR 1064 (42000): You have an error in your SQL syntax; check the manual that corresponds to your MariaDB server version for the right syntax to use near '&gt; FROM empleados</text:p>
      <text:p text:style-name="Standard"><text:s text:c="4"/>-&gt; ORDER BY ciudad' at line 2</text:p>
      <text:p text:style-name="Standard">MariaDB [empresa]&gt; SELECT nombres, apellidos, ciudad</text:p>
      <text:p text:style-name="Standard"><text:s text:c="4"/>-&gt; FROM empleados</text:p>
      <text:p text:style-name="Standard"><text:s text:c="4"/>-&gt; ORDER BY ciudad;</text:p>
      <text:p text:style-name="Standard">+----------------+-----------------+-----------+</text:p>
      <text:p text:style-name="Standard">| nombres <text:s text:c="7"/>| apellidos <text:s text:c="6"/>| ciudad <text:s text:c="3"/>|</text:p>
      <text:p text:style-name="Standard">+----------------+-----------------+-----------+</text:p>
      <text:p text:style-name="Standard">| ENRIQUE <text:s text:c="7"/>| LONDONO VILLEGA | Armenia <text:s text:c="2"/>|</text:p>
      <text:p text:style-name="Standard">| MAURICIO <text:s text:c="6"/>| CRUZ PINO <text:s text:c="6"/>| Armenia <text:s text:c="2"/>|</text:p>
      <text:p text:style-name="Standard">| MONICA TATIANA | GARAVITO <text:s text:c="7"/>| Armenia <text:s text:c="2"/>|</text:p>
      <text:p text:style-name="Standard">| GLORIA <text:s text:c="8"/>| PATINO GARCIA <text:s text:c="2"/>| Manizales |</text:p>
      <text:p text:style-name="Standard">| ERSAIN <text:s text:c="8"/>| CASTANO LOPEZ <text:s text:c="2"/>| Manizales |</text:p>
      <text:p text:style-name="Standard">| FERNANDO <text:s text:c="6"/>| CARDOZO SANTA <text:s text:c="2"/>| Pereira <text:s text:c="2"/>|</text:p>
      <text:p text:style-name="Standard">+----------------+-----------------+-----------+</text:p>
      <text:p text:style-name="Standard">6 rows in set (0.001 sec)</text:p>
      <text:p text:style-name="Standard"/>
      <text:p text:style-name="Standard">MariaDB [empresa]&gt; SET @row_number = 1;</text:p>
      <text:p text:style-name="Standard">Query OK, 0 rows affected (0.000 sec)</text:p>
      <text:p text:style-name="Standard"/>
      <text:p text:style-name="Standard">MariaDB [empresa]&gt;</text:p>
      <text:p text:style-name="Standard"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(@row_number := @row_number + 1) % 5 IN (1, 2) THEN 'Armenia'</text:p>
      <text:p text:style-name="Standard"><text:s text:c="4"/>-&gt; <text:s text:c="8"/>WHEN (@row_number % 5) = 3 THEN 'Pereira' -- Cambio para el tercer empleado</text:p>
      <text:p text:style-name="Standard"><text:s text:c="4"/>-&gt; <text:s text:c="8"/>WHEN (@row_number % 5) = 4 THEN 'Manizales'</text:p>
      <text:p text:style-name="Standard"><text:s text:c="4"/>-&gt; <text:s text:c="8"/>WHEN (@row_number % 5) = 0 THEN 'Manizales' -- Para el quinto empleado</text:p>
      <text:p text:style-name="Standard"><text:s text:c="4"/>-&gt; <text:s text:c="4"/>END</text:p>
      <text:p text:style-name="Standard"><text:s text:c="4"/>-&gt; ORDER BY codigo;</text:p>
      <text:p text:style-name="Standard">Query OK, 0 rows affected (0.001 sec)</text:p>
      <text:p text:style-name="Standard">Rows matched: 6 <text:s/>Changed: 0 <text:s/>Warnings: 0</text:p>
      <text:p text:style-name="Standard"/>
      <text:p text:style-name="Standard">MariaDB [empresa]&gt; SELECT nombres, apellidos, ciudad</text:p>
      <text:p text:style-name="Standard"><text:s text:c="4"/>-&gt; FROM empleados</text:p>
      <text:p text:style-name="Standard"><text:s text:c="4"/>-&gt; ORDER BY ciudad;</text:p>
      <text:p text:style-name="Standard">+----------------+-----------------+-----------+</text:p>
      <text:p text:style-name="Standard">| nombres <text:s text:c="7"/>| apellidos <text:s text:c="6"/>| ciudad <text:s text:c="3"/>|</text:p>
      <text:p text:style-name="Standard">+----------------+-----------------+-----------+</text:p>
      <text:p text:style-name="Standard">| ENRIQUE <text:s text:c="7"/>| LONDONO VILLEGA | Armenia <text:s text:c="2"/>|</text:p>
      <text:p text:style-name="Standard">| MAURICIO <text:s text:c="6"/>| CRUZ PINO <text:s text:c="6"/>| Armenia <text:s text:c="2"/>|</text:p>
      <text:p text:style-name="Standard">| MONICA TATIANA | GARAVITO <text:s text:c="7"/>| Armenia <text:s text:c="2"/>|</text:p>
      <text:p text:style-name="Standard">| GLORIA <text:s text:c="8"/>| PATINO GARCIA <text:s text:c="2"/>| Manizales |</text:p>
      <text:p text:style-name="Standard">| ERSAIN <text:s text:c="8"/>| CASTANO LOPEZ <text:s text:c="2"/>| Manizales |</text:p>
      <text:p text:style-name="Standard">| FERNANDO <text:s text:c="6"/>| CARDOZO SANTA <text:s text:c="2"/>| Pereira <text:s text:c="2"/>|</text:p>
      <text:p text:style-name="Standard">+----------------+-----------------+-----------+</text:p>
      <text:p text:style-name="Standard"><text:soft-page-break/>6 rows in set (0.001 sec)</text:p>
      <text:p text:style-name="Standard"/>
      <text:p text:style-name="Standard">MariaDB [empresa]&gt; SET @row_number = 0;</text:p>
      <text:p text:style-name="Standard">Query OK, 0 rows affected (0.000 sec)</text:p>
      <text:p text:style-name="Standard"/>
      <text:p text:style-name="Standard">MariaDB [empresa]&gt;</text:p>
      <text:p text:style-name="Standard"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(@row_number := @row_number + 1) % 5 IN (1, 2) THEN 'Armenia'</text:p>
      <text:p text:style-name="Standard"><text:s text:c="4"/>-&gt; <text:s text:c="8"/>WHEN (@row_number % 5) = 3 THEN 'Pereira' -- Cambio para el tercer empleado</text:p>
      <text:p text:style-name="Standard"><text:s text:c="4"/>-&gt; <text:s text:c="8"/>WHEN (@row_number % 5) = 4 THEN 'Manizales'</text:p>
      <text:p text:style-name="Standard"><text:s text:c="4"/>-&gt; <text:s text:c="8"/>WHEN (@row_number % 5) = 0 THEN 'Manizales' -- Para el quinto empleado</text:p>
      <text:p text:style-name="Standard"><text:s text:c="4"/>-&gt; <text:s text:c="4"/>END</text:p>
      <text:p text:style-name="Standard"><text:s text:c="4"/>-&gt; ORDER BY codigo;</text:p>
      <text:p text:style-name="Standard">Query OK, 3 rows affected (0.006 sec)</text:p>
      <text:p text:style-name="Standard">Rows matched: 6 <text:s/>Changed: 3 <text:s/>Warnings: 0</text:p>
      <text:p text:style-name="Standard"/>
      <text:p text:style-name="Standard">MariaDB [empresa]&gt; SELECT nombres, apellidos, ciudad</text:p>
      <text:p text:style-name="Standard"><text:s text:c="4"/>-&gt; FROM empleados</text:p>
      <text:p text:style-name="Standard"><text:s text:c="4"/>-&gt; ORDER BY ciudad;</text:p>
      <text:p text:style-name="Standard">+----------------+-----------------+-----------+</text:p>
      <text:p text:style-name="Standard">| nombres <text:s text:c="7"/>| apellidos <text:s text:c="6"/>| ciudad <text:s text:c="3"/>|</text:p>
      <text:p text:style-name="Standard">+----------------+-----------------+-----------+</text:p>
      <text:p text:style-name="Standard">| ENRIQUE <text:s text:c="7"/>| LONDONO VILLEGA | Armenia <text:s text:c="2"/>|</text:p>
      <text:p text:style-name="Standard">| FERNANDO <text:s text:c="6"/>| CARDOZO SANTA <text:s text:c="2"/>| Armenia <text:s text:c="2"/>|</text:p>
      <text:p text:style-name="Standard">| MONICA TATIANA | GARAVITO <text:s text:c="7"/>| Armenia <text:s text:c="2"/>|</text:p>
      <text:p text:style-name="Standard">| ERSAIN <text:s text:c="8"/>| CASTANO LOPEZ <text:s text:c="2"/>| Manizales |</text:p>
      <text:p text:style-name="Standard">| MAURICIO <text:s text:c="6"/>| CRUZ PINO <text:s text:c="6"/>| Manizales |</text:p>
      <text:p text:style-name="Standard">| GLORIA <text:s text:c="8"/>| PATINO GARCIA <text:s text:c="2"/>| Pereira <text:s text:c="2"/>|</text:p>
      <text:p text:style-name="Standard">+----------------+-----------------+-----------+</text:p>
      <text:p text:style-name="Standard">6 rows in set (0.001 sec)</text:p>
      <text:p text:style-name="Standard"/>
      <text:p text:style-name="Standard">MariaDB [empresa]&gt; SET @row_number = 0;</text:p>
      <text:p text:style-name="Standard">Query OK, 0 rows affected (0.000 sec)</text:p>
      <text:p text:style-name="Standard"/>
      <text:p text:style-name="Standard">MariaDB [empresa]&gt;</text:p>
      <text:p text:style-name="Standard"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(@row_number := @row_number + 1) % 5 IN (1, 2) THEN 'Armenia'</text:p>
      <text:p text:style-name="Standard"><text:s text:c="4"/>-&gt; <text:s text:c="8"/>WHEN (@row_number % 5) = 3 THEN 'Pereira' -- Cambio para el tercer empleado</text:p>
      <text:p text:style-name="Standard"><text:s text:c="4"/>-&gt; <text:s text:c="8"/>WHEN (@row_number % 5) = 4 THEN 'Manizales'</text:p>
      <text:p text:style-name="Standard"><text:s text:c="4"/>-&gt; <text:s text:c="8"/>WHEN (@row_number % 5) = 0 THEN 'Manizales' -- Para el quinto empleado</text:p>
      <text:p text:style-name="Standard"><text:s text:c="4"/>-&gt; <text:s text:c="4"/>END</text:p>
      <text:p text:style-name="Standard"><text:s text:c="4"/>-&gt; ORDER BY codigo;</text:p>
      <text:p text:style-name="Standard">Query OK, 0 rows affected (0.002 sec)</text:p>
      <text:p text:style-name="Standard">Rows matched: 6 <text:s/>Changed: 0 <text:s/>Warnings: 0</text:p>
      <text:p text:style-name="Standard"/>
      <text:p text:style-name="Standard">MariaDB [empresa]&gt; SELECT nombres, apellidos, ciudad</text:p>
      <text:p text:style-name="Standard"><text:s text:c="4"/>-&gt; FROM empleados</text:p>
      <text:p text:style-name="Standard"><text:s text:c="4"/>-&gt; ORDER BY ciudad;</text:p>
      <text:p text:style-name="Standard"><text:soft-page-break/>+----------------+-----------------+-----------+</text:p>
      <text:p text:style-name="Standard">| nombres <text:s text:c="7"/>| apellidos <text:s text:c="6"/>| ciudad <text:s text:c="3"/>|</text:p>
      <text:p text:style-name="Standard">+----------------+-----------------+-----------+</text:p>
      <text:p text:style-name="Standard">| ENRIQUE <text:s text:c="7"/>| LONDONO VILLEGA | Armenia <text:s text:c="2"/>|</text:p>
      <text:p text:style-name="Standard">| FERNANDO <text:s text:c="6"/>| CARDOZO SANTA <text:s text:c="2"/>| Armenia <text:s text:c="2"/>|</text:p>
      <text:p text:style-name="Standard">| MONICA TATIANA | GARAVITO <text:s text:c="7"/>| Armenia <text:s text:c="2"/>|</text:p>
      <text:p text:style-name="Standard">| ERSAIN <text:s text:c="8"/>| CASTANO LOPEZ <text:s text:c="2"/>| Manizales |</text:p>
      <text:p text:style-name="Standard">| MAURICIO <text:s text:c="6"/>| CRUZ PINO <text:s text:c="6"/>| Manizales |</text:p>
      <text:p text:style-name="Standard">| GLORIA <text:s text:c="8"/>| PATINO GARCIA <text:s text:c="2"/>| Pereira <text:s text:c="2"/>|</text:p>
      <text:p text:style-name="Standard">+----------------+-----------------+-----------+</text:p>
      <text:p text:style-name="Standard">6 rows in set (0.002 sec)</text:p>
      <text:p text:style-name="Standard"/>
      <text:p text:style-name="Standard">MariaDB [empresa]&gt; SET @row_number = 0;</text:p>
      <text:p text:style-name="Standard">Query OK, 0 rows affected (0.004 sec)</text:p>
      <text:p text:style-name="Standard"/>
      <text:p text:style-name="Standard">MariaDB [empresa]&gt;</text:p>
      <text:p text:style-name="Standard"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(@row_number := @row_number + 1) % 5 = 1 THEN 'Armenia'</text:p>
      <text:p text:style-name="Standard"><text:s text:c="4"/>-&gt; <text:s text:c="8"/>WHEN (@row_number % 5) = 2 THEN 'Armenia'</text:p>
      <text:p text:style-name="Standard"><text:s text:c="4"/>-&gt; <text:s text:c="8"/>WHEN (@row_number % 5) = 3 THEN 'Pereira' -- Cambio para el tercer empleado</text:p>
      <text:p text:style-name="Standard"><text:s text:c="4"/>-&gt; <text:s text:c="8"/>WHEN (@row_number % 5) = 4 THEN 'Manizales'</text:p>
      <text:p text:style-name="Standard"><text:s text:c="4"/>-&gt; <text:s text:c="8"/>WHEN (@row_number % 5) = 0 THEN 'Manizales' -- Para el quinto empleado</text:p>
      <text:p text:style-name="Standard"><text:s text:c="4"/>-&gt; <text:s text:c="4"/>END</text:p>
      <text:p text:style-name="Standard"><text:s text:c="4"/>-&gt; ORDER BY codigo;</text:p>
      <text:p text:style-name="Standard">Query OK, 0 rows affected (0.001 sec)</text:p>
      <text:p text:style-name="Standard">Rows matched: 6 <text:s/>Changed: 0 <text:s/>Warnings: 0</text:p>
      <text:p text:style-name="Standard"/>
      <text:p text:style-name="Standard">MariaDB [empresa]&gt; SELECT nombres, apellidos, ciudad</text:p>
      <text:p text:style-name="Standard"><text:s text:c="4"/>-&gt; FROM empleados</text:p>
      <text:p text:style-name="Standard"><text:s text:c="4"/>-&gt; ORDER BY ciudad;</text:p>
      <text:p text:style-name="Standard">+----------------+-----------------+-----------+</text:p>
      <text:p text:style-name="Standard">| nombres <text:s text:c="7"/>| apellidos <text:s text:c="6"/>| ciudad <text:s text:c="3"/>|</text:p>
      <text:p text:style-name="Standard">+----------------+-----------------+-----------+</text:p>
      <text:p text:style-name="Standard">| ENRIQUE <text:s text:c="7"/>| LONDONO VILLEGA | Armenia <text:s text:c="2"/>|</text:p>
      <text:p text:style-name="Standard">| FERNANDO <text:s text:c="6"/>| CARDOZO SANTA <text:s text:c="2"/>| Armenia <text:s text:c="2"/>|</text:p>
      <text:p text:style-name="Standard">| MONICA TATIANA | GARAVITO <text:s text:c="7"/>| Armenia <text:s text:c="2"/>|</text:p>
      <text:p text:style-name="Standard">| ERSAIN <text:s text:c="8"/>| CASTANO LOPEZ <text:s text:c="2"/>| Manizales |</text:p>
      <text:p text:style-name="Standard">| MAURICIO <text:s text:c="6"/>| CRUZ PINO <text:s text:c="6"/>| Manizales |</text:p>
      <text:p text:style-name="Standard">| GLORIA <text:s text:c="8"/>| PATINO GARCIA <text:s text:c="2"/>| Pereira <text:s text:c="2"/>|</text:p>
      <text:p text:style-name="Standard">+----------------+-----------------+-----------+</text:p>
      <text:p text:style-name="Standard">6 rows in set (0.001 sec)</text:p>
      <text:p text:style-name="Standard"/>
      <text:p text:style-name="Standard">MariaDB [empresa]&gt; SET @row_number = 0;</text:p>
      <text:p text:style-name="Standard">Query OK, 0 rows affected (0.001 sec)</text:p>
      <text:p text:style-name="Standard"/>
      <text:p text:style-name="Standard">MariaDB [empresa]&gt;</text:p>
      <text:p text:style-name="Standard">MariaDB [empresa]&gt; UPDATE empleados</text:p>
      <text:p text:style-name="Standard"><text:s text:c="4"/>-&gt; SET ciudad =</text:p>
      <text:p text:style-name="Standard"><text:s text:c="4"/>-&gt; <text:s text:c="4"/>CASE</text:p>
      <text:p text:style-name="Standard"><text:s text:c="4"/>-&gt; <text:s text:c="8"/>WHEN (@row_number := @row_number + 1) % 5 = 1 THEN 'Armenia'</text:p>
      <text:p text:style-name="Standard"><text:soft-page-break/><text:s text:c="4"/>-&gt; <text:s text:c="8"/>WHEN (@row_number % 5) = 2 THEN 'Armenia'</text:p>
      <text:p text:style-name="Standard"><text:s text:c="4"/>-&gt; <text:s text:c="8"/>WHEN (@row_number % 5) = 3 THEN 'Pereira' -- Cambio para el tercer empleado</text:p>
      <text:p text:style-name="Standard"><text:s text:c="4"/>-&gt; <text:s text:c="8"/>WHEN (@row_number % 5) = 4 THEN 'Manizales'</text:p>
      <text:p text:style-name="Standard"><text:s text:c="4"/>-&gt; <text:s text:c="8"/>WHEN (@row_number % 5) = 0 THEN 'Manizales' -- Para el quinto empleado</text:p>
      <text:p text:style-name="Standard"><text:s text:c="4"/>-&gt; <text:s text:c="4"/>END</text:p>
      <text:p text:style-name="Standard"><text:s text:c="4"/>-&gt; ORDER BY codigo DESC; -- Cambio a orden descendente</text:p>
      <text:p text:style-name="Standard">Query OK, 4 rows affected (0.010 sec)</text:p>
      <text:p text:style-name="Standard">Rows matched: 6 <text:s/>Changed: 4 <text:s/>Warnings: 0</text:p>
      <text:p text:style-name="Standard"/>
      <text:p text:style-name="Standard">MariaDB [empresa]&gt; SELECT nombre, apellidos, ciudad FROM empleados;</text:p>
      <text:p text:style-name="Standard">ERROR 1054 (42S22): Unknown column 'nombre' in 'field list'</text:p>
      <text:p text:style-name="Standard">MariaDB [empresa]&gt; SELECT nombres, apellidos, ciudad</text:p>
      <text:p text:style-name="Standard"><text:s text:c="4"/>-&gt; FROM empleados</text:p>
      <text:p text:style-name="Standard"><text:s text:c="4"/>-&gt; ORDER BY ciudad;</text:p>
      <text:p text:style-name="Standard">+----------------+-----------------+-----------+</text:p>
      <text:p text:style-name="Standard">| nombres <text:s text:c="7"/>| apellidos <text:s text:c="6"/>| ciudad <text:s text:c="3"/>|</text:p>
      <text:p text:style-name="Standard">+----------------+-----------------+-----------+</text:p>
      <text:p text:style-name="Standard">| ENRIQUE <text:s text:c="7"/>| LONDONO VILLEGA | Armenia <text:s text:c="2"/>|</text:p>
      <text:p text:style-name="Standard">| MAURICIO <text:s text:c="6"/>| CRUZ PINO <text:s text:c="6"/>| Armenia <text:s text:c="2"/>|</text:p>
      <text:p text:style-name="Standard">| MONICA TATIANA | GARAVITO <text:s text:c="7"/>| Armenia <text:s text:c="2"/>|</text:p>
      <text:p text:style-name="Standard">| FERNANDO <text:s text:c="6"/>| CARDOZO SANTA <text:s text:c="2"/>| Manizales |</text:p>
      <text:p text:style-name="Standard">| GLORIA <text:s text:c="8"/>| PATINO GARCIA <text:s text:c="2"/>| Manizales |</text:p>
      <text:p text:style-name="Standard">| ERSAIN <text:s text:c="8"/>| CASTANO LOPEZ <text:s text:c="2"/>| Pereira <text:s text:c="2"/>|</text:p>
      <text:p text:style-name="Standard">+----------------+-----------------+-----------+</text:p>
      <text:p text:style-name="Standard">6 rows in set (0.007 sec)</text:p>
      <text:p text:style-name="Standard"/>
      <text:p text:style-name="Standard">MariaDB [empresa]&gt; -- Actualizamos los primeros dos empleados a Armenia</text:p>
      <text:p text:style-name="Standard">MariaDB [empresa]&gt; UPDATE empleados SET ciudad = 'Armenia' WHERE codigo IN (</text:p>
      <text:p text:style-name="Standard"><text:s text:c="4"/>-&gt; <text:s text:c="4"/>SELECT codigo FROM (SELECT codigo FROM empleados ORDER BY codigo LIMIT 2) AS temp</text:p>
      <text:p text:style-name="Standard"><text:s text:c="4"/>-&gt; );</text:p>
      <text:p text:style-name="Standard">Query OK, 1 row affected (0.026 sec)</text:p>
      <text:p text:style-name="Standard">Rows matched: 2 <text:s/>Changed: 1 <text:s/>Warnings: 0</text:p>
      <text:p text:style-name="Standard"/>
      <text:p text:style-name="Standard">MariaDB [empresa]&gt;</text:p>
      <text:p text:style-name="Standard">MariaDB [empresa]&gt; -- Actualizamos el tercer empleado a Pereira</text:p>
      <text:p text:style-name="Standard">MariaDB [empresa]&gt; UPDATE empleados SET ciudad = 'Pereira' WHERE codigo IN (</text:p>
      <text:p text:style-name="Standard"><text:s text:c="4"/>-&gt; <text:s text:c="4"/>SELECT codigo FROM (SELECT codigo FROM empleados ORDER BY codigo LIMIT 2,1) AS temp</text:p>
      <text:p text:style-name="Standard"><text:s text:c="4"/>-&gt; );</text:p>
      <text:p text:style-name="Standard">Query OK, 1 row affected (0.006 sec)</text:p>
      <text:p text:style-name="Standard">Rows matched: 1 <text:s/>Changed: 1 <text:s/>Warnings: 0</text:p>
      <text:p text:style-name="Standard"/>
      <text:p text:style-name="Standard">MariaDB [empresa]&gt;</text:p>
      <text:p text:style-name="Standard">MariaDB [empresa]&gt; -- Actualizamos los siguientes dos empleados a Manizales</text:p>
      <text:p text:style-name="Standard">MariaDB [empresa]&gt; UPDATE empleados SET ciudad = 'Manizales' WHERE codigo IN (</text:p>
      <text:p text:style-name="Standard"><text:s text:c="4"/>-&gt; <text:s text:c="4"/>SELECT codigo FROM (SELECT codigo FROM empleados ORDER BY codigo LIMIT 3,2) AS temp</text:p>
      <text:p text:style-name="Standard"><text:s text:c="4"/>-&gt; );</text:p>
      <text:p text:style-name="Standard">Query OK, 2 rows affected (0.004 sec)</text:p>
      <text:p text:style-name="Standard">Rows matched: 2 <text:s/>Changed: 2 <text:s/>Warnings: 0</text:p>
      <text:p text:style-name="Standard"/>
      <text:p text:style-name="Standard"><text:soft-page-break/>MariaDB [empresa]&gt;</text:p>
      <text:p text:style-name="Standard">MariaDB [empresa]&gt; -- El último empleado queda en Pereira por defecto según el requerimiento</text:p>
      <text:p text:style-name="Standard">MariaDB [empresa]&gt; <text:s/>SELECT nombres, apellidos, ciudad</text:p>
      <text:p text:style-name="Standard"><text:s text:c="4"/>-&gt; <text:s text:c="4"/>-&gt; FROM empleados</text:p>
      <text:p text:style-name="Standard"><text:s text:c="4"/>-&gt; <text:s text:c="4"/>-&gt; ORDER BY ciudad;</text:p>
      <text:p text:style-name="Standard">ERROR 1064 (42000): You have an error in your SQL syntax; check the manual that corresponds to your MariaDB server version for the right syntax to use near '&gt; FROM empleados</text:p>
      <text:p text:style-name="Standard"><text:s text:c="4"/>-&gt; ORDER BY ciudad' at line 2</text:p>
      <text:p text:style-name="Standard">MariaDB [empresa]&gt; SELECT nombres, apellidos, ciudad</text:p>
      <text:p text:style-name="Standard"><text:s text:c="4"/>-&gt; <text:s text:c="4"/>-&gt; FROM empleados</text:p>
      <text:p text:style-name="Standard"><text:s text:c="4"/>-&gt; <text:s text:c="4"/>-&gt; ORDER BY ciudad;</text:p>
      <text:p text:style-name="Standard">ERROR 1064 (42000): You have an error in your SQL syntax; check the manual that corresponds to your MariaDB server version for the right syntax to use near '&gt; FROM empleados</text:p>
      <text:p text:style-name="Standard"><text:s text:c="4"/>-&gt; ORDER BY ciudad' at line 2</text:p>
      <text:p text:style-name="Standard">MariaDB [empresa]&gt; SELECT nombres, apellidos, ciudad</text:p>
      <text:p text:style-name="Standard"><text:s text:c="4"/>-&gt; FROM empleados</text:p>
      <text:p text:style-name="Standard"><text:s text:c="4"/>-&gt; ORDER BY codigo;</text:p>
      <text:p text:style-name="Standard">+----------------+-----------------+-----------+</text:p>
      <text:p text:style-name="Standard">| nombres <text:s text:c="7"/>| apellidos <text:s text:c="6"/>| ciudad <text:s text:c="3"/>|</text:p>
      <text:p text:style-name="Standard">+----------------+-----------------+-----------+</text:p>
      <text:p text:style-name="Standard">| ENRIQUE <text:s text:c="7"/>| LONDONO VILLEGA | Armenia <text:s text:c="2"/>|</text:p>
      <text:p text:style-name="Standard">| FERNANDO <text:s text:c="6"/>| CARDOZO SANTA <text:s text:c="2"/>| Armenia <text:s text:c="2"/>|</text:p>
      <text:p text:style-name="Standard">| GLORIA <text:s text:c="8"/>| PATINO GARCIA <text:s text:c="2"/>| Pereira <text:s text:c="2"/>|</text:p>
      <text:p text:style-name="Standard">| ERSAIN <text:s text:c="8"/>| CASTANO LOPEZ <text:s text:c="2"/>| Manizales |</text:p>
      <text:p text:style-name="Standard">| MAURICIO <text:s text:c="6"/>| CRUZ PINO <text:s text:c="6"/>| Manizales |</text:p>
      <text:p text:style-name="Standard">| MONICA TATIANA | GARAVITO <text:s text:c="7"/>| Armenia <text:s text:c="2"/>|</text:p>
      <text:p text:style-name="Standard">+----------------+-----------------+-----------+</text:p>
      <text:p text:style-name="Standard">6 rows in set (0.005 sec)</text:p>
      <text:p text:style-name="Standard"/>
      <text:p text:style-name="Standard">MariaDB [empresa]&gt; -- Actualizamos el último empleado a Pereira</text:p>
      <text:p text:style-name="Standard">MariaDB [empresa]&gt; UPDATE empleados SET ciudad = 'Pereira' ORDER BY codigo DESC LIMIT 1;</text:p>
      <text:p text:style-name="Standard">Query OK, 1 row affected (0.027 sec)</text:p>
      <text:p text:style-name="Standard">Rows matched: 1 <text:s/>Changed: 1 <text:s/>Warnings: 0</text:p>
      <text:p text:style-name="Standard"/>
      <text:p text:style-name="Standard">MariaDB [empresa]&gt; SELECT nombres, apellidos, ciudad</text:p>
      <text:p text:style-name="Standard"><text:s text:c="4"/>-&gt; FROM empleados</text:p>
      <text:p text:style-name="Standard"><text:s text:c="4"/>-&gt; ORDER BY codigo;</text:p>
      <text:p text:style-name="Standard">+----------------+-----------------+-----------+</text:p>
      <text:p text:style-name="Standard">| nombres <text:s text:c="7"/>| apellidos <text:s text:c="6"/>| ciudad <text:s text:c="3"/>|</text:p>
      <text:p text:style-name="Standard">+----------------+-----------------+-----------+</text:p>
      <text:p text:style-name="Standard">| ENRIQUE <text:s text:c="7"/>| LONDONO VILLEGA | Armenia <text:s text:c="2"/>|</text:p>
      <text:p text:style-name="Standard">| FERNANDO <text:s text:c="6"/>| CARDOZO SANTA <text:s text:c="2"/>| Armenia <text:s text:c="2"/>|</text:p>
      <text:p text:style-name="Standard">| GLORIA <text:s text:c="8"/>| PATINO GARCIA <text:s text:c="2"/>| Pereira <text:s text:c="2"/>|</text:p>
      <text:p text:style-name="Standard">| ERSAIN <text:s text:c="8"/>| CASTANO LOPEZ <text:s text:c="2"/>| Manizales |</text:p>
      <text:p text:style-name="Standard">| MAURICIO <text:s text:c="6"/>| CRUZ PINO <text:s text:c="6"/>| Manizales |</text:p>
      <text:p text:style-name="Standard">| MONICA TATIANA | GARAVITO <text:s text:c="7"/>| Pereira <text:s text:c="2"/>|</text:p>
      <text:p text:style-name="Standard">+----------------+-----------------+-----------+</text:p>
      <text:p text:style-name="Standard">6 rows in set (0.011 sec)</text:p>
      <text:p text:style-name="Standard"/>
      <text:p text:style-name="Standard">MariaDB [empresa]&gt; -- Actualizamos los primeros dos empleados a Armenia</text:p>
      <text:p text:style-name="Standard">MariaDB [empresa]&gt; UPDATE empleados SET ciudad = 'Armenia' WHERE codigo IN (</text:p>
      <text:p text:style-name="Standard"><text:soft-page-break/><text:s text:c="4"/>-&gt; <text:s text:c="4"/>SELECT codigo FROM (SELECT codigo FROM empleados ORDER BY codigo LIMIT 2) AS temp</text:p>
      <text:p text:style-name="Standard"><text:s text:c="4"/>-&gt; );</text:p>
      <text:p text:style-name="Standard">Query OK, 0 rows affected (0.010 sec)</text:p>
      <text:p text:style-name="Standard">Rows matched: 2 <text:s/>Changed: 0 <text:s/>Warnings: 0</text:p>
      <text:p text:style-name="Standard"/>
      <text:p text:style-name="Standard">MariaDB [empresa]&gt;</text:p>
      <text:p text:style-name="Standard">MariaDB [empresa]&gt; -- Actualizamos el tercer empleado a Pereira</text:p>
      <text:p text:style-name="Standard">MariaDB [empresa]&gt; UPDATE empleados SET ciudad = 'Pereira' WHERE codigo IN (</text:p>
      <text:p text:style-name="Standard"><text:s text:c="4"/>-&gt; <text:s text:c="4"/>SELECT codigo FROM (SELECT codigo FROM empleados ORDER BY codigo LIMIT 2,1) AS temp</text:p>
      <text:p text:style-name="Standard"><text:s text:c="4"/>-&gt; );</text:p>
      <text:p text:style-name="Standard">Query OK, 0 rows affected (0.001 sec)</text:p>
      <text:p text:style-name="Standard">Rows matched: 1 <text:s/>Changed: 0 <text:s/>Warnings: 0</text:p>
      <text:p text:style-name="Standard"/>
      <text:p text:style-name="Standard">MariaDB [empresa]&gt;</text:p>
      <text:p text:style-name="Standard">MariaDB [empresa]&gt; -- Actualizamos los siguientes dos empleados a Manizales</text:p>
      <text:p text:style-name="Standard">MariaDB [empresa]&gt; UPDATE empleados SET ciudad = 'Manizales' WHERE codigo IN (</text:p>
      <text:p text:style-name="Standard"><text:s text:c="4"/>-&gt; <text:s text:c="4"/>SELECT codigo FROM (SELECT codigo FROM empleados ORDER BY codigo LIMIT 3,2) AS temp</text:p>
      <text:p text:style-name="Standard"><text:s text:c="4"/>-&gt; );</text:p>
      <text:p text:style-name="Standard">Query OK, 0 rows affected (0.000 sec)</text:p>
      <text:p text:style-name="Standard">Rows matched: 2 <text:s/>Changed: 0 <text:s/>Warnings: 0</text:p>
      <text:p text:style-name="Standard"/>
      <text:p text:style-name="Standard">MariaDB [empresa]&gt;</text:p>
      <text:p text:style-name="Standard">MariaDB [empresa]&gt; UPDATE empleados SET ciudad = 'Pereira' ORDER BY codigo DESC LIMIT 1;</text:p>
      <text:p text:style-name="Standard">Query OK, 0 rows affected (0.000 sec)</text:p>
      <text:p text:style-name="Standard">Rows matched: 1 <text:s/>Changed: 0 <text:s/>Warnings: 0</text:p>
      <text:p text:style-name="Standard"/>
      <text:p text:style-name="Standard">MariaDB [empresa]&gt; SELECT nombres, apellidos, ciudad</text:p>
      <text:p text:style-name="Standard"><text:s text:c="4"/>-&gt; FROM empleados</text:p>
      <text:p text:style-name="Standard"><text:s text:c="4"/>-&gt; ORDER BY codigo;</text:p>
      <text:p text:style-name="Standard">+----------------+-----------------+-----------+</text:p>
      <text:p text:style-name="Standard">| nombres <text:s text:c="7"/>| apellidos <text:s text:c="6"/>| ciudad <text:s text:c="3"/>|</text:p>
      <text:p text:style-name="Standard">+----------------+-----------------+-----------+</text:p>
      <text:p text:style-name="Standard">| ENRIQUE <text:s text:c="7"/>| LONDONO VILLEGA | Armenia <text:s text:c="2"/>|</text:p>
      <text:p text:style-name="Standard">| FERNANDO <text:s text:c="6"/>| CARDOZO SANTA <text:s text:c="2"/>| Armenia <text:s text:c="2"/>|</text:p>
      <text:p text:style-name="Standard">| GLORIA <text:s text:c="8"/>| PATINO GARCIA <text:s text:c="2"/>| Pereira <text:s text:c="2"/>|</text:p>
      <text:p text:style-name="Standard">| ERSAIN <text:s text:c="8"/>| CASTANO LOPEZ <text:s text:c="2"/>| Manizales |</text:p>
      <text:p text:style-name="Standard">| MAURICIO <text:s text:c="6"/>| CRUZ PINO <text:s text:c="6"/>| Manizales |</text:p>
      <text:p text:style-name="Standard">| MONICA TATIANA | GARAVITO <text:s text:c="7"/>| Pereira <text:s text:c="2"/>|</text:p>
      <text:p text:style-name="Standard">+----------------+-----------------+-----------+</text:p>
      <text:p text:style-name="Standard">6 rows in set (0.001 sec)</text:p>
      <text:p text:style-name="Standard"/>
      <text:p text:style-name="Standard">MariaDB [empresa]&gt; SELECT *</text:p>
      <text:p text:style-name="Standard"><text:s text:c="4"/>-&gt; FROM factura</text:p>
      <text:p text:style-name="Standard"><text:s text:c="4"/>-&gt; WHERE tipo IN ('1', '2');</text:p>
      <text:p text:style-name="Standard">+-------------+------------+------------+----------+----------+------+</text:p>
      <text:p text:style-name="Standard">| consecutivo | fecha <text:s text:c="5"/>| cliente <text:s text:c="3"/>| vendedor | sucursal | tipo |</text:p>
      <text:p text:style-name="Standard">+-------------+------------+------------+----------+----------+------+</text:p>
      <text:p text:style-name="Standard">| <text:s text:c="10"/>1 | 2018-02-01 | 33819984 <text:s text:c="2"/>| 03-01 <text:s text:c="3"/>| 01 <text:s text:c="6"/>| 1 <text:s text:c="3"/>|</text:p>
      <text:p text:style-name="Standard"><text:soft-page-break/>| <text:s text:c="10"/>2 | 2018-02-01 | 18396606 <text:s text:c="2"/>| 03-01 <text:s text:c="3"/>| 01 <text:s text:c="6"/>| 1 <text:s text:c="3"/>|</text:p>
      <text:p text:style-name="Standard">| <text:s text:c="10"/>3 | 2018-02-01 | 18396606 <text:s text:c="2"/>| 03-01 <text:s text:c="3"/>| 01 <text:s text:c="6"/>| 1 <text:s text:c="3"/>|</text:p>
      <text:p text:style-name="Standard">| <text:s text:c="10"/>4 | 2018-02-02 | 4377130 <text:s text:c="3"/>| 03-02 <text:s text:c="3"/>| 01 <text:s text:c="6"/>| 1 <text:s text:c="3"/>|</text:p>
      <text:p text:style-name="Standard">| <text:s text:c="10"/>5 | 2018-02-02 | 18400000 <text:s text:c="2"/>| 03-01 <text:s text:c="3"/>| 01 <text:s text:c="6"/>| 2 <text:s text:c="3"/>|</text:p>
      <text:p text:style-name="Standard">| <text:s text:c="10"/>6 | 2018-02-02 | 7777777777 | 03-01 <text:s text:c="3"/>| 01 <text:s text:c="6"/>| 1 <text:s text:c="3"/>|</text:p>
      <text:p text:style-name="Standard">| <text:s text:c="10"/>7 | 2018-02-02 | 7777777777 | 03-02 <text:s text:c="3"/>| 01 <text:s text:c="6"/>| 1 <text:s text:c="3"/>|</text:p>
      <text:p text:style-name="Standard">| <text:s text:c="10"/>8 | 2018-02-02 | 4377130 <text:s text:c="3"/>| 03-01 <text:s text:c="3"/>| 01 <text:s text:c="6"/>| 1 <text:s text:c="3"/>|</text:p>
      <text:p text:style-name="Standard">| <text:s text:c="10"/>9 | 2018-02-03 | 92227452 <text:s text:c="2"/>| 03-01 <text:s text:c="3"/>| 01 <text:s text:c="6"/>| 1 <text:s text:c="3"/>|</text:p>
      <text:p text:style-name="Standard">| <text:s text:c="9"/>10 | 2018-02-03 | 75080501 <text:s text:c="2"/>| 03-01 <text:s text:c="3"/>| 01 <text:s text:c="6"/>| 1 <text:s text:c="3"/>|</text:p>
      <text:p text:style-name="Standard">| <text:s text:c="9"/>11 | 2018-02-03 | 4377130 <text:s text:c="3"/>| 03-01 <text:s text:c="3"/>| 01 <text:s text:c="6"/>| 1 <text:s text:c="3"/>|</text:p>
      <text:p text:style-name="Standard">| <text:s text:c="9"/>12 | 2018-02-03 | 41375231 <text:s text:c="2"/>| 03-02 <text:s text:c="3"/>| 01 <text:s text:c="6"/>| 1 <text:s text:c="3"/>|</text:p>
      <text:p text:style-name="Standard">| <text:s text:c="9"/>13 | 2018-02-03 | 41375231 <text:s text:c="2"/>| 03-02 <text:s text:c="3"/>| 01 <text:s text:c="6"/>| 1 <text:s text:c="3"/>|</text:p>
      <text:p text:style-name="Standard">| <text:s text:c="9"/>14 | 2018-02-03 | 18400000 <text:s text:c="2"/>| 03-02 <text:s text:c="3"/>| 01 <text:s text:c="6"/>| 2 <text:s text:c="3"/>|</text:p>
      <text:p text:style-name="Standard">| <text:s text:c="9"/>15 | 2018-02-04 | 75080501 <text:s text:c="2"/>| 03-02 <text:s text:c="3"/>| 01 <text:s text:c="6"/>| 1 <text:s text:c="3"/>|</text:p>
      <text:p text:style-name="Standard">| <text:s text:c="9"/>16 | 2018-02-04 | 33872000 <text:s text:c="2"/>| 03-01 <text:s text:c="3"/>| 01 <text:s text:c="6"/>| 1 <text:s text:c="3"/>|</text:p>
      <text:p text:style-name="Standard">| <text:s text:c="9"/>17 | 2018-02-04 | 18396606 <text:s text:c="2"/>| 03-01 <text:s text:c="3"/>| 01 <text:s text:c="6"/>| 1 <text:s text:c="3"/>|</text:p>
      <text:p text:style-name="Standard">| <text:s text:c="9"/>18 | 2018-02-04 | 41375231 <text:s text:c="2"/>| 03-01 <text:s text:c="3"/>| 01 <text:s text:c="6"/>| 2 <text:s text:c="3"/>|</text:p>
      <text:p text:style-name="Standard">| <text:s text:c="9"/>19 | 2018-02-05 | 92227452 <text:s text:c="2"/>| 03-01 <text:s text:c="3"/>| 01 <text:s text:c="6"/>| 1 <text:s text:c="3"/>|</text:p>
      <text:p text:style-name="Standard">| <text:s text:c="9"/>20 | 2018-02-04 | 18400000 <text:s text:c="2"/>| 03-01 <text:s text:c="3"/>| 01 <text:s text:c="6"/>| 1 <text:s text:c="3"/>|</text:p>
      <text:p text:style-name="Standard">+-------------+------------+------------+----------+----------+------+</text:p>
      <text:p text:style-name="Standard">20 rows in set (0.016 sec)</text:p>
      <text:p text:style-name="Standard"/>
      <text:p text:style-name="Standard">MariaDB [empresa]&gt; SELECT AVG(cantidad) AS cantidad_promedio</text:p>
      <text:p text:style-name="Standard"><text:s text:c="4"/>-&gt; FROM productos;</text:p>
      <text:p text:style-name="Standard">+-------------------+</text:p>
      <text:p text:style-name="Standard">| cantidad_promedio |</text:p>
      <text:p text:style-name="Standard">+-------------------+</text:p>
      <text:p text:style-name="Standard">| <text:s text:c="10"/>90.9600 |</text:p>
      <text:p text:style-name="Standard">+-------------------+</text:p>
      <text:p text:style-name="Standard">1 row in set (0.011 sec)</text:p>
      <text:p text:style-name="Standard"/>
      <text:p text:style-name="Standard">MariaDB [empresa]&gt; SELECT nombre</text:p>
      <text:p text:style-name="Standard"><text:s text:c="4"/>-&gt; FROM productos</text:p>
      <text:p text:style-name="Standard"><text:s text:c="4"/>-&gt; WHERE cantidad &lt; (SELECT AVG(cantidad) FROM productos);</text:p>
      <text:p text:style-name="Standard">+--------------------------------+</text:p>
      <text:p text:style-name="Standard">| nombre <text:s text:c="24"/>|</text:p>
      <text:p text:style-name="Standard">+--------------------------------+</text:p>
      <text:p text:style-name="Standard">| ACEITE RIMULA 15W40 * 1/4 <text:s text:c="5"/>|</text:p>
      <text:p text:style-name="Standard">| ACEITE RIMULA 20W60 <text:s text:c="11"/>|</text:p>
      <text:p text:style-name="Standard">| ACEITE RIMULA D 50 * 1/4 <text:s text:c="6"/>|</text:p>
      <text:p text:style-name="Standard">| ACEITE TECTION 50 * 1/4 <text:s text:c="7"/>|</text:p>
      <text:p text:style-name="Standard">| ACEITE URSA 50 <text:s text:c="16"/>|</text:p>
      <text:p text:style-name="Standard">| ADITIVO PARA DIESEL <text:s text:c="11"/>|</text:p>
      <text:p text:style-name="Standard">| ADITIVO PARA MOTORES A GASOLIN |</text:p>
      <text:p text:style-name="Standard">| AGUA REFRIGERANTE <text:s text:c="13"/>|</text:p>
      <text:p text:style-name="Standard">| GRASA RETINAX * 250 GMS <text:s text:c="7"/>|</text:p>
      <text:p text:style-name="Standard">| GRASA AZUL DE LITIO <text:s text:c="11"/>|</text:p>
      <text:p text:style-name="Standard">| GRASA AZUL DE LITIO <text:s text:c="11"/>|</text:p>
      <text:p text:style-name="Standard">| SILICONA EMULSIONADA <text:s text:c="10"/>|</text:p>
      <text:p text:style-name="Standard">| SILICONA AZUL <text:s text:c="17"/>|</text:p>
      <text:p text:style-name="Standard">| SILICONA ROJA <text:s text:c="17"/>|</text:p>
      <text:p text:style-name="Standard">| SILICONA AZUL <text:s text:c="17"/>|</text:p>
      <text:p text:style-name="Standard"><text:soft-page-break/>| BILLETERAS DOCUMENTOS <text:s text:c="9"/>|</text:p>
      <text:p text:style-name="Standard">| TOALLAS - DULCE ABRIGO <text:s text:c="8"/>|</text:p>
      <text:p text:style-name="Standard">+--------------------------------+</text:p>
      <text:p text:style-name="Standard">17 rows in set (0.028 sec)</text:p>
      <text:p text:style-name="Standard"/>
      <text:p text:style-name="Standard">MariaDB [empresa]&gt; SELECT e.nombres AS Nombre_Empleado, c.nombre AS Cargo, DATEDIFF(CURRENT_DATE(), e.fe_ingreso) AS Dias_Trabajados, s.nombre AS Sucursal</text:p>
      <text:p text:style-name="Standard"><text:s text:c="4"/>-&gt; FROM empleados e</text:p>
      <text:p text:style-name="Standard"><text:s text:c="4"/>-&gt; JOIN cargo c ON e.cargo = c.codigo</text:p>
      <text:p text:style-name="Standard"><text:s text:c="4"/>-&gt; JOIN sucursal s ON e.sucursal = s.codigo;</text:p>
      <text:p text:style-name="Standard">ERROR 1146 (42S02): Table 'empresa.cargo' doesn't exist</text:p>
      <text:p text:style-name="Standard">MariaDB [empresa]&gt; SELECT nombre</text:p>
      <text:p text:style-name="Standard"><text:s text:c="4"/>-&gt; FROM productos</text:p>
      <text:p text:style-name="Standard"><text:s text:c="4"/>-&gt; WHERE pventa &lt; pcompra;</text:p>
      <text:p text:style-name="Standard">+---------------------------+</text:p>
      <text:p text:style-name="Standard">| nombre <text:s text:c="19"/>|</text:p>
      <text:p text:style-name="Standard">+---------------------------+</text:p>
      <text:p text:style-name="Standard">| MOBIL 15W40 * 1/4 <text:s text:c="8"/>|</text:p>
      <text:p text:style-name="Standard">| ADITIVO LIMPIA PARABRISAS |</text:p>
      <text:p text:style-name="Standard">| BILLETERAS DOCUMENTOS <text:s text:c="4"/>|</text:p>
      <text:p text:style-name="Standard">| TOALLAS - DULCE ABRIGO <text:s text:c="3"/>|</text:p>
      <text:p text:style-name="Standard">+---------------------------+</text:p>
      <text:p text:style-name="Standard">4 rows in set (0.002 sec)</text:p>
      <text:p text:style-name="Standard"/>
      <text:p text:style-name="Standard">MariaDB [empresa]&gt; SELECT productos.nombre AS Nombre_Producto, productos.cantidad AS Cantidad, proveedores.nit AS NIT_Proveedor, proveedores.nombre AS Nombre_Proveedor, proveedores.telefono AS Telefono_Proveedor</text:p>
      <text:p text:style-name="Standard"><text:s text:c="4"/>-&gt; FROM productos</text:p>
      <text:p text:style-name="Standard"><text:s text:c="4"/>-&gt; JOIN proveedores ON productos.proveedor = proveedores.nit</text:p>
      <text:p text:style-name="Standard"><text:s text:c="4"/>-&gt; ORDER BY productos.nombre;</text:p>
      <text:p text:style-name="Standard">+--------------------------------+----------+---------------+------------------+--------------------+</text:p>
      <text:p text:style-name="Standard">| Nombre_Producto <text:s text:c="15"/>| Cantidad | NIT_Proveedor | Nombre_Proveedor | Telefono_Proveedor |</text:p>
      <text:p text:style-name="Standard">+--------------------------------+----------+---------------+------------------+--------------------+</text:p>
      <text:p text:style-name="Standard">| ACEITE RIMULA 15W40 * 1/4 <text:s text:c="5"/>| <text:s text:c="6"/>63 | 24573748-2 <text:s text:c="3"/>| INSERCOL S.A <text:s text:c="4"/>| 6231089 <text:s text:c="11"/>|</text:p>
      <text:p text:style-name="Standard">| ACEITE RIMULA 20W60 <text:s text:c="11"/>| <text:s text:c="6"/>45 | 24573748-2 <text:s text:c="3"/>| INSERCOL S.A <text:s text:c="4"/>| 6231089 <text:s text:c="11"/>|</text:p>
      <text:p text:style-name="Standard">| ACEITE RIMULA D * 1/4 GRANEL <text:s text:c="2"/>| <text:s text:c="5"/>300 | 24573748-2 <text:s text:c="3"/>| INSERCOL S.A <text:s text:c="4"/>| 6231089 <text:s text:c="11"/>|</text:p>
      <text:p text:style-name="Standard">| ACEITE RIMULA D 50 * 1/4 <text:s text:c="6"/>| <text:s text:c="6"/>25 | 24573748-2 <text:s text:c="3"/>| INSERCOL S.A <text:s text:c="4"/>| 6231089 <text:s text:c="11"/>|</text:p>
      <text:p text:style-name="Standard">| ACEITE SPIRAX 140 * 1/4 <text:s text:c="7"/>| <text:s text:c="5"/>187 | 24573748-2 <text:s text:c="3"/>| INSERCOL S.A <text:s text:c="4"/>| 6231089 <text:s text:c="11"/>|</text:p>
      <text:p text:style-name="Standard">| ACEITE SPIRAX 250 * 1/4 <text:s text:c="7"/>| <text:s text:c="5"/>300 | 24573748-2 <text:s text:c="3"/>| INSERCOL S.A <text:s text:c="4"/>| 6231089 <text:s text:c="11"/>|</text:p>
      <text:p text:style-name="Standard">| ACEITE TECTION 50 * 1/4 <text:s text:c="7"/>| <text:s text:c="7"/>0 | 24573748-2 <text:s text:c="3"/>| INSERCOL S.A <text:s text:c="4"/>| 6231089 <text:s text:c="11"/>|</text:p>
      <text:p text:style-name="Standard">| ACEITE URSA 50 <text:s text:c="16"/>| <text:s text:c="7"/>0 | 24573748-2 <text:s text:c="3"/>| INSERCOL S.A <text:s text:c="4"/>| 6231089 <text:s text:c="11"/>|</text:p>
      <text:p text:style-name="Standard">| ADITIVO LIMPIA PARABRISAS <text:s text:c="5"/>| <text:s text:c="5"/>200 | 24576225-1 <text:s text:c="3"/>| PETROLABS DE CO <text:s/>| 2174563 <text:s text:c="11"/>|</text:p>
      <text:p text:style-name="Standard">| ADITIVO PARA DIESEL <text:s text:c="11"/>| <text:s text:c="6"/>30 | 24576225-1 <text:s text:c="3"/>| PETROLABS DE CO <text:s/>| 2174563 <text:s text:c="11"/>|</text:p>
      <text:p text:style-name="Standard">| ADITIVO PARA MOTORES A GASOLIN | <text:s text:c="6"/>20 | 24576225-1 <text:s text:c="3"/>| PETROLABS DE CO <text:s/>| 2174563 <text:s text:c="11"/>|</text:p>
      <text:p text:style-name="Standard">| AGUA REFRIGERANTE <text:s text:c="13"/>| <text:s text:c="6"/>20 | 24576225-1 <text:s text:c="3"/>| PETROLABS DE CO <text:s/>| 2174563 <text:s text:c="11"/>|</text:p>
      <text:p text:style-name="Standard"><text:soft-page-break/>| BILLETERAS DOCUMENTOS <text:s text:c="9"/>| <text:s text:c="7"/>0 | 24576225-1 <text:s text:c="3"/>| PETROLABS DE CO <text:s/>| 2174563 <text:s text:c="11"/>|</text:p>
      <text:p text:style-name="Standard">| CROMATOS <text:s text:c="22"/>| <text:s text:c="5"/>130 | 24576225-1 <text:s text:c="3"/>| PETROLABS DE CO <text:s/>| 2174563 <text:s text:c="11"/>|</text:p>
      <text:p text:style-name="Standard">| GRASA AZUL DE LITIO <text:s text:c="11"/>| <text:s text:c="6"/>30 | 24576225-1 <text:s text:c="3"/>| PETROLABS DE CO <text:s/>| 2174563 <text:s text:c="11"/>|</text:p>
      <text:p text:style-name="Standard">| GRASA AZUL DE LITIO <text:s text:c="11"/>| <text:s text:c="6"/>30 | 24576225-1 <text:s text:c="3"/>| PETROLABS DE CO <text:s/>| 2174563 <text:s text:c="11"/>|</text:p>
      <text:p text:style-name="Standard">| GRASA RETINAX * 250 GMS <text:s text:c="7"/>| <text:s text:c="6"/>20 | 24576225-1 <text:s text:c="3"/>| PETROLABS DE CO <text:s/>| 2174563 <text:s text:c="11"/>|</text:p>
      <text:p text:style-name="Standard">| MOBIL 15W40 * 1/4 <text:s text:c="13"/>| <text:s text:c="5"/>300 | 24573748-2 <text:s text:c="3"/>| INSERCOL S.A <text:s text:c="4"/>| 6231089 <text:s text:c="11"/>|</text:p>
      <text:p text:style-name="Standard">| MOBIL DELVAC 50 <text:s text:c="15"/>| <text:s text:c="5"/>114 | 24573748-2 <text:s text:c="3"/>| INSERCOL S.A <text:s text:c="4"/>| 6231089 <text:s text:c="11"/>|</text:p>
      <text:p text:style-name="Standard">| SILICONA AZUL <text:s text:c="17"/>| <text:s text:c="6"/>10 | 24576225-1 <text:s text:c="3"/>| PETROLABS DE CO <text:s/>| 2174563 <text:s text:c="11"/>|</text:p>
      <text:p text:style-name="Standard">| SILICONA AZUL <text:s text:c="17"/>| <text:s text:c="7"/>0 | 24576225-1 <text:s text:c="3"/>| PETROLABS DE CO <text:s/>| 2174563 <text:s text:c="11"/>|</text:p>
      <text:p text:style-name="Standard">| SILICONA EMULSIONADA <text:s text:c="10"/>| <text:s text:c="6"/>20 | 24576225-1 <text:s text:c="3"/>| PETROLABS DE CO <text:s/>| 2174563 <text:s text:c="11"/>|</text:p>
      <text:p text:style-name="Standard">| SILICONA ROJA <text:s text:c="17"/>| <text:s text:c="7"/>8 | 24576225-1 <text:s text:c="3"/>| PETROLABS DE CO <text:s/>| 2174563 <text:s text:c="11"/>|</text:p>
      <text:p text:style-name="Standard">| TOALLAS - DULCE ABRIGO <text:s text:c="8"/>| <text:s text:c="7"/>1 | 24576225-1 <text:s text:c="3"/>| PETROLABS DE CO <text:s/>| 2174563 <text:s text:c="11"/>|</text:p>
      <text:p text:style-name="Standard">| VALVULINA XXX * 1/4 <text:s text:c="11"/>| <text:s text:c="5"/>421 | 24573748-2 <text:s text:c="3"/>| INSERCOL S.A <text:s text:c="4"/>| 6231089 <text:s text:c="11"/>|</text:p>
      <text:p text:style-name="Standard">+--------------------------------+----------+---------------+------------------+--------------------+</text:p>
      <text:p text:style-name="Standard">25 rows in set (0.046 sec)</text:p>
      <text:p text:style-name="Standard"/>
      <text:p text:style-name="Standard">MariaDB [empresa]&gt; CREATE TABLE tiempo_elaboracion (</text:p>
      <text:p text:style-name="Standard"><text:s text:c="4"/>-&gt; <text:s text:c="4"/>id INT AUTO_INCREMENT PRIMARY KEY,</text:p>
      <text:p text:style-name="Standard"><text:s text:c="4"/>-&gt; <text:s text:c="4"/>hora TIME,</text:p>
      <text:p text:style-name="Standard"><text:s text:c="4"/>-&gt; <text:s text:c="4"/>fecha DATE,</text:p>
      <text:p text:style-name="Standard"><text:s text:c="4"/>-&gt; <text:s text:c="4"/>segundos INT</text:p>
      <text:p text:style-name="Standard"><text:s text:c="4"/>-&gt; );</text:p>
      <text:p text:style-name="Standard">Query OK, 0 rows affected (0.062 sec)</text:p>
      <text:p text:style-name="Standard"/>
      <text:p text:style-name="Standard">MariaDB [empresa]&gt; INSERT INTO tiempo_elaboracion (hora, fecha, segundos) VALUES (CURTIME(), CURDATE(), TIME_TO_SEC(CURTIME()));</text:p>
      <text:p text:style-name="Standard">Query OK, 1 row affected (0.017 sec)</text:p>
      <text:p text:style-name="Standard"/>
      <text:p text:style-name="Standard">MariaDB [empresa]&gt; SELECT * FROM tiempo_elaboracion;</text:p>
      <text:p text:style-name="Standard">+----+----------+------------+----------+</text:p>
      <text:p text:style-name="Standard">| id | hora <text:s text:c="4"/>| fecha <text:s text:c="5"/>| segundos |</text:p>
      <text:p text:style-name="Standard">+----+----------+------------+----------+</text:p>
      <text:p text:style-name="Standard">| <text:s/>1 | 13:23:57 | 2024-03-17 | <text:s text:c="3"/>48237 |</text:p>
      <text:p text:style-name="Standard">+----+----------+------------+----------+</text:p>
      <text:p text:style-name="Standard">1 row in set (0.005 sec)</text:p>
      <text:p text:style-name="Standard"/>
      <text:p text:style-name="Standard">MariaDB [empresa]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7T11:02:01.617000000</meta:creation-date>
    <dc:date>2024-03-17T13:26:28.936000000</dc:date>
    <meta:editing-duration>PT1H4M15S</meta:editing-duration>
    <meta:editing-cycles>1</meta:editing-cycles>
    <meta:document-statistic meta:table-count="0" meta:image-count="0" meta:object-count="0" meta:page-count="41" meta:paragraph-count="1780" meta:word-count="10989" meta:character-count="89013" meta:non-whitespace-character-count="71896"/>
    <meta:generator>Neat_Office/6.2.8.2$Windows_x86 LibreOffice_project/</meta:generator>
  </office:meta>
</office:document-meta>
</file>